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70.45pt"/>
    </style:style>
    <style:style style:family="table-column" style:name="co2">
      <style:table-column-properties fo:break-before="auto" style:column-width="81.64pt"/>
    </style:style>
    <style:style style:family="table-column" style:name="co3">
      <style:table-column-properties fo:break-before="auto" style:column-width="50.29pt"/>
    </style:style>
    <style:style style:family="table-column" style:name="co4">
      <style:table-column-properties fo:break-before="auto" style:column-width="76.11pt"/>
    </style:style>
    <style:style style:family="table-column" style:name="co5">
      <style:table-column-properties fo:break-before="auto" style:column-width="26.16pt"/>
    </style:style>
    <style:style style:family="table-column" style:name="co6">
      <style:table-column-properties fo:break-before="auto" style:column-width="73.76pt"/>
    </style:style>
    <style:style style:family="table-column" style:name="co7">
      <style:table-column-properties fo:break-before="auto" style:column-width="59.44pt"/>
    </style:style>
    <style:style style:family="table-column" style:name="co8">
      <style:table-column-properties fo:break-before="auto" style:column-width="92.75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39.74pt"/>
    </style:style>
    <style:style style:family="table-row" style:name="ro3">
      <style:table-row-properties fo:break-before="auto" style:use-optimal-row-height="false" style:row-height="51pt"/>
    </style:style>
    <style:style style:family="table-row" style:name="ro4">
      <style:table-row-properties fo:break-before="auto" style:use-optimal-row-height="false" style:row-height="12.76pt"/>
    </style:style>
    <style:style style:family="table" style:name="ta1" style:master-page-name="PageStyle_5f_Zeeland">
      <style:table-properties style:writing-mode="lr-tb" table:display="true"/>
    </style:style>
    <style:style style:family="table-cell" style:parent-style-name="TL_20_Title" style:name="ce1">
      <style:table-cell-properties fo:border-left="1.76pt solid #313739" fo:border-top="1.76pt solid #313739" fo:border-right="none" style:diagonal-tl-br="none" fo:border-bottom="1.76pt solid #313739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fo:padding="2.01pt"/>
    </style:style>
    <style:style style:family="table-cell" style:parent-style-name="TL_20_RowProperty" style:name="ce3">
      <style:table-cell-properties style:glyph-orientation-vertical="0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RowHeader" style:name="ce5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RowHeader" style:name="ce6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RowHeader" style:name="ce7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Default" style:name="ce8">
      <style:table-cell-properties fo:padding="2.01pt" fo:border-left="none" fo:border-top="1.76pt solid #313739" fo:border-right="none" style:diagonal-tl-br="none" fo:border-bottom="1.76pt solid #313739" style:diagonal-bl-tr="none" style:rotation-align="none"/>
    </style:style>
    <style:style style:family="table-cell" style:parent-style-name="TL_20_RowProperty" style:name="ce9">
      <style:table-cell-properties style:glyph-orientation-vertical="0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0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1">
      <style:table-cell-properties style:glyph-orientation-vertical="0" fo:border-left="none" style:text-align-source="value-type" style:direction="ltr" fo:border-top="1.76pt solid #313739" style:repeat-content="false" fo:border-right="none" fo:border-bottom="none" style:diagonal-tl-br="none" style:shrink-to-fit="false" fo:wrap-option="wrap" style:vertical-align="top" ns42:vertical-justify="auto" style:diagonal-bl-tr="none" style:rotation-angle="0"/>
      <style:paragraph-properties fo:margin-left="0pt" style:writing-mode="page" css3t:text-justify="auto"/>
    </style:style>
    <style:style style:family="table-cell" style:parent-style-name="TL_20_RowHeader" style:name="ce12">
      <style:table-cell-properties style:glyph-orientation-vertical="0" style:text-align-source="value-type" style:direction="ltr" style:repeat-content="false" style:shrink-to-fit="false" fo:wrap-option="wrap" style:vertical-align="top" ns42:vertical-justify="auto" style:rotation-angle="0"/>
      <style:paragraph-properties fo:margin-left="0pt" style:writing-mode="page" css3t:text-justify="auto"/>
    </style:style>
    <style:style style:family="table-cell" style:parent-style-name="TL_20_RowHeader" style:name="ce1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Default" style:name="ce14">
      <style:table-cell-properties fo:border-left="none" fo:border-top="1.76pt solid #313739" fo:border-right="none" style:diagonal-tl-br="none" fo:border-bottom="1.76pt solid #313739" style:diagonal-bl-tr="none"/>
    </style:style>
    <style:style style:family="table-cell" style:parent-style-name="Default" style:name="ce15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7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8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9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RowProperty" style:name="ce20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21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22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RowHeader" style:name="ce23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RowHeader" style:name="ce24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TL_20_ColHeader" style:name="ce25">
      <style:table-cell-properties style:glyph-orientation-vertical="0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26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27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Data" style:name="ce28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Data" style:name="ce29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TL_20_ColHeader" style:name="ce30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1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32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TL_20_Data" style:name="ce3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ColHeader" style:name="ce34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6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7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border-left="none" style:text-align-source="fix" style:direction="ltr" fo:border-top="1.76pt solid #313739" style:repeat-content="false" fo:border-right="1.76pt solid #313739" fo:border-bottom="non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9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40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Data" style:name="ce41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Data" style:name="ce42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Default" style:name="ce43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5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2.01pt" style:text-align-source="fix" style:direction="ltr" style:repeat-content="false" style:shrink-to-fit="false" fo:wrap-option="no-wrap" style:vertical-align="middle" ns42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2.01pt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0">
      <style:table-cell-properties style:glyph-orientation-vertical="0" fo:padding="2.01pt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2">
      <style:table-cell-properties fo:padding="2.01pt" fo:border-left="none" fo:border-top="1.76pt solid #313739" fo:border-right="1.76pt solid #313739" style:diagonal-tl-br="none" fo:border-bottom="1.76pt solid #313739" style:diagonal-bl-tr="none" style:rotation-align="none"/>
    </style:style>
    <style:style style:family="table-cell" style:parent-style-name="Default" style:name="ce53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5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2.01pt" fo:border-left="none" style:text-align-source="fix" style:direction="ltr" fo:border-top="none" style:repeat-content="false" fo:border-right="1.76pt solid #313739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9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2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style:font-size-asian="8pt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fo:color="#000000" style:font-name-asian="Lucida Sans Unicode" style:text-outline="false" fo:country="GB" style:text-line-through-mode="continuous" style:font-family-complex="Tahoma" style:font-relief="none" style:text-position="0% 100%" style:text-overline-color="font-color" style:font-family-generic-complex="swiss" style:font-family-generic="swiss" fo:language="en" style:font-style-asian="normal" style:text-line-through-style="none" style:font-weight-complex="normal" style:font-pitch-complex="variable" style:font-pitch="variable" style:font-weight-asian="normal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Lucida Sans Unicode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Zeeland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 table:number-columns-repeated="3"/>
        <table:table-column table:style-name="co7" table:default-cell-style-name="ce2" table:number-columns-repeated="2"/>
        <table:table-column table:style-name="co8" table:default-cell-style-name="ce2"/>
        <table:table-column table:style-name="co7" table:default-cell-style-name="ce2" table:number-columns-repeated="5"/>
        <table:table-column table:style-name="co3" table:default-cell-style-name="Default" table:number-columns-repeated="1007"/>
        <table:table-row table:style-name="ro1">
          <table:table-cell ns41:value-type="string" table:style-name="ce1" office:value-type="string">
            <text:p>Plaatselijke indeeling : bewoonde en onbewoonde huizen, bewoonde schepen en wagens.</text:p>
          </table:table-cell>
          <table:table-cell table:style-name="ce8"/>
          <table:table-cell table:style-name="ce14" table:number-columns-repeated="2"/>
          <table:table-cell table:style-name="ce8" table:number-columns-repeated="19"/>
          <table:table-cell table:style-name="ce52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2" table:style-name="ce3" table:number-columns-spanned="1" office:value-type="string">
            <text:p>Gemeenten.</text:p>
          </table:table-cell>
          <table:table-cell ns41:value-type="string" table:number-rows-spanned="2" table:style-name="ce9" table:number-columns-spanned="4" office:value-type="string">
            <text:p>Plaatselijke indeeling.</text:p>
          </table:table-cell>
          <table:covered-table-cell table:style-name="ce15" table:number-columns-repeated="2"/>
          <table:covered-table-cell table:style-name="ce20"/>
          <table:table-cell/>
          <table:table-cell ns41:value-type="string" table:number-rows-spanned="1" table:style-name="ce25" table:number-columns-spanned="3" office:value-type="string">
            <text:p>Woonhuizen in de gemeente.</text:p>
          </table:table-cell>
          <table:covered-table-cell table:style-name="ce30" table:number-columns-repeated="2"/>
          <table:table-cell ns41:value-type="string" table:style-name="ce34" office:value-type="string">
            <text:p>Bewoonde schepen.</text:p>
          </table:table-cell>
          <table:table-cell ns41:value-type="string" table:style-name="ce34" office:value-type="string">
            <text:p>Bewoonde wagens.</text:p>
          </table:table-cell>
          <table:table-cell ns41:value-type="string" table:number-rows-spanned="2" table:style-name="ce35" table:number-columns-spanned="1" office:value-type="string">
            <text:p>Verdere onbewoonde gebouwen als kerken, scholen, schuren, pakhuizen, enz.</text:p>
          </table:table-cell>
          <table:table-cell ns41:value-type="string" table:style-name="ce34" office:value-type="string">
            <text:p>Bewoonde schepen.</text:p>
          </table:table-cell>
          <table:table-cell ns41:value-type="string" table:style-name="ce34" office:value-type="string">
            <text:p>Bewoonde wagens.</text:p>
          </table:table-cell>
          <table:table-cell ns41:value-type="string" table:number-rows-spanned="1" table:style-name="ce34" table:number-columns-spanned="3" office:value-type="string">
            <text:p>Bevolking die in de gemeente werkelijke woonplaats heeft.</text:p>
          </table:table-cell>
          <table:covered-table-cell table:style-name="ce34" table:number-columns-repeated="2"/>
          <table:table-cell ns41:value-type="string" table:number-rows-spanned="1" table:style-name="ce38" table:number-columns-spanned="2" office:value-type="string">
            <text:p>Tijdelijk aanwezigen.</text:p>
          </table:table-cell>
          <table:covered-table-cell table:style-name="ce38"/>
          <table:table-cell ns41:value-type="string" table:number-rows-spanned="2" table:style-name="ce43" table:number-columns-spanned="1" office:value-type="string">
            <text:p>Telling</text:p>
          </table:table-cell>
          <table:table-cell ns41:value-type="string" table:number-rows-spanned="2" table:style-name="ce48" table:number-columns-spanned="1" office:value-type="string">
            <text:p>Tabel</text:p>
          </table:table-cell>
          <table:table-cell ns41:value-type="string" table:number-rows-spanned="2" table:style-name="ce48" table:number-columns-spanned="1" office:value-type="string">
            <text:p>Pagina</text:p>
          </table:table-cell>
          <table:table-cell ns41:value-type="string" table:number-rows-spanned="2" table:style-name="ce48" table:number-columns-spanned="1" office:value-type="string">
            <text:p>Provincie</text:p>
          </table:table-cell>
          <table:table-cell ns41:value-type="string" table:number-rows-spanned="2" table:style-name="ce53" table:number-columns-spanned="1" office:value-type="string">
            <text:p>Image nr</text:p>
          </table:table-cell>
          <table:table-cell table:number-columns-repeated="1000"/>
        </table:table-row>
        <table:table-row table:style-name="ro3">
          <table:covered-table-cell table:style-name="ce4"/>
          <table:covered-table-cell table:style-name="ce10"/>
          <table:covered-table-cell table:style-name="ce16" table:number-columns-repeated="2"/>
          <table:covered-table-cell table:style-name="ce21"/>
          <table:table-cell/>
          <table:table-cell ns41:value-type="string" table:style-name="ce26" office:value-type="string">
            <text:p>Bewoonde huizen.</text:p>
          </table:table-cell>
          <table:table-cell ns41:value-type="string" table:style-name="ce31" office:value-type="string">
            <text:p>Onbewoonde woonhuizen.</text:p>
          </table:table-cell>
          <table:table-cell ns41:value-type="string" table:style-name="ce31" office:value-type="string">
            <text:p>Woonhuizen in aanbouw.</text:p>
          </table:table-cell>
          <table:table-cell ns41:value-type="string" table:number-rows-spanned="1" table:style-name="ce31" table:number-columns-spanned="2" office:value-type="string">
            <text:p>waarvan de bewoners werkelijke woonplaats in de gemeente hebben.</text:p>
          </table:table-cell>
          <table:covered-table-cell table:style-name="ce31"/>
          <table:covered-table-cell table:style-name="ce36"/>
          <table:table-cell ns41:value-type="string" table:number-rows-spanned="1" table:style-name="ce31" table:number-columns-spanned="2" office:value-type="string">
            <text:p>Tijdelijk aanwezig.</text:p>
          </table:table-cell>
          <table:covered-table-cell table:style-name="ce31"/>
          <table:table-cell ns41:value-type="string" table:style-name="ce37" office:value-type="string">
            <text:p>Mannen.</text:p>
          </table:table-cell>
          <table:table-cell ns41:value-type="string" table:style-name="ce37" office:value-type="string">
            <text:p>Vrouwen.</text:p>
          </table:table-cell>
          <table:table-cell ns41:value-type="string" table:style-name="ce37" office:value-type="string">
            <text:p>Totaal.</text:p>
          </table:table-cell>
          <table:table-cell ns41:value-type="string" table:style-name="ce37" office:value-type="string">
            <text:p>Mannen.</text:p>
          </table:table-cell>
          <table:table-cell ns41:value-type="string" table:style-name="ce39" office:value-type="string">
            <text:p>Vrouwen.</text:p>
          </table:table-cell>
          <table:covered-table-cell table:style-name="ce44"/>
          <table:covered-table-cell table:style-name="ce49" table:number-columns-repeated="3"/>
          <table:covered-table-cell table:style-name="ce54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4">
          <table:table-cell ns41:value-type="string" table:style-name="ce5" office:value-type="string">
            <text:p>Aagtekerke</text:p>
          </table:table-cell>
          <table:table-cell ns41:value-type="string" table:style-name="ce11" office:value-type="string">
            <text:p>Kom</text:p>
          </table:table-cell>
          <table:table-cell table:style-name="ce17"/>
          <table:table-cell ns41:value-type="string" table:style-name="ce18" office:value-type="string">
            <text:p>Diakonie-Armhuis</text:p>
          </table:table-cell>
          <table:table-cell table:style-name="ce22"/>
          <table:table-cell/>
          <table:table-cell ns41:value-type="float" table:style-name="ce27" office:value="1" office:value-type="float">
            <text:p>1</text:p>
          </table:table-cell>
          <table:table-cell table:style-name="ce32" table:number-columns-repeated="7"/>
          <table:table-cell ns41:value-type="float" table:style-name="ce32" office:value="4" office:value-type="float">
            <text:p>4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6" office:value-type="float">
            <text:p>6</text:p>
          </table:table-cell>
          <table:table-cell table:style-name="ce32"/>
          <table:table-cell table:style-name="ce40"/>
          <table:table-cell ns41:value-type="string" table:style-name="ce45" office:value-type="string">
            <text:p>VT_1899</text:p>
          </table:table-cell>
          <table:table-cell ns41:value-type="string" table:style-name="ce50" office:value-type="string">
            <text:p>05_D1</text:p>
          </table:table-cell>
          <table:table-cell ns41:value-type="float" table:style-name="ce50" office:value="6" office:value-type="float">
            <text:p>6</text:p>
          </table:table-cell>
          <table:table-cell ns41:value-type="string" table:style-name="ce50" office:value-type="string">
            <text:p>ZE</text:p>
          </table:table-cell>
          <table:table-cell ns41:value-type="string" table:style-name="ce55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agtekerk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59" office:value-type="float">
            <text:p>5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129" office:value-type="float">
            <text:p>129</text:p>
          </table:table-cell>
          <table:table-cell ns41:value-type="float" table:style-name="TL_20_Data" office:value="244" office:value-type="float">
            <text:p>244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agteker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0" office:value-type="float">
            <text:p>60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19" office:value-type="float">
            <text:p>119</text:p>
          </table:table-cell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250" office:value-type="float">
            <text:p>250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agtekerk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3" office:value-type="float">
            <text:p>7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93" office:value-type="float">
            <text:p>193</text:p>
          </table:table-cell>
          <table:table-cell ns41:value-type="float" table:style-name="TL_20_Data" office:value="180" office:value-type="float">
            <text:p>180</text:p>
          </table:table-cell>
          <table:table-cell ns41:value-type="float" table:style-name="TL_20_Data" office:value="373" office:value-type="float">
            <text:p>37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agte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3" office:value-type="float">
            <text:p>7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93" office:value-type="float">
            <text:p>193</text:p>
          </table:table-cell>
          <table:table-cell ns41:value-type="float" table:style-name="TL_20_Data" office:value="180" office:value-type="float">
            <text:p>180</text:p>
          </table:table-cell>
          <table:table-cell ns41:value-type="float" table:style-name="TL_20_Data" office:value="373" office:value-type="float">
            <text:p>37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agtekerk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33" office:value-type="float">
            <text:p>13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312" office:value-type="float">
            <text:p>312</text:p>
          </table:table-cell>
          <table:table-cell ns41:value-type="float" table:style-name="TL_20_Data" office:value="311" office:value-type="float">
            <text:p>311</text:p>
          </table:table-cell>
          <table:table-cell ns41:value-type="float" table:style-name="TL_20_Data" office:value="623" office:value-type="float">
            <text:p>62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ardenburg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Stad, Oude Mannen- en Vrouwenhuis</text:p>
          </table:table-cell>
          <table:table-cell table:style-name="ce23"/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ardenburg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Stad, Burger Gast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ardenburg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Stad, 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ardenburg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Stad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38" office:value-type="float">
            <text:p>23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07" office:value-type="float">
            <text:p>107</text:p>
          </table:table-cell>
          <table:table-cell table:style-name="TL_20_Data" table:number-columns-repeated="2"/>
          <table:table-cell ns41:value-type="float" table:style-name="TL_20_Data" office:value="437" office:value-type="float">
            <text:p>437</text:p>
          </table:table-cell>
          <table:table-cell ns41:value-type="float" table:style-name="TL_20_Data" office:value="543" office:value-type="float">
            <text:p>543</text:p>
          </table:table-cell>
          <table:table-cell ns41:value-type="float" table:style-name="TL_20_Data" office:value="980" office:value-type="float">
            <text:p>980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arden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42" office:value-type="float">
            <text:p>24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07" office:value-type="float">
            <text:p>107</text:p>
          </table:table-cell>
          <table:table-cell table:style-name="TL_20_Data" table:number-columns-repeated="2"/>
          <table:table-cell ns41:value-type="float" table:style-name="TL_20_Data" office:value="447" office:value-type="float">
            <text:p>447</text:p>
          </table:table-cell>
          <table:table-cell ns41:value-type="float" table:style-name="TL_20_Data" office:value="554" office:value-type="float">
            <text:p>554</text:p>
          </table:table-cell>
          <table:table-cell ns41:value-type="float" table:style-name="TL_20_Data" office:value="1001" office:value-type="float">
            <text:p>1001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ardenburg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Sta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6" office:value-type="float">
            <text:p>116</text:p>
          </table:table-cell>
          <table:table-cell table:style-name="TL_20_Data" table:number-columns-repeated="4"/>
          <table:table-cell ns41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1:value-type="float" table:style-name="TL_20_Data" office:value="279" office:value-type="float">
            <text:p>279</text:p>
          </table:table-cell>
          <table:table-cell ns41:value-type="float" table:style-name="TL_20_Data" office:value="248" office:value-type="float">
            <text:p>248</text:p>
          </table:table-cell>
          <table:table-cell ns41:value-type="float" table:style-name="TL_20_Data" office:value="527" office:value-type="float">
            <text:p>527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ardenburg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it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8" office:value-type="float">
            <text:p>7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48" office:value-type="float">
            <text:p>248</text:p>
          </table:table-cell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457" office:value-type="float">
            <text:p>45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ardenbur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94" office:value-type="float">
            <text:p>19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1:value-type="float" table:style-name="TL_20_Data" office:value="527" office:value-type="float">
            <text:p>527</text:p>
          </table:table-cell>
          <table:table-cell ns41:value-type="float" table:style-name="TL_20_Data" office:value="457" office:value-type="float">
            <text:p>457</text:p>
          </table:table-cell>
          <table:table-cell ns41:value-type="float" table:style-name="TL_20_Data" office:value="984" office:value-type="float">
            <text:p>984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ardenburg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36" office:value-type="float">
            <text:p>436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41" office:value-type="float">
            <text:p>141</text:p>
          </table:table-cell>
          <table:table-cell table:style-name="TL_20_Data" table:number-columns-repeated="2"/>
          <table:table-cell ns41:value-type="float" table:style-name="TL_20_Data" office:value="974" office:value-type="float">
            <text:p>974</text:p>
          </table:table-cell>
          <table:table-cell ns41:value-type="float" table:style-name="TL_20_Data" office:value="1011" office:value-type="float">
            <text:p>1011</text:p>
          </table:table-cell>
          <table:table-cell ns41:value-type="float" table:style-name="TL_20_Data" office:value="1985" office:value-type="float">
            <text:p>1985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Annaland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16" office:value-type="float">
            <text:p>416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025" office:value-type="float">
            <text:p>1025</text:p>
          </table:table-cell>
          <table:table-cell ns41:value-type="float" table:style-name="TL_20_Data" office:value="1081" office:value-type="float">
            <text:p>1081</text:p>
          </table:table-cell>
          <table:table-cell ns41:value-type="float" table:style-name="TL_20_Data" office:value="2106" office:value-type="float">
            <text:p>2106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ce41" office:value="20" office:value-type="float">
            <text:p>2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Annaland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4"/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100" office:value-type="float">
            <text:p>10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Annaland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416" office:value-type="float">
            <text:p>416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21" office:value-type="float">
            <text:p>21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084" office:value-type="float">
            <text:p>1084</text:p>
          </table:table-cell>
          <table:table-cell ns41:value-type="float" table:style-name="TL_20_Data" office:value="1122" office:value-type="float">
            <text:p>1122</text:p>
          </table:table-cell>
          <table:table-cell ns41:value-type="float" table:style-name="TL_20_Data" office:value="2206" office:value-type="float">
            <text:p>2206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ce41" office:value="20" office:value-type="float">
            <text:p>2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Annalan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" office:value-type="float">
            <text:p>3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97" office:value-type="float">
            <text:p>97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199" office:value-type="float">
            <text:p>199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Annalan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1" office:value-type="float">
            <text:p>3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97" office:value-type="float">
            <text:p>97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199" office:value-type="float">
            <text:p>199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Annaland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47" office:value-type="float">
            <text:p>447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21" office:value-type="float">
            <text:p>21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181" office:value-type="float">
            <text:p>1181</text:p>
          </table:table-cell>
          <table:table-cell ns41:value-type="float" table:style-name="TL_20_Data" office:value="1224" office:value-type="float">
            <text:p>1224</text:p>
          </table:table-cell>
          <table:table-cell ns41:value-type="float" table:style-name="TL_20_Data" office:value="2405" office:value-type="float">
            <text:p>2405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rnemuid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4" office:value-type="float">
            <text:p>13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1:value-type="float" table:style-name="TL_20_Data" office:value="326" office:value-type="float">
            <text:p>326</text:p>
          </table:table-cell>
          <table:table-cell ns41:value-type="float" table:style-name="TL_20_Data" office:value="383" office:value-type="float">
            <text:p>383</text:p>
          </table:table-cell>
          <table:table-cell ns41:value-type="float" table:style-name="TL_20_Data" office:value="709" office:value-type="float">
            <text:p>709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rnemuid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3" office:value-type="float">
            <text:p>10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310" office:value-type="float">
            <text:p>310</text:p>
          </table:table-cell>
          <table:table-cell ns41:value-type="float" table:style-name="TL_20_Data" office:value="340" office:value-type="float">
            <text:p>340</text:p>
          </table:table-cell>
          <table:table-cell ns41:value-type="float" table:style-name="TL_20_Data" office:value="650" office:value-type="float">
            <text:p>650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rnemuid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Bewoonde schepen</text:p>
          </table:table-cell>
          <table:table-cell table:style-name="ce23"/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2" table:style-name="TL_20_Data" table:number-columns-repeated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rnemuid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5" office:value-type="float">
            <text:p>85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199" office:value-type="float">
            <text:p>199</text:p>
          </table:table-cell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408" office:value-type="float">
            <text:p>408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rnemuid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Dorp Kleversker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79" office:value-type="float">
            <text:p>7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rnemuid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37" office:value-type="float">
            <text:p>337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50" office:value-type="float">
            <text:p>50</text:p>
          </table:table-cell>
          <table:table-cell table:style-name="TL_20_Data" table:number-columns-repeated="2"/>
          <table:table-cell ns41:value-type="float" table:style-name="TL_20_Data" office:value="872" office:value-type="float">
            <text:p>872</text:p>
          </table:table-cell>
          <table:table-cell ns41:value-type="float" table:style-name="TL_20_Data" office:value="978" office:value-type="float">
            <text:p>978</text:p>
          </table:table-cell>
          <table:table-cell ns41:value-type="float" table:style-name="TL_20_Data" office:value="1850" office:value-type="float">
            <text:p>1850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rnemuid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Buiten Arnemuid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" office:value-type="float">
            <text:p>2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14" office:value-type="float">
            <text:p>11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rnemuid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Calands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office:value="7" table:style-name="TL_20_Data" table:number-columns-repeated="2" office:value-type="float">
            <text:p>7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rnemuid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Kleversker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table:style-name="TL_20_Data" table:number-columns-repeated="7"/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124" office:value-type="float">
            <text:p>124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rnemuid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Buiten Kleversker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29" office:value-type="float">
            <text:p>29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rnemuid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Kleverskerke, Bew. schepen</text:p>
          </table:table-cell>
          <table:table-cell table:style-name="ce23"/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rnemuid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48" office:value-type="float">
            <text:p>48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39" office:value-type="float">
            <text:p>139</text:p>
          </table:table-cell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283" office:value-type="float">
            <text:p>28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rnemuid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85" office:value-type="float">
            <text:p>385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52" office:value-type="float">
            <text:p>52</text:p>
          </table:table-cell>
          <table:table-cell table:style-name="TL_20_Data" table:number-columns-repeated="2"/>
          <table:table-cell ns41:value-type="float" table:style-name="TL_20_Data" office:value="1011" office:value-type="float">
            <text:p>1011</text:p>
          </table:table-cell>
          <table:table-cell ns41:value-type="float" table:style-name="TL_20_Data" office:value="1122" office:value-type="float">
            <text:p>1122</text:p>
          </table:table-cell>
          <table:table-cell ns41:value-type="float" table:style-name="TL_20_Data" office:value="2133" office:value-type="float">
            <text:p>2133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xe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Kazerne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xe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459" office:value-type="float">
            <text:p>459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107" office:value-type="float">
            <text:p>107</text:p>
          </table:table-cell>
          <table:table-cell table:style-name="TL_20_Data" table:number-columns-repeated="2"/>
          <table:table-cell ns41:value-type="float" table:style-name="TL_20_Data" office:value="912" office:value-type="float">
            <text:p>912</text:p>
          </table:table-cell>
          <table:table-cell ns41:value-type="float" table:style-name="TL_20_Data" office:value="1012" office:value-type="float">
            <text:p>1012</text:p>
          </table:table-cell>
          <table:table-cell ns41:value-type="float" table:style-name="TL_20_Data" office:value="1924" office:value-type="float">
            <text:p>1924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xe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. Steenoven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67" office:value-type="float">
            <text:p>6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xe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. Kijkui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68" office:value-type="float">
            <text:p>6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xe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h. Spui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table:style-name="TL_20_Data" table:number-columns-repeated="7"/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xe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h. Magret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table:style-name="TL_20_Data" table:number-columns-repeated="7"/>
          <table:table-cell ns41:value-type="float" office:value="45" table:style-name="TL_20_Data" table:number-columns-repeated="2" office:value-type="float">
            <text:p>45</text:p>
          </table:table-cell>
          <table:table-cell ns41:value-type="float" table:style-name="TL_20_Data" office:value="90" office:value-type="float">
            <text:p>9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xe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h. Axelsche Sass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table:style-name="TL_20_Data" table:number-columns-repeated="7"/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94" office:value-type="float">
            <text:p>9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xe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540" office:value-type="float">
            <text:p>540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1:value-type="float" table:style-name="TL_20_Data" office:value="107" office:value-type="float">
            <text:p>107</text:p>
          </table:table-cell>
          <table:table-cell table:style-name="TL_20_Data" table:number-columns-repeated="2"/>
          <table:table-cell ns41:value-type="float" table:style-name="TL_20_Data" office:value="1128" office:value-type="float">
            <text:p>1128</text:p>
          </table:table-cell>
          <table:table-cell ns41:value-type="float" table:style-name="TL_20_Data" office:value="1198" office:value-type="float">
            <text:p>1198</text:p>
          </table:table-cell>
          <table:table-cell ns41:value-type="float" table:style-name="TL_20_Data" office:value="2326" office:value-type="float">
            <text:p>2326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24" office:value-type="float">
            <text:p>2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xel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1" office:value-type="float">
            <text:p>17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511" office:value-type="float">
            <text:p>511</text:p>
          </table:table-cell>
          <table:table-cell ns41:value-type="float" table:style-name="TL_20_Data" office:value="465" office:value-type="float">
            <text:p>465</text:p>
          </table:table-cell>
          <table:table-cell ns41:value-type="float" table:style-name="TL_20_Data" office:value="976" office:value-type="float">
            <text:p>97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xel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6" office:value-type="float">
            <text:p>186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1:value-type="float" table:style-name="TL_20_Data" office:value="506" office:value-type="float">
            <text:p>506</text:p>
          </table:table-cell>
          <table:table-cell ns41:value-type="float" table:style-name="TL_20_Data" office:value="488" office:value-type="float">
            <text:p>488</text:p>
          </table:table-cell>
          <table:table-cell ns41:value-type="float" table:style-name="TL_20_Data" office:value="994" office:value-type="float">
            <text:p>994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xel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Schapenbou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45" office:value-type="float">
            <text:p>4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xel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66" office:value-type="float">
            <text:p>366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6"/>
          <table:table-cell ns41:value-type="float" table:style-name="TL_20_Data" office:value="1039" office:value-type="float">
            <text:p>1039</text:p>
          </table:table-cell>
          <table:table-cell ns41:value-type="float" table:style-name="TL_20_Data" office:value="976" office:value-type="float">
            <text:p>976</text:p>
          </table:table-cell>
          <table:table-cell ns41:value-type="float" table:style-name="TL_20_Data" office:value="2015" office:value-type="float">
            <text:p>2015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xel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906" office:value-type="float">
            <text:p>906</text:p>
          </table:table-cell>
          <table:table-cell ns41:value-type="float" table:style-name="TL_20_Data" office:value="23" office:value-type="float">
            <text:p>23</text:p>
          </table:table-cell>
          <table:table-cell table:style-name="TL_20_Data" table:number-columns-repeated="3"/>
          <table:table-cell ns41:value-type="float" table:style-name="TL_20_Data" office:value="107" office:value-type="float">
            <text:p>107</text:p>
          </table:table-cell>
          <table:table-cell table:style-name="TL_20_Data" table:number-columns-repeated="2"/>
          <table:table-cell ns41:value-type="float" table:style-name="TL_20_Data" office:value="2167" office:value-type="float">
            <text:p>2167</text:p>
          </table:table-cell>
          <table:table-cell ns41:value-type="float" table:style-name="TL_20_Data" office:value="2174" office:value-type="float">
            <text:p>2174</text:p>
          </table:table-cell>
          <table:table-cell ns41:value-type="float" table:style-name="TL_20_Data" office:value="4341" office:value-type="float">
            <text:p>4341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ce41" office:value="31" office:value-type="float">
            <text:p>3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land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7" office:value-type="float">
            <text:p>4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25" office:value-type="float">
            <text:p>125</text:p>
          </table:table-cell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land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" office:value-type="float">
            <text:p>2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82" office:value-type="float">
            <text:p>82</text:p>
          </table:table-cell>
          <table:table-cell ns41:value-type="float" table:style-name="TL_20_Data" office:value="148" office:value-type="float">
            <text:p>14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land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6" office:value-type="float">
            <text:p>7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385" office:value-type="float">
            <text:p>385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lan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0" office:value-type="float">
            <text:p>50</text:p>
          </table:table-cell>
          <table:table-cell table:style-name="TL_20_Data" table:number-columns-repeated="7"/>
          <table:table-cell ns41:value-type="float" table:style-name="TL_20_Data" office:value="129" office:value-type="float">
            <text:p>129</text:p>
          </table:table-cell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253" office:value-type="float">
            <text:p>25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lan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lan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1" office:value-type="float">
            <text:p>6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320" office:value-type="float">
            <text:p>320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land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37" office:value-type="float">
            <text:p>13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353" office:value-type="float">
            <text:p>353</text:p>
          </table:table-cell>
          <table:table-cell ns41:value-type="float" table:style-name="TL_20_Data" office:value="352" office:value-type="float">
            <text:p>352</text:p>
          </table:table-cell>
          <table:table-cell ns41:value-type="float" table:style-name="TL_20_Data" office:value="705" office:value-type="float">
            <text:p>705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iervlie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5" office:value-type="float">
            <text:p>245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6"/>
          <table:table-cell ns41:value-type="float" table:style-name="TL_20_Data" office:value="522" office:value-type="float">
            <text:p>522</text:p>
          </table:table-cell>
          <table:table-cell ns41:value-type="float" table:style-name="TL_20_Data" office:value="558" office:value-type="float">
            <text:p>558</text:p>
          </table:table-cell>
          <table:table-cell ns41:value-type="float" table:style-name="TL_20_Data" office:value="1080" office:value-type="float">
            <text:p>1080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iervlie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45" office:value-type="float">
            <text:p>245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6"/>
          <table:table-cell ns41:value-type="float" table:style-name="TL_20_Data" office:value="522" office:value-type="float">
            <text:p>522</text:p>
          </table:table-cell>
          <table:table-cell ns41:value-type="float" table:style-name="TL_20_Data" office:value="558" office:value-type="float">
            <text:p>558</text:p>
          </table:table-cell>
          <table:table-cell ns41:value-type="float" table:style-name="TL_20_Data" office:value="1080" office:value-type="float">
            <text:p>1080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iervlie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" office:value-type="float">
            <text:p>29</text:p>
          </table:table-cell>
          <table:table-cell table:style-name="TL_20_Data" table:number-columns-repeated="7"/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211" office:value-type="float">
            <text:p>21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iervlie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table:style-name="TL_20_Data" table:number-columns-repeated="7"/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160" office:value-type="float">
            <text:p>160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iervlie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" office:value-type="float">
            <text:p>28</text:p>
          </table:table-cell>
          <table:table-cell table:style-name="TL_20_Data" table:number-columns-repeated="7"/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75" office:value-type="float">
            <text:p>75</text:p>
          </table:table-cell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iervlie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" office:value-type="float">
            <text:p>26</text:p>
          </table:table-cell>
          <table:table-cell table:style-name="TL_20_Data" table:number-columns-repeated="7"/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155" office:value-type="float">
            <text:p>15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iervlie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8" office:value-type="float">
            <text:p>6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167" office:value-type="float">
            <text:p>167</text:p>
          </table:table-cell>
          <table:table-cell ns41:value-type="float" table:style-name="TL_20_Data" office:value="333" office:value-type="float">
            <text:p>33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iervlie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G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3" office:value-type="float">
            <text:p>33</text:p>
          </table:table-cell>
          <table:table-cell table:style-name="TL_20_Data" table:number-columns-repeated="7"/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174" office:value-type="float">
            <text:p>17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iervlie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11" office:value-type="float">
            <text:p>21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602" office:value-type="float">
            <text:p>602</text:p>
          </table:table-cell>
          <table:table-cell ns41:value-type="float" table:style-name="TL_20_Data" office:value="585" office:value-type="float">
            <text:p>585</text:p>
          </table:table-cell>
          <table:table-cell ns41:value-type="float" table:style-name="TL_20_Data" office:value="1187" office:value-type="float">
            <text:p>1187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iervliet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56" office:value-type="float">
            <text:p>456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1:value-type="float" table:style-name="TL_20_Data" office:value="1124" office:value-type="float">
            <text:p>1124</text:p>
          </table:table-cell>
          <table:table-cell ns41:value-type="float" table:style-name="TL_20_Data" office:value="1143" office:value-type="float">
            <text:p>1143</text:p>
          </table:table-cell>
          <table:table-cell ns41:value-type="float" table:style-name="TL_20_Data" office:value="2267" office:value-type="float">
            <text:p>2267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iggeker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iaconie-arm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iggeker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84" office:value-type="float">
            <text:p>8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48" office:value-type="float">
            <text:p>148</text:p>
          </table:table-cell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286" office:value-type="float">
            <text:p>286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iggeker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urtsch. Krommenhoe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office:value="13" table:style-name="TL_20_Data" table:number-columns-repeated="2" office:value-type="float">
            <text:p>13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iggeker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91" office:value-type="float">
            <text:p>9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316" office:value-type="float">
            <text:p>316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igge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1" office:value-type="float">
            <text:p>7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153" office:value-type="float">
            <text:p>153</text:p>
          </table:table-cell>
          <table:table-cell ns41:value-type="float" table:style-name="TL_20_Data" office:value="317" office:value-type="float">
            <text:p>317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iggekerk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urtsch. Krommenhoe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7"/>
          <table:table-cell ns41:value-type="float" office:value="22" table:style-name="TL_20_Data" table:number-columns-repeated="2" office:value-type="float">
            <text:p>22</text:p>
          </table:table-cell>
          <table:table-cell ns41:value-type="float" table:style-name="TL_20_Data" office:value="44" office:value-type="float">
            <text:p>4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igge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8" office:value-type="float">
            <text:p>7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186" office:value-type="float">
            <text:p>186</text:p>
          </table:table-cell>
          <table:table-cell ns41:value-type="float" table:style-name="TL_20_Data" office:value="175" office:value-type="float">
            <text:p>175</text:p>
          </table:table-cell>
          <table:table-cell ns41:value-type="float" table:style-name="TL_20_Data" office:value="361" office:value-type="float">
            <text:p>361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iggekerk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69" office:value-type="float">
            <text:p>16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48" office:value-type="float">
            <text:p>348</text:p>
          </table:table-cell>
          <table:table-cell ns41:value-type="float" table:style-name="TL_20_Data" office:value="329" office:value-type="float">
            <text:p>329</text:p>
          </table:table-cell>
          <table:table-cell ns41:value-type="float" table:style-name="TL_20_Data" office:value="677" office:value-type="float">
            <text:p>67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ssel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0" office:value-type="float">
            <text:p>12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321" office:value-type="float">
            <text:p>321</text:p>
          </table:table-cell>
          <table:table-cell ns41:value-type="float" table:style-name="TL_20_Data" office:value="318" office:value-type="float">
            <text:p>318</text:p>
          </table:table-cell>
          <table:table-cell ns41:value-type="float" table:style-name="TL_20_Data" office:value="639" office:value-type="float">
            <text:p>639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sse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20" office:value-type="float">
            <text:p>12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321" office:value-type="float">
            <text:p>321</text:p>
          </table:table-cell>
          <table:table-cell ns41:value-type="float" table:style-name="TL_20_Data" office:value="318" office:value-type="float">
            <text:p>318</text:p>
          </table:table-cell>
          <table:table-cell ns41:value-type="float" table:style-name="TL_20_Data" office:value="639" office:value-type="float">
            <text:p>639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ssel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Zeedijk Noord-We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42" office:value-type="float">
            <text:p>42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ssel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Oude Kaai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ssel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Schenkel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office:value="8" table:style-name="TL_20_Data" table:number-columns-repeated="2" office:value-type="float">
            <text:p>8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ssel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Oud Borsse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ssel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Polder Borsse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table:style-name="TL_20_Data" table:number-columns-repeated="7"/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ssel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Holle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ssel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Konings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7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ssel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Zeedijk Zuid-Oo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ssel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Tijdelijk aanwezige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ssel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2" office:value-type="float">
            <text:p>7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219" office:value-type="float">
            <text:p>219</text:p>
          </table:table-cell>
          <table:table-cell ns41:value-type="float" table:style-name="TL_20_Data" office:value="201" office:value-type="float">
            <text:p>201</text:p>
          </table:table-cell>
          <table:table-cell ns41:value-type="float" table:style-name="TL_20_Data" office:value="420" office:value-type="float">
            <text:p>420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ssel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92" office:value-type="float">
            <text:p>19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540" office:value-type="float">
            <text:p>540</text:p>
          </table:table-cell>
          <table:table-cell ns41:value-type="float" table:style-name="TL_20_Data" office:value="519" office:value-type="float">
            <text:p>519</text:p>
          </table:table-cell>
          <table:table-cell ns41:value-type="float" table:style-name="TL_20_Data" office:value="1059" office:value-type="float">
            <text:p>1059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schkape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Veerwijk, Dorp Boschkapel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schkape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Kapellewijk, Dorp Boschkapel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6" office:value-type="float">
            <text:p>5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155" office:value-type="float">
            <text:p>155</text:p>
          </table:table-cell>
          <table:table-cell ns41:value-type="float" table:style-name="TL_20_Data" office:value="283" office:value-type="float">
            <text:p>28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schkape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1" office:value-type="float">
            <text:p>7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184" office:value-type="float">
            <text:p>184</text:p>
          </table:table-cell>
          <table:table-cell ns41:value-type="float" table:style-name="TL_20_Data" office:value="350" office:value-type="float">
            <text:p>350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schkapell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aswijk, Sas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table:style-name="TL_20_Data" table:number-columns-repeated="7"/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94" office:value-type="float">
            <text:p>94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schkapell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aswijk, Stoppeldijker Ve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4" table:style-name="TL_20_Data" table:number-columns-repeated="2" office:value-type="float">
            <text:p>4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schkapell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aswijk, Verspreide huizen</text:p>
          </table:table-cell>
          <table:table-cell table:style-name="ce23"/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schkapell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Veerwijk, Stoppeldijker-Ve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table:style-name="TL_20_Data" table:number-columns-repeated="7"/>
          <table:table-cell ns41:value-type="float" office:value="41" table:style-name="TL_20_Data" table:number-columns-repeated="2" office:value-type="float">
            <text:p>41</text:p>
          </table:table-cell>
          <table:table-cell ns41:value-type="float" table:style-name="TL_20_Data" office:value="82" office:value-type="float">
            <text:p>8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schkapell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Veerwijk, de Slui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office:value="51" table:style-name="TL_20_Data" table:number-columns-repeated="2" office:value-type="float">
            <text:p>51</text:p>
          </table:table-cell>
          <table:table-cell ns41:value-type="float" table:style-name="TL_20_Data" office:value="102" office:value-type="float">
            <text:p>10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schkapell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Veerwijk, Ruischendestra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91" office:value-type="float">
            <text:p>91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schkapell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Veerwijk, Koekbakkers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table:style-name="TL_20_Data" table:number-columns-repeated="7"/>
          <table:table-cell ns41:value-type="float" office:value="42" table:style-name="TL_20_Data" table:number-columns-repeated="2" office:value-type="float">
            <text:p>42</text:p>
          </table:table-cell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schkapell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Veerwijk, Verspreide huizen</text:p>
          </table:table-cell>
          <table:table-cell table:style-name="ce23"/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81" office:value-type="float">
            <text:p>8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schkapell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Kapellewijk, Ruischendestra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schkapell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Kapellewijk, Schapers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schkapell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Kapellewijk, Keizerr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7"/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44" office:value-type="float">
            <text:p>4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schkapell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Kapellewijk, Verspreide huizen</text:p>
          </table:table-cell>
          <table:table-cell table:style-name="ce23"/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schkapell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Roekwijk, Kamper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7"/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schkapell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Roekwijk, Verspreide huizen</text:p>
          </table:table-cell>
          <table:table-cell table:style-name="ce23"/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schkapell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73" office:value-type="float">
            <text:p>17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45" office:value-type="float">
            <text:p>445</text:p>
          </table:table-cell>
          <table:table-cell ns41:value-type="float" table:style-name="TL_20_Data" office:value="440" office:value-type="float">
            <text:p>440</text:p>
          </table:table-cell>
          <table:table-cell ns41:value-type="float" table:style-name="TL_20_Data" office:value="885" office:value-type="float">
            <text:p>885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schkapell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44" office:value-type="float">
            <text:p>244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611" office:value-type="float">
            <text:p>611</text:p>
          </table:table-cell>
          <table:table-cell ns41:value-type="float" table:style-name="TL_20_Data" office:value="624" office:value-type="float">
            <text:p>624</text:p>
          </table:table-cell>
          <table:table-cell ns41:value-type="float" table:style-name="TL_20_Data" office:value="1235" office:value-type="float">
            <text:p>1235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sken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K</text:p>
          </table:table-cell>
          <table:table-cell ns41:value-type="string" office:value-type="string">
            <text:p>Kazerne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sken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K</text:p>
          </table:table-cell>
          <table:table-cell ns41:value-type="string" office:value-type="string">
            <text:p>Diaconie Arm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sken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K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43" office:value-type="float">
            <text:p>24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619" office:value-type="float">
            <text:p>619</text:p>
          </table:table-cell>
          <table:table-cell ns41:value-type="float" table:style-name="TL_20_Data" office:value="628" office:value-type="float">
            <text:p>628</text:p>
          </table:table-cell>
          <table:table-cell ns41:value-type="float" table:style-name="TL_20_Data" office:value="1247" office:value-type="float">
            <text:p>1247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sken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K</text:p>
          </table:table-cell>
          <table:table-cell ns41:value-type="string" office:value-type="string">
            <text:p>Bewoonde schepen</text:p>
          </table:table-cell>
          <table:table-cell table:style-name="ce23"/>
          <table:table-cell/>
          <table:table-cell table:style-name="ce28"/>
          <table:table-cell table:style-name="TL_20_Data" table:number-columns-repeated="2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44" office:value-type="float">
            <text:p>4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sken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K</text:p>
          </table:table-cell>
          <table:table-cell ns41:value-type="string" office:value-type="string">
            <text:p>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sken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K</text:p>
          </table:table-cell>
          <table:table-cell ns41:value-type="string" office:value-type="string">
            <text:p>Kijkui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7"/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sken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54" office:value-type="float">
            <text:p>25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669" office:value-type="float">
            <text:p>669</text:p>
          </table:table-cell>
          <table:table-cell ns41:value-type="float" table:style-name="TL_20_Data" office:value="664" office:value-type="float">
            <text:p>664</text:p>
          </table:table-cell>
          <table:table-cell ns41:value-type="float" table:style-name="TL_20_Data" office:value="1333" office:value-type="float">
            <text:p>1333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sken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O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" office:value-type="float">
            <text:p>22</text:p>
          </table:table-cell>
          <table:table-cell table:style-name="TL_20_Data" table:number-columns-repeated="7"/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108" office:value-type="float">
            <text:p>10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sken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O</text:p>
          </table:table-cell>
          <table:table-cell ns41:value-type="string" office:value-type="string">
            <text:p>Papenrech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 table:number-columns-repeated="5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sken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W</text:p>
          </table:table-cell>
          <table:table-cell ns41:value-type="string" office:value-type="string">
            <text:p>Algem. Arm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2" table:style-name="TL_20_Data" table:number-columns-repeated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sken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W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69" office:value-type="float">
            <text:p>6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90" office:value-type="float">
            <text:p>190</text:p>
          </table:table-cell>
          <table:table-cell ns41:value-type="float" table:style-name="TL_20_Data" office:value="188" office:value-type="float">
            <text:p>188</text:p>
          </table:table-cell>
          <table:table-cell ns41:value-type="float" table:style-name="TL_20_Data" office:value="378" office:value-type="float">
            <text:p>378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sken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W</text:p>
          </table:table-cell>
          <table:table-cell ns41:value-type="string" office:value-type="string">
            <text:p>'t Poldertj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table:style-name="TL_20_Data" table:number-columns-repeated="7"/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sken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W</text:p>
          </table:table-cell>
          <table:table-cell ns41:value-type="string" office:value-type="string">
            <text:p>Nieuwe Slui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sken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21" office:value-type="float">
            <text:p>12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1:value-type="float" table:style-name="TL_20_Data" office:value="315" office:value-type="float">
            <text:p>315</text:p>
          </table:table-cell>
          <table:table-cell ns41:value-type="float" table:style-name="TL_20_Data" office:value="308" office:value-type="float">
            <text:p>308</text:p>
          </table:table-cell>
          <table:table-cell ns41:value-type="float" table:style-name="TL_20_Data" office:value="623" office:value-type="float">
            <text:p>62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skens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skens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75" office:value-type="float">
            <text:p>37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985" office:value-type="float">
            <text:p>985</text:p>
          </table:table-cell>
          <table:table-cell ns41:value-type="float" table:style-name="TL_20_Data" office:value="972" office:value-type="float">
            <text:p>972</text:p>
          </table:table-cell>
          <table:table-cell ns41:value-type="float" table:style-name="TL_20_Data" office:value="1957" office:value-type="float">
            <text:p>1957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ouwershav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7" office:value-type="float">
            <text:p>4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179" office:value-type="float">
            <text:p>179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ouwershav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4" office:value-type="float">
            <text:p>54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ouwershav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urgerlijk Armhuis</text:p>
          </table:table-cell>
          <table:table-cell table:style-name="ce23"/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ouwershav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45" office:value-type="float">
            <text:p>4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1:value-type="float" table:style-name="TL_20_Data" office:value="122" office:value-type="float">
            <text:p>122</text:p>
          </table:table-cell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ouwershav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Diaconie Armhuis d.N.H.G.</text:p>
          </table:table-cell>
          <table:table-cell table:style-name="ce23"/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24" office:value-type="float">
            <text:p>24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ouwershav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62" office:value-type="float">
            <text:p>62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31" office:value-type="float">
            <text:p>31</text:p>
          </table:table-cell>
          <table:table-cell table:style-name="TL_20_Data" table:number-columns-repeated="2"/>
          <table:table-cell ns41:value-type="float" table:style-name="TL_20_Data" office:value="148" office:value-type="float">
            <text:p>148</text:p>
          </table:table-cell>
          <table:table-cell ns41:value-type="float" table:style-name="TL_20_Data" office:value="149" office:value-type="float">
            <text:p>149</text:p>
          </table:table-cell>
          <table:table-cell ns41:value-type="float" table:style-name="TL_20_Data" office:value="297" office:value-type="float">
            <text:p>29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ouwershav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Het Godshuis wijlen Huibrecht Carst</text:p>
          </table:table-cell>
          <table:table-cell table:style-name="ce23"/>
          <table:table-cell/>
          <table:table-cell ns41:value-type="float" table:style-name="ce28" office:value="2" office:value-type="float">
            <text:p>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7"/>
          <table:table-cell ns41:value-type="float" office:value="2" table:style-name="TL_20_Data" table:number-columns-repeated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ouwershav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Gesticht van Huisvesting, met weldadig doel</text:p>
          </table:table-cell>
          <table:table-cell table:style-name="ce23"/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ouwershav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62" office:value-type="float">
            <text:p>6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141" office:value-type="float">
            <text:p>141</text:p>
          </table:table-cell>
          <table:table-cell ns41:value-type="float" table:style-name="TL_20_Data" office:value="271" office:value-type="float">
            <text:p>27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ouwershav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ouwershav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ouwershav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85" office:value-type="float">
            <text:p>285</text:p>
          </table:table-cell>
          <table:table-cell ns41:value-type="float" table:style-name="TL_20_Data" office:value="24" office:value-type="float">
            <text:p>24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623" office:value-type="float">
            <text:p>623</text:p>
          </table:table-cell>
          <table:table-cell ns41:value-type="float" table:style-name="TL_20_Data" office:value="644" office:value-type="float">
            <text:p>644</text:p>
          </table:table-cell>
          <table:table-cell ns41:value-type="float" table:style-name="TL_20_Data" office:value="1267" office:value-type="float">
            <text:p>1267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ce41" office:value="22" office:value-type="float">
            <text:p>2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ouwershav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ouwershav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ouwershav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office:value="6" table:style-name="TL_20_Data" table:number-columns-repeated="2" office:value-type="float">
            <text:p>6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ouwershav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ouwershav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ouwershav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94" office:value-type="float">
            <text:p>294</text:p>
          </table:table-cell>
          <table:table-cell ns41:value-type="float" table:style-name="TL_20_Data" office:value="24" office:value-type="float">
            <text:p>24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650" office:value-type="float">
            <text:p>650</text:p>
          </table:table-cell>
          <table:table-cell ns41:value-type="float" table:style-name="TL_20_Data" office:value="663" office:value-type="float">
            <text:p>663</text:p>
          </table:table-cell>
          <table:table-cell ns41:value-type="float" table:style-name="TL_20_Data" office:value="1313" office:value-type="float">
            <text:p>1313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ce41" office:value="23" office:value-type="float">
            <text:p>2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uiniss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78" office:value-type="float">
            <text:p>478</text:p>
          </table:table-cell>
          <table:table-cell ns41:value-type="float" table:style-name="TL_20_Data" office:value="24" office:value-type="float">
            <text:p>24</text:p>
          </table:table-cell>
          <table:table-cell table:style-name="TL_20_Data" table:number-columns-repeated="3"/>
          <table:table-cell ns41:value-type="float" table:style-name="TL_20_Data" office:value="35" office:value-type="float">
            <text:p>35</text:p>
          </table:table-cell>
          <table:table-cell table:style-name="TL_20_Data" table:number-columns-repeated="2"/>
          <table:table-cell ns41:value-type="float" table:style-name="TL_20_Data" office:value="1104" office:value-type="float">
            <text:p>1104</text:p>
          </table:table-cell>
          <table:table-cell ns41:value-type="float" table:style-name="TL_20_Data" office:value="1179" office:value-type="float">
            <text:p>1179</text:p>
          </table:table-cell>
          <table:table-cell ns41:value-type="float" table:style-name="TL_20_Data" office:value="2283" office:value-type="float">
            <text:p>2283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uiniss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478" office:value-type="float">
            <text:p>478</text:p>
          </table:table-cell>
          <table:table-cell ns41:value-type="float" table:style-name="TL_20_Data" office:value="24" office:value-type="float">
            <text:p>24</text:p>
          </table:table-cell>
          <table:table-cell table:style-name="TL_20_Data" table:number-columns-repeated="3"/>
          <table:table-cell ns41:value-type="float" table:style-name="TL_20_Data" office:value="35" office:value-type="float">
            <text:p>35</text:p>
          </table:table-cell>
          <table:table-cell table:style-name="TL_20_Data" table:number-columns-repeated="2"/>
          <table:table-cell ns41:value-type="float" table:style-name="TL_20_Data" office:value="1104" office:value-type="float">
            <text:p>1104</text:p>
          </table:table-cell>
          <table:table-cell ns41:value-type="float" table:style-name="TL_20_Data" office:value="1179" office:value-type="float">
            <text:p>1179</text:p>
          </table:table-cell>
          <table:table-cell ns41:value-type="float" table:style-name="TL_20_Data" office:value="2283" office:value-type="float">
            <text:p>2283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ui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ui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5" office:value-type="float">
            <text:p>65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1:value-type="float" table:style-name="TL_20_Data" office:value="161" office:value-type="float">
            <text:p>161</text:p>
          </table:table-cell>
          <table:table-cell ns41:value-type="float" table:style-name="TL_20_Data" office:value="163" office:value-type="float">
            <text:p>163</text:p>
          </table:table-cell>
          <table:table-cell ns41:value-type="float" table:style-name="TL_20_Data" office:value="324" office:value-type="float">
            <text:p>32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ui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ui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5" office:value-type="float">
            <text:p>65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office:value="164" table:style-name="TL_20_Data" table:number-columns-repeated="2" office:value-type="float">
            <text:p>164</text:p>
          </table:table-cell>
          <table:table-cell ns41:value-type="float" table:style-name="TL_20_Data" office:value="328" office:value-type="float">
            <text:p>328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uiniss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43" office:value-type="float">
            <text:p>543</text:p>
          </table:table-cell>
          <table:table-cell ns41:value-type="float" table:style-name="TL_20_Data" office:value="31" office:value-type="float">
            <text:p>3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268" office:value-type="float">
            <text:p>1268</text:p>
          </table:table-cell>
          <table:table-cell ns41:value-type="float" table:style-name="TL_20_Data" office:value="1343" office:value-type="float">
            <text:p>1343</text:p>
          </table:table-cell>
          <table:table-cell ns41:value-type="float" table:style-name="TL_20_Data" office:value="2611" office:value-type="float">
            <text:p>2611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ce41" office:value="25" office:value-type="float">
            <text:p>2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rgh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Burgh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7" office:value-type="float">
            <text:p>7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310" office:value-type="float">
            <text:p>310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rgh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7" office:value-type="float">
            <text:p>7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310" office:value-type="float">
            <text:p>310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rgh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Westenschouw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rgh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Burgh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rgh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urghslui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2" office:value-type="float">
            <text:p>3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rgh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2" office:value-type="float">
            <text:p>6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147" office:value-type="float">
            <text:p>147</text:p>
          </table:table-cell>
          <table:table-cell ns41:value-type="float" table:style-name="TL_20_Data" office:value="293" office:value-type="float">
            <text:p>293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rgh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39" office:value-type="float">
            <text:p>139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305" office:value-type="float">
            <text:p>305</text:p>
          </table:table-cell>
          <table:table-cell ns41:value-type="float" table:style-name="TL_20_Data" office:value="298" office:value-type="float">
            <text:p>298</text:p>
          </table:table-cell>
          <table:table-cell ns41:value-type="float" table:style-name="TL_20_Data" office:value="603" office:value-type="float">
            <text:p>603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adzand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Midden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8" office:value-type="float">
            <text:p>68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29" office:value-type="float">
            <text:p>129</text:p>
          </table:table-cell>
          <table:table-cell ns41:value-type="float" table:style-name="TL_20_Data" office:value="139" office:value-type="float">
            <text:p>139</text:p>
          </table:table-cell>
          <table:table-cell ns41:value-type="float" table:style-name="TL_20_Data" office:value="268" office:value-type="float">
            <text:p>26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adzand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8" office:value-type="float">
            <text:p>68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29" office:value-type="float">
            <text:p>129</text:p>
          </table:table-cell>
          <table:table-cell ns41:value-type="float" table:style-name="TL_20_Data" office:value="139" office:value-type="float">
            <text:p>139</text:p>
          </table:table-cell>
          <table:table-cell ns41:value-type="float" table:style-name="TL_20_Data" office:value="268" office:value-type="float">
            <text:p>26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adzand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Oost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1" office:value-type="float">
            <text:p>10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256" office:value-type="float">
            <text:p>256</text:p>
          </table:table-cell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503" office:value-type="float">
            <text:p>503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adzand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West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9" office:value-type="float">
            <text:p>69</text:p>
          </table:table-cell>
          <table:table-cell table:style-name="TL_20_Data" table:number-columns-repeated="7"/>
          <table:table-cell ns41:value-type="float" table:style-name="TL_20_Data" office:value="174" office:value-type="float">
            <text:p>174</text:p>
          </table:table-cell>
          <table:table-cell ns41:value-type="float" table:style-name="TL_20_Data" office:value="185" office:value-type="float">
            <text:p>185</text:p>
          </table:table-cell>
          <table:table-cell ns41:value-type="float" table:style-name="TL_20_Data" office:value="359" office:value-type="float">
            <text:p>359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adzan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70" office:value-type="float">
            <text:p>170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430" office:value-type="float">
            <text:p>430</text:p>
          </table:table-cell>
          <table:table-cell ns41:value-type="float" table:style-name="TL_20_Data" office:value="432" office:value-type="float">
            <text:p>432</text:p>
          </table:table-cell>
          <table:table-cell ns41:value-type="float" table:style-name="TL_20_Data" office:value="862" office:value-type="float">
            <text:p>862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adzand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38" office:value-type="float">
            <text:p>238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559" office:value-type="float">
            <text:p>559</text:p>
          </table:table-cell>
          <table:table-cell ns41:value-type="float" table:style-name="TL_20_Data" office:value="571" office:value-type="float">
            <text:p>571</text:p>
          </table:table-cell>
          <table:table-cell ns41:value-type="float" table:style-name="TL_20_Data" office:value="1130" office:value-type="float">
            <text:p>1130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ats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5" office:value-type="float">
            <text:p>10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24" office:value-type="float">
            <text:p>224</text:p>
          </table:table-cell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437" office:value-type="float">
            <text:p>437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at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05" office:value-type="float">
            <text:p>10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24" office:value-type="float">
            <text:p>224</text:p>
          </table:table-cell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437" office:value-type="float">
            <text:p>437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ats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140" office:value-type="float">
            <text:p>140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ats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ats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at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8" office:value-type="float">
            <text:p>1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68" office:value-type="float">
            <text:p>68</text:p>
          </table:table-cell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ats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23" office:value-type="float">
            <text:p>12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office:value="2" table:style-name="TL_20_Data" table:number-columns-repeated="2" office:value-type="float">
            <text:p>2</text:p>
          </table:table-cell>
          <table:table-cell table:style-name="TL_20_Data"/>
          <table:table-cell ns41:value-type="float" table:style-name="TL_20_Data" office:value="302" office:value-type="float">
            <text:p>302</text:p>
          </table:table-cell>
          <table:table-cell ns41:value-type="float" table:style-name="TL_20_Data" office:value="281" office:value-type="float">
            <text:p>281</text:p>
          </table:table-cell>
          <table:table-cell ns41:value-type="float" table:style-name="TL_20_Data" office:value="583" office:value-type="float">
            <text:p>583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ling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Dorp Cli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5" office:value-type="float">
            <text:p>255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681" office:value-type="float">
            <text:p>681</text:p>
          </table:table-cell>
          <table:table-cell ns41:value-type="float" table:style-name="TL_20_Data" office:value="687" office:value-type="float">
            <text:p>687</text:p>
          </table:table-cell>
          <table:table-cell ns41:value-type="float" table:style-name="TL_20_Data" office:value="1368" office:value-type="float">
            <text:p>1368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ling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orp Nieuwnam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4" office:value-type="float">
            <text:p>264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531" office:value-type="float">
            <text:p>531</text:p>
          </table:table-cell>
          <table:table-cell ns41:value-type="float" table:style-name="TL_20_Data" office:value="605" office:value-type="float">
            <text:p>605</text:p>
          </table:table-cell>
          <table:table-cell ns41:value-type="float" table:style-name="TL_20_Data" office:value="1136" office:value-type="float">
            <text:p>113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ling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519" office:value-type="float">
            <text:p>519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1212" office:value-type="float">
            <text:p>1212</text:p>
          </table:table-cell>
          <table:table-cell ns41:value-type="float" table:style-name="TL_20_Data" office:value="1292" office:value-type="float">
            <text:p>1292</text:p>
          </table:table-cell>
          <table:table-cell ns41:value-type="float" table:style-name="TL_20_Data" office:value="2504" office:value-type="float">
            <text:p>2504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ling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Kapellebru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0" office:value-type="float">
            <text:p>50</text:p>
          </table:table-cell>
          <table:table-cell table:style-name="TL_20_Data" table:number-columns-repeated="7"/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150" office:value-type="float">
            <text:p>150</text:p>
          </table:table-cell>
          <table:table-cell ns41:value-type="float" table:style-name="TL_20_Data" office:value="278" office:value-type="float">
            <text:p>278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ling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Cli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office:value="6" table:style-name="TL_20_Data" table:number-columns-repeated="2" office:value-type="float">
            <text:p>6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ling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root en Nieuw Kieldrecht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102" office:value-type="float">
            <text:p>102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ling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Saftingen, Louisa-Prosper- en Koningin Emma-Polder en Hav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" office:value-type="float">
            <text:p>2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132" office:value-type="float">
            <text:p>132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ling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ling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90" office:value-type="float">
            <text:p>9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office:value="264" table:style-name="TL_20_Data" table:number-columns-repeated="2" office:value-type="float">
            <text:p>264</text:p>
          </table:table-cell>
          <table:table-cell ns41:value-type="float" table:style-name="TL_20_Data" office:value="528" office:value-type="float">
            <text:p>52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ling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609" office:value-type="float">
            <text:p>609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476" office:value-type="float">
            <text:p>1476</text:p>
          </table:table-cell>
          <table:table-cell ns41:value-type="float" table:style-name="TL_20_Data" office:value="1556" office:value-type="float">
            <text:p>1556</text:p>
          </table:table-cell>
          <table:table-cell ns41:value-type="float" table:style-name="TL_20_Data" office:value="3032" office:value-type="float">
            <text:p>3032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lijnsplaa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3" office:value-type="float">
            <text:p>4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91" office:value-type="float">
            <text:p>91</text:p>
          </table:table-cell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184" office:value-type="float">
            <text:p>184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lijnsplaa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0" office:value-type="float">
            <text:p>50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111" office:value-type="float">
            <text:p>111</text:p>
          </table:table-cell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lijnsplaa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3" office:value-type="float">
            <text:p>5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250" office:value-type="float">
            <text:p>250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lijnsplaa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2" office:value-type="float">
            <text:p>7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53" office:value-type="float">
            <text:p>153</text:p>
          </table:table-cell>
          <table:table-cell ns41:value-type="float" table:style-name="TL_20_Data" office:value="156" office:value-type="float">
            <text:p>156</text:p>
          </table:table-cell>
          <table:table-cell ns41:value-type="float" table:style-name="TL_20_Data" office:value="309" office:value-type="float">
            <text:p>309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lijnsplaa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2" office:value-type="float">
            <text:p>13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366" office:value-type="float">
            <text:p>366</text:p>
          </table:table-cell>
          <table:table-cell ns41:value-type="float" table:style-name="TL_20_Data" office:value="312" office:value-type="float">
            <text:p>312</text:p>
          </table:table-cell>
          <table:table-cell ns41:value-type="float" table:style-name="TL_20_Data" office:value="678" office:value-type="float">
            <text:p>67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lijnsplaa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50" office:value-type="float">
            <text:p>350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848" office:value-type="float">
            <text:p>848</text:p>
          </table:table-cell>
          <table:table-cell ns41:value-type="float" table:style-name="TL_20_Data" office:value="789" office:value-type="float">
            <text:p>789</text:p>
          </table:table-cell>
          <table:table-cell ns41:value-type="float" table:style-name="TL_20_Data" office:value="1637" office:value-type="float">
            <text:p>1637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lijnsplaa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" office:value-type="float">
            <text:p>3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104" office:value-type="float">
            <text:p>104</text:p>
          </table:table-cell>
          <table:table-cell ns41:value-type="float" table:style-name="TL_20_Data" office:value="214" office:value-type="float">
            <text:p>214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lijnsplaa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lijnsplaa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lijnsplaa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1" office:value-type="float">
            <text:p>31</text:p>
          </table:table-cell>
          <table:table-cell table:style-name="TL_20_Data" table:number-columns-repeated="2"/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office:value="2" table:style-name="TL_20_Data" table:number-columns-repeated="2" office:value-type="float">
            <text:p>2</text:p>
          </table:table-cell>
          <table:table-cell table:style-name="TL_20_Data"/>
          <table:table-cell ns41:value-type="float" table:style-name="TL_20_Data" office:value="125" office:value-type="float">
            <text:p>125</text:p>
          </table:table-cell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245" office:value-type="float">
            <text:p>245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lijnsplaat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81" office:value-type="float">
            <text:p>381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973" office:value-type="float">
            <text:p>973</text:p>
          </table:table-cell>
          <table:table-cell ns41:value-type="float" table:style-name="TL_20_Data" office:value="909" office:value-type="float">
            <text:p>909</text:p>
          </table:table-cell>
          <table:table-cell ns41:value-type="float" table:style-name="TL_20_Data" office:value="1882" office:value-type="float">
            <text:p>1882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rtgen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4" office:value-type="float">
            <text:p>154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86" office:value-type="float">
            <text:p>386</text:p>
          </table:table-cell>
          <table:table-cell ns41:value-type="float" table:style-name="TL_20_Data" office:value="398" office:value-type="float">
            <text:p>398</text:p>
          </table:table-cell>
          <table:table-cell ns41:value-type="float" table:style-name="TL_20_Data" office:value="784" office:value-type="float">
            <text:p>784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rtgen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54" office:value-type="float">
            <text:p>154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86" office:value-type="float">
            <text:p>386</text:p>
          </table:table-cell>
          <table:table-cell ns41:value-type="float" table:style-name="TL_20_Data" office:value="398" office:value-type="float">
            <text:p>398</text:p>
          </table:table-cell>
          <table:table-cell ns41:value-type="float" table:style-name="TL_20_Data" office:value="784" office:value-type="float">
            <text:p>784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rtgen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3" office:value-type="float">
            <text:p>63</text:p>
          </table:table-cell>
          <table:table-cell ns41:value-type="float" office:value="2" table:style-name="TL_20_Data" table:number-columns-repeated="2" office:value-type="float">
            <text:p>2</text:p>
          </table:table-cell>
          <table:table-cell table:style-name="TL_20_Data" table:number-columns-repeated="5"/>
          <table:table-cell ns41:value-type="float" table:style-name="TL_20_Data" office:value="178" office:value-type="float">
            <text:p>178</text:p>
          </table:table-cell>
          <table:table-cell ns41:value-type="float" table:style-name="TL_20_Data" office:value="157" office:value-type="float">
            <text:p>157</text:p>
          </table:table-cell>
          <table:table-cell ns41:value-type="float" table:style-name="TL_20_Data" office:value="335" office:value-type="float">
            <text:p>33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rtgen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rtgen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3" office:value-type="float">
            <text:p>63</text:p>
          </table:table-cell>
          <table:table-cell ns41:value-type="float" office:value="2" table:style-name="TL_20_Data" table:number-columns-repeated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78" office:value-type="float">
            <text:p>178</text:p>
          </table:table-cell>
          <table:table-cell ns41:value-type="float" table:style-name="TL_20_Data" office:value="157" office:value-type="float">
            <text:p>157</text:p>
          </table:table-cell>
          <table:table-cell ns41:value-type="float" table:style-name="TL_20_Data" office:value="335" office:value-type="float">
            <text:p>335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rtgen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17" office:value-type="float">
            <text:p>217</text:p>
          </table:table-cell>
          <table:table-cell ns41:value-type="float" office:value="2" table:style-name="TL_20_Data" table:number-columns-repeated="2" office:value-type="float">
            <text:p>2</text:p>
          </table:table-cell>
          <table:table-cell table:style-name="TL_20_Data" table:number-columns-repeated="2"/>
          <table:table-cell ns41:value-type="float" office:value="2" table:style-name="TL_20_Data" table:number-columns-repeated="2" office:value-type="float">
            <text:p>2</text:p>
          </table:table-cell>
          <table:table-cell table:style-name="TL_20_Data"/>
          <table:table-cell ns41:value-type="float" table:style-name="TL_20_Data" office:value="564" office:value-type="float">
            <text:p>564</text:p>
          </table:table-cell>
          <table:table-cell ns41:value-type="float" table:style-name="TL_20_Data" office:value="555" office:value-type="float">
            <text:p>555</text:p>
          </table:table-cell>
          <table:table-cell ns41:value-type="float" table:style-name="TL_20_Data" office:value="1119" office:value-type="float">
            <text:p>1119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om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meente gast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om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49" office:value-type="float">
            <text:p>49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97" office:value-type="float">
            <text:p>97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202" office:value-type="float">
            <text:p>20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om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8" office:value-type="float">
            <text:p>38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6"/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172" office:value-type="float">
            <text:p>17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om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" office:value-type="float">
            <text:p>2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om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3" office:value-type="float">
            <text:p>103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36" office:value-type="float">
            <text:p>236</text:p>
          </table:table-cell>
          <table:table-cell ns41:value-type="float" table:style-name="TL_20_Data" office:value="228" office:value-type="float">
            <text:p>228</text:p>
          </table:table-cell>
          <table:table-cell ns41:value-type="float" table:style-name="TL_20_Data" office:value="464" office:value-type="float">
            <text:p>464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om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17" office:value-type="float">
            <text:p>217</text:p>
          </table:table-cell>
          <table:table-cell ns41:value-type="float" table:style-name="TL_20_Data" office:value="30" office:value-type="float">
            <text:p>30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464" office:value-type="float">
            <text:p>464</text:p>
          </table:table-cell>
          <table:table-cell ns41:value-type="float" table:style-name="TL_20_Data" office:value="481" office:value-type="float">
            <text:p>481</text:p>
          </table:table-cell>
          <table:table-cell ns41:value-type="float" table:style-name="TL_20_Data" office:value="945" office:value-type="float">
            <text:p>945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ombur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2" office:value-type="float">
            <text:p>32</text:p>
          </table:table-cell>
          <table:table-cell table:style-name="TL_20_Data" table:number-columns-repeated="7"/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171" office:value-type="float">
            <text:p>171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ombur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2" office:value-type="float">
            <text:p>32</text:p>
          </table:table-cell>
          <table:table-cell table:style-name="TL_20_Data" table:number-columns-repeated="7"/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171" office:value-type="float">
            <text:p>171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omburg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49" office:value-type="float">
            <text:p>249</text:p>
          </table:table-cell>
          <table:table-cell ns41:value-type="float" table:style-name="TL_20_Data" office:value="30" office:value-type="float">
            <text:p>30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562" office:value-type="float">
            <text:p>562</text:p>
          </table:table-cell>
          <table:table-cell ns41:value-type="float" table:style-name="TL_20_Data" office:value="554" office:value-type="float">
            <text:p>554</text:p>
          </table:table-cell>
          <table:table-cell ns41:value-type="float" table:style-name="TL_20_Data" office:value="1116" office:value-type="float">
            <text:p>1116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eischor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stichten, armhuizen</text:p>
          </table:table-cell>
          <table:table-cell table:style-name="ce23"/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eischor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51" office:value-type="float">
            <text:p>15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342" office:value-type="float">
            <text:p>342</text:p>
          </table:table-cell>
          <table:table-cell ns41:value-type="float" table:style-name="TL_20_Data" office:value="350" office:value-type="float">
            <text:p>350</text:p>
          </table:table-cell>
          <table:table-cell ns41:value-type="float" table:style-name="TL_20_Data" office:value="692" office:value-type="float">
            <text:p>692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eischor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55" office:value-type="float">
            <text:p>15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347" office:value-type="float">
            <text:p>347</text:p>
          </table:table-cell>
          <table:table-cell ns41:value-type="float" table:style-name="TL_20_Data" office:value="359" office:value-type="float">
            <text:p>359</text:p>
          </table:table-cell>
          <table:table-cell ns41:value-type="float" table:style-name="TL_20_Data" office:value="706" office:value-type="float">
            <text:p>706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eischo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P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1" office:value-type="float">
            <text:p>9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45" office:value-type="float">
            <text:p>245</text:p>
          </table:table-cell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482" office:value-type="float">
            <text:p>482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eischo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P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eischo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91" office:value-type="float">
            <text:p>9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48" office:value-type="float">
            <text:p>248</text:p>
          </table:table-cell>
          <table:table-cell ns41:value-type="float" table:style-name="TL_20_Data" office:value="239" office:value-type="float">
            <text:p>239</text:p>
          </table:table-cell>
          <table:table-cell ns41:value-type="float" table:style-name="TL_20_Data" office:value="487" office:value-type="float">
            <text:p>487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eischor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46" office:value-type="float">
            <text:p>24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595" office:value-type="float">
            <text:p>595</text:p>
          </table:table-cell>
          <table:table-cell ns41:value-type="float" table:style-name="TL_20_Data" office:value="598" office:value-type="float">
            <text:p>598</text:p>
          </table:table-cell>
          <table:table-cell ns41:value-type="float" table:style-name="TL_20_Data" office:value="1193" office:value-type="float">
            <text:p>1193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ieweg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2" office:value-type="float">
            <text:p>42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04" office:value-type="float">
            <text:p>104</text:p>
          </table:table-cell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214" office:value-type="float">
            <text:p>21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iewe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42" office:value-type="float">
            <text:p>42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04" office:value-type="float">
            <text:p>104</text:p>
          </table:table-cell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214" office:value-type="float">
            <text:p>21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ieweg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9" office:value-type="float">
            <text:p>7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378" office:value-type="float">
            <text:p>37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iewe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9" office:value-type="float">
            <text:p>7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378" office:value-type="float">
            <text:p>37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ieweg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21" office:value-type="float">
            <text:p>12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95" office:value-type="float">
            <text:p>295</text:p>
          </table:table-cell>
          <table:table-cell ns41:value-type="float" table:style-name="TL_20_Data" office:value="297" office:value-type="float">
            <text:p>297</text:p>
          </table:table-cell>
          <table:table-cell ns41:value-type="float" table:style-name="TL_20_Data" office:value="592" office:value-type="float">
            <text:p>592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uivendijke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Den Oss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52" office:value-type="float">
            <text:p>5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uivendijke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Brijdorp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uivendijke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Duivendij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uivendijke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K</text:p>
          </table:table-cell>
          <table:table-cell ns41:value-type="string" office:value-type="string">
            <text:p>Klaaskinderker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uivendijke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K</text:p>
          </table:table-cell>
          <table:table-cell ns41:value-type="string" office:value-type="string">
            <text:p>Den Oss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5" office:value-type="float">
            <text:p>25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uivendijke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Looperskapelle, Armhuize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7"/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uivendijke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Looperskapelle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35" office:value-type="float">
            <text:p>3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150" office:value-type="float">
            <text:p>15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uivendijke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Scharendij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table:style-name="TL_20_Data" table:number-columns-repeated="7"/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94" office:value-type="float">
            <text:p>9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uivendijk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09" office:value-type="float">
            <text:p>109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90" office:value-type="float">
            <text:p>290</text:p>
          </table:table-cell>
          <table:table-cell ns41:value-type="float" table:style-name="TL_20_Data" office:value="276" office:value-type="float">
            <text:p>276</text:p>
          </table:table-cell>
          <table:table-cell ns41:value-type="float" table:style-name="TL_20_Data" office:value="566" office:value-type="float">
            <text:p>566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O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" office:value-type="float">
            <text:p>24</text:p>
          </table:table-cell>
          <table:table-cell table:style-name="TL_20_Data" table:number-columns-repeated="7"/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W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2" office:value-type="float">
            <text:p>6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300" office:value-type="float">
            <text:p>300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86" office:value-type="float">
            <text:p>8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171" office:value-type="float">
            <text:p>171</text:p>
          </table:table-cell>
          <table:table-cell ns41:value-type="float" table:style-name="TL_20_Data" office:value="387" office:value-type="float">
            <text:p>38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M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84" office:value-type="float">
            <text:p>84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14" office:value-type="float">
            <text:p>214</text:p>
          </table:table-cell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429" office:value-type="float">
            <text:p>42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O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44" office:value-type="float">
            <text:p>4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25" office:value-type="float">
            <text:p>125</text:p>
          </table:table-cell>
          <table:table-cell ns41:value-type="float" table:style-name="TL_20_Data" office:value="111" office:value-type="float">
            <text:p>111</text:p>
          </table:table-cell>
          <table:table-cell ns41:value-type="float" table:style-name="TL_20_Data" office:value="236" office:value-type="float">
            <text:p>23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W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table:style-name="TL_20_Data" table:number-columns-repeated="7"/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87" office:value-type="float">
            <text:p>8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47" office:value-type="float">
            <text:p>14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83" office:value-type="float">
            <text:p>383</text:p>
          </table:table-cell>
          <table:table-cell ns41:value-type="float" table:style-name="TL_20_Data" office:value="369" office:value-type="float">
            <text:p>369</text:p>
          </table:table-cell>
          <table:table-cell ns41:value-type="float" table:style-name="TL_20_Data" office:value="752" office:value-type="float">
            <text:p>75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d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33" office:value-type="float">
            <text:p>23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599" office:value-type="float">
            <text:p>599</text:p>
          </table:table-cell>
          <table:table-cell ns41:value-type="float" table:style-name="TL_20_Data" office:value="540" office:value-type="float">
            <text:p>540</text:p>
          </table:table-cell>
          <table:table-cell ns41:value-type="float" table:style-name="TL_20_Data" office:value="1139" office:value-type="float">
            <text:p>113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lkerze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Elkerze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" office:value-type="float">
            <text:p>3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lkerze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Scharendij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2" office:value-type="float">
            <text:p>4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lkerze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3" office:value-type="float">
            <text:p>7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1:value-type="float" table:style-name="TL_20_Data" office:value="152" office:value-type="float">
            <text:p>152</text:p>
          </table:table-cell>
          <table:table-cell ns41:value-type="float" table:style-name="TL_20_Data" office:value="148" office:value-type="float">
            <text:p>148</text:p>
          </table:table-cell>
          <table:table-cell ns41:value-type="float" table:style-name="TL_20_Data" office:value="300" office:value-type="float">
            <text:p>300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lkerze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Elkerze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" office:value-type="float">
            <text:p>28</text:p>
          </table:table-cell>
          <table:table-cell table:style-name="TL_20_Data" table:number-columns-repeated="4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69" office:value-type="float">
            <text:p>69</text:p>
          </table:table-cell>
          <table:table-cell ns41:value-type="float" table:style-name="TL_20_Data" office:value="136" office:value-type="float">
            <text:p>13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lkerze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Scharendij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75" office:value-type="float">
            <text:p>7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lkerze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46" office:value-type="float">
            <text:p>46</text:p>
          </table:table-cell>
          <table:table-cell table:style-name="TL_20_Data" table:number-columns-repeated="4"/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211" office:value-type="float">
            <text:p>211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lkerze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19" office:value-type="float">
            <text:p>11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45" office:value-type="float">
            <text:p>45</text:p>
          </table:table-cell>
          <table:table-cell table:style-name="TL_20_Data" table:number-columns-repeated="2"/>
          <table:table-cell ns41:value-type="float" table:style-name="TL_20_Data" office:value="257" office:value-type="float">
            <text:p>257</text:p>
          </table:table-cell>
          <table:table-cell ns41:value-type="float" table:style-name="TL_20_Data" office:value="254" office:value-type="float">
            <text:p>254</text:p>
          </table:table-cell>
          <table:table-cell ns41:value-type="float" table:style-name="TL_20_Data" office:value="511" office:value-type="float">
            <text:p>511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llemeet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6" office:value-type="float">
            <text:p>4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95" office:value-type="float">
            <text:p>95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171" office:value-type="float">
            <text:p>171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llemee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46" office:value-type="float">
            <text:p>4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95" office:value-type="float">
            <text:p>95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171" office:value-type="float">
            <text:p>171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llemeet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5" office:value-type="float">
            <text:p>6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7" office:value-type="float">
            <text:p>27</text:p>
          </table:table-cell>
          <table:table-cell table:style-name="TL_20_Data" table:number-columns-repeated="2"/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152" office:value-type="float">
            <text:p>152</text:p>
          </table:table-cell>
          <table:table-cell ns41:value-type="float" table:style-name="TL_20_Data" office:value="310" office:value-type="float">
            <text:p>31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llemee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5" office:value-type="float">
            <text:p>6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7" office:value-type="float">
            <text:p>27</text:p>
          </table:table-cell>
          <table:table-cell table:style-name="TL_20_Data" table:number-columns-repeated="2"/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152" office:value-type="float">
            <text:p>152</text:p>
          </table:table-cell>
          <table:table-cell ns41:value-type="float" table:style-name="TL_20_Data" office:value="310" office:value-type="float">
            <text:p>31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llemeet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11" office:value-type="float">
            <text:p>111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39" office:value-type="float">
            <text:p>39</text:p>
          </table:table-cell>
          <table:table-cell table:style-name="TL_20_Data" table:number-columns-repeated="2"/>
          <table:table-cell ns41:value-type="float" table:style-name="TL_20_Data" office:value="253" office:value-type="float">
            <text:p>253</text:p>
          </table:table-cell>
          <table:table-cell ns41:value-type="float" table:style-name="TL_20_Data" office:value="228" office:value-type="float">
            <text:p>228</text:p>
          </table:table-cell>
          <table:table-cell ns41:value-type="float" table:style-name="TL_20_Data" office:value="481" office:value-type="float">
            <text:p>481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llewoutsd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" office:value-type="float">
            <text:p>3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139" office:value-type="float">
            <text:p>13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llewoutsd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0" office:value-type="float">
            <text:p>50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25" office:value-type="float">
            <text:p>125</text:p>
          </table:table-cell>
          <table:table-cell ns41:value-type="float" table:style-name="TL_20_Data" office:value="119" office:value-type="float">
            <text:p>119</text:p>
          </table:table-cell>
          <table:table-cell ns41:value-type="float" table:style-name="TL_20_Data" office:value="244" office:value-type="float">
            <text:p>24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llewoutsd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" office:value-type="float">
            <text:p>3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llewoutsd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11" office:value-type="float">
            <text:p>111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51" office:value-type="float">
            <text:p>251</text:p>
          </table:table-cell>
          <table:table-cell ns41:value-type="float" table:style-name="TL_20_Data" office:value="263" office:value-type="float">
            <text:p>263</text:p>
          </table:table-cell>
          <table:table-cell ns41:value-type="float" table:style-name="TL_20_Data" office:value="514" office:value-type="float">
            <text:p>514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llewoutsd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" office:value-type="float">
            <text:p>35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llewoutsd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5" office:value-type="float">
            <text:p>35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llewoutsdijk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46" office:value-type="float">
            <text:p>146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363" office:value-type="float">
            <text:p>363</text:p>
          </table:table-cell>
          <table:table-cell ns41:value-type="float" table:style-name="TL_20_Data" office:value="355" office:value-type="float">
            <text:p>355</text:p>
          </table:table-cell>
          <table:table-cell ns41:value-type="float" table:style-name="TL_20_Data" office:value="718" office:value-type="float">
            <text:p>718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oe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Jacobus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0" table:style-name="TL_20_Data" table:number-columns-repeated="2" office:value-type="float">
            <text:p>1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oe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Wee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oe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47" office:value-type="float">
            <text:p>24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3" office:value-type="float">
            <text:p>43</text:p>
          </table:table-cell>
          <table:table-cell table:style-name="TL_20_Data" table:number-columns-repeated="2"/>
          <table:table-cell ns41:value-type="float" table:style-name="TL_20_Data" office:value="543" office:value-type="float">
            <text:p>543</text:p>
          </table:table-cell>
          <table:table-cell ns41:value-type="float" table:style-name="TL_20_Data" office:value="665" office:value-type="float">
            <text:p>665</text:p>
          </table:table-cell>
          <table:table-cell ns41:value-type="float" table:style-name="TL_20_Data" office:value="1208" office:value-type="float">
            <text:p>1208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oe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ast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oe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49" office:value-type="float">
            <text:p>24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1:value-type="float" table:style-name="TL_20_Data" office:value="590" office:value-type="float">
            <text:p>590</text:p>
          </table:table-cell>
          <table:table-cell ns41:value-type="float" table:style-name="TL_20_Data" office:value="712" office:value-type="float">
            <text:p>712</text:p>
          </table:table-cell>
          <table:table-cell ns41:value-type="float" table:style-name="TL_20_Data" office:value="1302" office:value-type="float">
            <text:p>1302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oe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6" office:value-type="float">
            <text:p>25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7" office:value-type="float">
            <text:p>27</text:p>
          </table:table-cell>
          <table:table-cell table:style-name="TL_20_Data" table:number-columns-repeated="2"/>
          <table:table-cell ns41:value-type="float" table:style-name="TL_20_Data" office:value="578" office:value-type="float">
            <text:p>578</text:p>
          </table:table-cell>
          <table:table-cell ns41:value-type="float" table:style-name="TL_20_Data" office:value="729" office:value-type="float">
            <text:p>729</text:p>
          </table:table-cell>
          <table:table-cell ns41:value-type="float" table:style-name="TL_20_Data" office:value="1307" office:value-type="float">
            <text:p>1307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ce41" office:value="29" office:value-type="float">
            <text:p>2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oe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4" office:value-type="float">
            <text:p>254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1:value-type="float" table:style-name="TL_20_Data" office:value="587" office:value-type="float">
            <text:p>587</text:p>
          </table:table-cell>
          <table:table-cell ns41:value-type="float" table:style-name="TL_20_Data" office:value="667" office:value-type="float">
            <text:p>667</text:p>
          </table:table-cell>
          <table:table-cell ns41:value-type="float" table:style-name="TL_20_Data" office:value="1254" office:value-type="float">
            <text:p>1254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ce41" office:value="30" office:value-type="float">
            <text:p>3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oe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Bew. Schepen</text:p>
          </table:table-cell>
          <table:table-cell table:style-name="ce23"/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oe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009" office:value-type="float">
            <text:p>1009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46" office:value-type="float">
            <text:p>146</text:p>
          </table:table-cell>
          <table:table-cell table:style-name="TL_20_Data" table:number-columns-repeated="2"/>
          <table:table-cell ns41:value-type="float" table:style-name="TL_20_Data" office:value="2339" office:value-type="float">
            <text:p>2339</text:p>
          </table:table-cell>
          <table:table-cell ns41:value-type="float" table:style-name="TL_20_Data" office:value="2828" office:value-type="float">
            <text:p>2828</text:p>
          </table:table-cell>
          <table:table-cell ns41:value-type="float" table:style-name="TL_20_Data" office:value="5167" office:value-type="float">
            <text:p>5167</text:p>
          </table:table-cell>
          <table:table-cell ns41:value-type="float" table:style-name="TL_20_Data" office:value="135" office:value-type="float">
            <text:p>135</text:p>
          </table:table-cell>
          <table:table-cell ns41:value-type="float" table:style-name="ce41" office:value="96" office:value-type="float">
            <text:p>9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oe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Strafgevangen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51" office:value-type="float">
            <text:p>5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oe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325" office:value-type="float">
            <text:p>325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6" office:value-type="float">
            <text:p>36</text:p>
          </table:table-cell>
          <table:table-cell table:style-name="TL_20_Data" table:number-columns-repeated="2"/>
          <table:table-cell ns41:value-type="float" table:style-name="TL_20_Data" office:value="855" office:value-type="float">
            <text:p>855</text:p>
          </table:table-cell>
          <table:table-cell ns41:value-type="float" table:style-name="TL_20_Data" office:value="891" office:value-type="float">
            <text:p>891</text:p>
          </table:table-cell>
          <table:table-cell ns41:value-type="float" table:style-name="TL_20_Data" office:value="1746" office:value-type="float">
            <text:p>1746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ce41" office:value="24" office:value-type="float">
            <text:p>2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oe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Bew. schepen</text:p>
          </table:table-cell>
          <table:table-cell table:style-name="ce23"/>
          <table:table-cell/>
          <table:table-cell table:style-name="ce28"/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oe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Tijd.aanw.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oe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26" office:value-type="float">
            <text:p>32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float" table:style-name="TL_20_Data" office:value="860" office:value-type="float">
            <text:p>860</text:p>
          </table:table-cell>
          <table:table-cell ns41:value-type="float" table:style-name="TL_20_Data" office:value="895" office:value-type="float">
            <text:p>895</text:p>
          </table:table-cell>
          <table:table-cell ns41:value-type="float" table:style-name="TL_20_Data" office:value="1755" office:value-type="float">
            <text:p>1755</text:p>
          </table:table-cell>
          <table:table-cell ns41:value-type="float" table:style-name="TL_20_Data" office:value="104" office:value-type="float">
            <text:p>104</text:p>
          </table:table-cell>
          <table:table-cell ns41:value-type="float" table:style-name="ce41" office:value="34" office:value-type="float">
            <text:p>3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oes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oes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335" office:value-type="float">
            <text:p>1335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182" office:value-type="float">
            <text:p>182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float" table:style-name="TL_20_Data" office:value="3200" office:value-type="float">
            <text:p>3200</text:p>
          </table:table-cell>
          <table:table-cell ns41:value-type="float" table:style-name="TL_20_Data" office:value="3723" office:value-type="float">
            <text:p>3723</text:p>
          </table:table-cell>
          <table:table-cell ns41:value-type="float" table:style-name="TL_20_Data" office:value="6923" office:value-type="float">
            <text:p>6923</text:p>
          </table:table-cell>
          <table:table-cell ns41:value-type="float" table:style-name="TL_20_Data" office:value="239" office:value-type="float">
            <text:p>239</text:p>
          </table:table-cell>
          <table:table-cell ns41:value-type="float" table:style-name="ce41" office:value="130" office:value-type="float">
            <text:p>13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auw en Langendam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chelfhouts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auw en Langendam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Paa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5" office:value-type="float">
            <text:p>85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202" office:value-type="float">
            <text:p>202</text:p>
          </table:table-cell>
          <table:table-cell ns41:value-type="float" table:style-name="TL_20_Data" office:value="214" office:value-type="float">
            <text:p>214</text:p>
          </table:table-cell>
          <table:table-cell ns41:value-type="float" table:style-name="TL_20_Data" office:value="416" office:value-type="float">
            <text:p>4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auw en Langendam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raauw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9" office:value-type="float">
            <text:p>99</text:p>
          </table:table-cell>
          <table:table-cell table:style-name="TL_20_Data" table:number-columns-repeated="7"/>
          <table:table-cell ns41:value-type="float" table:style-name="TL_20_Data" office:value="192" office:value-type="float">
            <text:p>192</text:p>
          </table:table-cell>
          <table:table-cell ns41:value-type="float" table:style-name="TL_20_Data" office:value="200" office:value-type="float">
            <text:p>200</text:p>
          </table:table-cell>
          <table:table-cell ns41:value-type="float" table:style-name="TL_20_Data" office:value="392" office:value-type="float">
            <text:p>39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auw en Langendam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raauw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4" office:value-type="float">
            <text:p>64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156" office:value-type="float">
            <text:p>156</text:p>
          </table:table-cell>
          <table:table-cell ns41:value-type="float" table:style-name="TL_20_Data" office:value="315" office:value-type="float">
            <text:p>315</text:p>
          </table:table-cell>
          <table:table-cell ns41:value-type="float" table:style-name="TL_20_Data" office:value="5" office:value-type="float">
            <text:p>5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auw en Langendam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Schelfhouts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auw en Langendam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Zand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" office:value-type="float">
            <text:p>35</text:p>
          </table:table-cell>
          <table:table-cell table:style-name="TL_20_Data" table:number-columns-repeated="7"/>
          <table:table-cell ns41:value-type="float" table:style-name="TL_20_Data" office:value="82" office:value-type="float">
            <text:p>82</text:p>
          </table:table-cell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160" office:value-type="float">
            <text:p>160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auw en Langendam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Jagertj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auw en Langendam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Krabben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" office:value-type="float">
            <text:p>23</text:p>
          </table:table-cell>
          <table:table-cell table:style-name="TL_20_Data" table:number-columns-repeated="7"/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96" office:value-type="float">
            <text:p>9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auw en Langendam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43" office:value-type="float">
            <text:p>34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float" table:style-name="TL_20_Data" office:value="778" office:value-type="float">
            <text:p>778</text:p>
          </table:table-cell>
          <table:table-cell ns41:value-type="float" table:style-name="TL_20_Data" office:value="781" office:value-type="float">
            <text:p>781</text:p>
          </table:table-cell>
          <table:table-cell ns41:value-type="float" table:style-name="TL_20_Data" office:value="1559" office:value-type="float">
            <text:p>1559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auw en Langendam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chelfhouts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7"/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55" office:value-type="float">
            <text:p>5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auw en Langendam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Paa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68" office:value-type="float">
            <text:p>68</text:p>
          </table:table-cell>
          <table:table-cell ns41:value-type="float" table:style-name="TL_20_Data" office:value="139" office:value-type="float">
            <text:p>139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auw en Langendam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Paal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auw en Langendam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rauw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7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auw en Langendam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auw en Langendam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" office:value-type="float">
            <text:p>23</text:p>
          </table:table-cell>
          <table:table-cell table:style-name="TL_20_Data" table:number-columns-repeated="7"/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126" office:value-type="float">
            <text:p>126</text:p>
          </table:table-cell>
          <table:table-cell table:style-name="TL_20_Data"/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auw en Langendam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table:style-name="TL_20_Data" table:number-columns-repeated="7"/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auw en Langendam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9" office:value-type="float">
            <text:p>79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65" office:value-type="float">
            <text:p>265</text:p>
          </table:table-cell>
          <table:table-cell ns41:value-type="float" table:style-name="TL_20_Data" office:value="248" office:value-type="float">
            <text:p>248</text:p>
          </table:table-cell>
          <table:table-cell ns41:value-type="float" table:style-name="TL_20_Data" office:value="513" office:value-type="float">
            <text:p>51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auw en Langendam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22" office:value-type="float">
            <text:p>42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1043" office:value-type="float">
            <text:p>1043</text:p>
          </table:table-cell>
          <table:table-cell ns41:value-type="float" table:style-name="TL_20_Data" office:value="1029" office:value-type="float">
            <text:p>1029</text:p>
          </table:table-cell>
          <table:table-cell ns41:value-type="float" table:style-name="TL_20_Data" office:value="2072" office:value-type="float">
            <text:p>2072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's Gravenpolder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3" office:value-type="float">
            <text:p>10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246" office:value-type="float">
            <text:p>246</text:p>
          </table:table-cell>
          <table:table-cell ns41:value-type="float" table:style-name="TL_20_Data" office:value="224" office:value-type="float">
            <text:p>224</text:p>
          </table:table-cell>
          <table:table-cell ns41:value-type="float" table:style-name="TL_20_Data" office:value="470" office:value-type="float">
            <text:p>470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's Gravenpolder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03" office:value-type="float">
            <text:p>10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246" office:value-type="float">
            <text:p>246</text:p>
          </table:table-cell>
          <table:table-cell ns41:value-type="float" table:style-name="TL_20_Data" office:value="224" office:value-type="float">
            <text:p>224</text:p>
          </table:table-cell>
          <table:table-cell ns41:value-type="float" table:style-name="TL_20_Data" office:value="470" office:value-type="float">
            <text:p>470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's Gravenpold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1" office:value-type="float">
            <text:p>6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320" office:value-type="float">
            <text:p>320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's Gravenpold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" office:value-type="float">
            <text:p>2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123" office:value-type="float">
            <text:p>12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's Gravenpold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84" office:value-type="float">
            <text:p>8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29" office:value-type="float">
            <text:p>229</text:p>
          </table:table-cell>
          <table:table-cell ns41:value-type="float" table:style-name="TL_20_Data" office:value="214" office:value-type="float">
            <text:p>214</text:p>
          </table:table-cell>
          <table:table-cell ns41:value-type="float" table:style-name="TL_20_Data" office:value="443" office:value-type="float">
            <text:p>443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's Gravenpolder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87" office:value-type="float">
            <text:p>18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475" office:value-type="float">
            <text:p>475</text:p>
          </table:table-cell>
          <table:table-cell ns41:value-type="float" table:style-name="TL_20_Data" office:value="438" office:value-type="float">
            <text:p>438</text:p>
          </table:table-cell>
          <table:table-cell ns41:value-type="float" table:style-name="TL_20_Data" office:value="913" office:value-type="float">
            <text:p>913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oe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9" office:value-type="float">
            <text:p>23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380" office:value-type="float">
            <text:p>380</text:p>
          </table:table-cell>
          <table:table-cell ns41:value-type="float" table:style-name="TL_20_Data" office:value="484" office:value-type="float">
            <text:p>484</text:p>
          </table:table-cell>
          <table:table-cell ns41:value-type="float" table:style-name="TL_20_Data" office:value="864" office:value-type="float">
            <text:p>864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oe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39" office:value-type="float">
            <text:p>23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380" office:value-type="float">
            <text:p>380</text:p>
          </table:table-cell>
          <table:table-cell ns41:value-type="float" table:style-name="TL_20_Data" office:value="484" office:value-type="float">
            <text:p>484</text:p>
          </table:table-cell>
          <table:table-cell ns41:value-type="float" table:style-name="TL_20_Data" office:value="864" office:value-type="float">
            <text:p>864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oe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O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3" office:value-type="float">
            <text:p>143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365" office:value-type="float">
            <text:p>365</text:p>
          </table:table-cell>
          <table:table-cell ns41:value-type="float" table:style-name="TL_20_Data" office:value="356" office:value-type="float">
            <text:p>356</text:p>
          </table:table-cell>
          <table:table-cell ns41:value-type="float" table:style-name="TL_20_Data" office:value="721" office:value-type="float">
            <text:p>72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oe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O</text:p>
          </table:table-cell>
          <table:table-cell ns41:value-type="string" office:value-type="string">
            <text:p>Gehucht Kruis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" office:value-type="float">
            <text:p>2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4" office:value-type="float">
            <text:p>4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oe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W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0" office:value-type="float">
            <text:p>140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350" office:value-type="float">
            <text:p>350</text:p>
          </table:table-cell>
          <table:table-cell ns41:value-type="float" table:style-name="TL_20_Data" office:value="334" office:value-type="float">
            <text:p>334</text:p>
          </table:table-cell>
          <table:table-cell ns41:value-type="float" table:style-name="TL_20_Data" office:value="684" office:value-type="float">
            <text:p>684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oe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09" office:value-type="float">
            <text:p>309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779" office:value-type="float">
            <text:p>779</text:p>
          </table:table-cell>
          <table:table-cell ns41:value-type="float" table:style-name="TL_20_Data" office:value="757" office:value-type="float">
            <text:p>757</text:p>
          </table:table-cell>
          <table:table-cell ns41:value-type="float" table:style-name="TL_20_Data" office:value="1536" office:value-type="float">
            <text:p>1536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oed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48" office:value-type="float">
            <text:p>548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1159" office:value-type="float">
            <text:p>1159</text:p>
          </table:table-cell>
          <table:table-cell ns41:value-type="float" table:style-name="TL_20_Data" office:value="1241" office:value-type="float">
            <text:p>1241</text:p>
          </table:table-cell>
          <table:table-cell ns41:value-type="float" table:style-name="TL_20_Data" office:value="2400" office:value-type="float">
            <text:p>2400</text:p>
          </table:table-cell>
          <table:table-cell ns41:value-type="float" table:style-name="TL_20_Data" office:value="55" office:value-type="float">
            <text:p>55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ijpskerk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iac. Armb. N. H. Kerk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ijpskerk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96" office:value-type="float">
            <text:p>96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198" office:value-type="float">
            <text:p>198</text:p>
          </table:table-cell>
          <table:table-cell ns41:value-type="float" table:style-name="TL_20_Data" office:value="367" office:value-type="float">
            <text:p>36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ijpsker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97" office:value-type="float">
            <text:p>97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73" office:value-type="float">
            <text:p>173</text:p>
          </table:table-cell>
          <table:table-cell ns41:value-type="float" table:style-name="TL_20_Data" office:value="200" office:value-type="float">
            <text:p>200</text:p>
          </table:table-cell>
          <table:table-cell ns41:value-type="float" table:style-name="TL_20_Data" office:value="373" office:value-type="float">
            <text:p>37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ijpskerk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rijpsker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1" office:value-type="float">
            <text:p>4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95" office:value-type="float">
            <text:p>95</text:p>
          </table:table-cell>
          <table:table-cell ns41:value-type="float" table:style-name="TL_20_Data" office:value="203" office:value-type="float">
            <text:p>20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ijpskerk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tte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table:style-name="TL_20_Data" table:number-columns-repeated="7"/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ijpskerk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Hoogelan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ijpskerk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Poppendamm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64" office:value-type="float">
            <text:p>6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ijps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84" office:value-type="float">
            <text:p>84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1:value-type="float" table:style-name="TL_20_Data" office:value="222" office:value-type="float">
            <text:p>222</text:p>
          </table:table-cell>
          <table:table-cell ns41:value-type="float" table:style-name="TL_20_Data" office:value="200" office:value-type="float">
            <text:p>200</text:p>
          </table:table-cell>
          <table:table-cell ns41:value-type="float" table:style-name="TL_20_Data" office:value="422" office:value-type="float">
            <text:p>42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ijpskerk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81" office:value-type="float">
            <text:p>181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395" office:value-type="float">
            <text:p>395</text:p>
          </table:table-cell>
          <table:table-cell ns41:value-type="float" table:style-name="TL_20_Data" office:value="400" office:value-type="float">
            <text:p>400</text:p>
          </table:table-cell>
          <table:table-cell ns41:value-type="float" table:style-name="TL_20_Data" office:value="795" office:value-type="float">
            <text:p>795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msted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7" office:value-type="float">
            <text:p>127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234" office:value-type="float">
            <text:p>234</text:p>
          </table:table-cell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443" office:value-type="float">
            <text:p>443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mste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27" office:value-type="float">
            <text:p>127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234" office:value-type="float">
            <text:p>234</text:p>
          </table:table-cell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443" office:value-type="float">
            <text:p>443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msted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8" office:value-type="float">
            <text:p>98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44" office:value-type="float">
            <text:p>244</text:p>
          </table:table-cell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457" office:value-type="float">
            <text:p>457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msted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mste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98" office:value-type="float">
            <text:p>98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48" office:value-type="float">
            <text:p>248</text:p>
          </table:table-cell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463" office:value-type="float">
            <text:p>463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msted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25" office:value-type="float">
            <text:p>225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482" office:value-type="float">
            <text:p>482</text:p>
          </table:table-cell>
          <table:table-cell ns41:value-type="float" table:style-name="TL_20_Data" office:value="424" office:value-type="float">
            <text:p>424</text:p>
          </table:table-cell>
          <table:table-cell ns41:value-type="float" table:style-name="TL_20_Data" office:value="906" office:value-type="float">
            <text:p>906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20" office:value-type="float">
            <text:p>2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's Heer-Abtsker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Abtsker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" office:value-type="float">
            <text:p>2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54" office:value-type="float">
            <text:p>54</text:p>
          </table:table-cell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's Heer-Abtsker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Sinoutsker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's Heer-Abtsker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aars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's Heer-Abtsker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5" office:value-type="float">
            <text:p>35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168" office:value-type="float">
            <text:p>168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's Heer-Abts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Abtsker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office:value="34" table:style-name="TL_20_Data" table:number-columns-repeated="2" office:value-type="float">
            <text:p>34</text:p>
          </table:table-cell>
          <table:table-cell ns41:value-type="float" table:style-name="TL_20_Data" office:value="68" office:value-type="float">
            <text:p>6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's Heer-Abts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Sinoutsker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's Heer-Abts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aars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75" office:value-type="float">
            <text:p>75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's Heer-Abts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8" office:value-type="float">
            <text:p>2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89" office:value-type="float">
            <text:p>89</text:p>
          </table:table-cell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's Heer-Abtskerk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63" office:value-type="float">
            <text:p>63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79" office:value-type="float">
            <text:p>179</text:p>
          </table:table-cell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337" office:value-type="float">
            <text:p>33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's Heer-Arendsker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's Heer-Hendrikskind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" office:value-type="float">
            <text:p>31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91" office:value-type="float">
            <text:p>91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178" office:value-type="float">
            <text:p>17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's Heer-Arendsker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's Heer-Arendsker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7" office:value-type="float">
            <text:p>12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268" office:value-type="float">
            <text:p>268</text:p>
          </table:table-cell>
          <table:table-cell ns41:value-type="float" table:style-name="TL_20_Data" office:value="296" office:value-type="float">
            <text:p>296</text:p>
          </table:table-cell>
          <table:table-cell ns41:value-type="float" table:style-name="TL_20_Data" office:value="564" office:value-type="float">
            <text:p>564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's Heer-Arendsker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Nieuw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1" office:value-type="float">
            <text:p>10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227" office:value-type="float">
            <text:p>227</text:p>
          </table:table-cell>
          <table:table-cell ns41:value-type="float" table:style-name="TL_20_Data" office:value="431" office:value-type="float">
            <text:p>431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's Heer-Arendsker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59" office:value-type="float">
            <text:p>25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563" office:value-type="float">
            <text:p>563</text:p>
          </table:table-cell>
          <table:table-cell ns41:value-type="float" table:style-name="TL_20_Data" office:value="610" office:value-type="float">
            <text:p>610</text:p>
          </table:table-cell>
          <table:table-cell ns41:value-type="float" table:style-name="TL_20_Data" office:value="1173" office:value-type="float">
            <text:p>1173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's Heer-Arends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's Heer-Hendrikskind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table:style-name="TL_20_Data" table:number-columns-repeated="7"/>
          <table:table-cell ns41:value-type="float" table:style-name="TL_20_Data" office:value="54" office:value-type="float">
            <text:p>54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's Heer-Arends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Wisseker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's Heer-Arends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Wisseker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7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47" office:value-type="float">
            <text:p>4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's Heer-Arends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's Heer-Arendsker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2" office:value-type="float">
            <text:p>16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433" office:value-type="float">
            <text:p>433</text:p>
          </table:table-cell>
          <table:table-cell ns41:value-type="float" table:style-name="TL_20_Data" office:value="377" office:value-type="float">
            <text:p>377</text:p>
          </table:table-cell>
          <table:table-cell ns41:value-type="float" table:style-name="TL_20_Data" office:value="810" office:value-type="float">
            <text:p>810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's Heer-Arends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Nieuw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5" office:value-type="float">
            <text:p>155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458" office:value-type="float">
            <text:p>458</text:p>
          </table:table-cell>
          <table:table-cell ns41:value-type="float" table:style-name="TL_20_Data" office:value="407" office:value-type="float">
            <text:p>407</text:p>
          </table:table-cell>
          <table:table-cell ns41:value-type="float" table:style-name="TL_20_Data" office:value="865" office:value-type="float">
            <text:p>865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's Heer-Arends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Nieuwdorp, Tijd.aanw.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's Heer-Arends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60" office:value-type="float">
            <text:p>360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992" office:value-type="float">
            <text:p>992</text:p>
          </table:table-cell>
          <table:table-cell ns41:value-type="float" table:style-name="TL_20_Data" office:value="883" office:value-type="float">
            <text:p>883</text:p>
          </table:table-cell>
          <table:table-cell ns41:value-type="float" table:style-name="TL_20_Data" office:value="1875" office:value-type="float">
            <text:p>1875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ce41" office:value="28" office:value-type="float">
            <text:p>2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's Heer-Arendskerke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's Heer-Arendskerk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619" office:value-type="float">
            <text:p>619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555" office:value-type="float">
            <text:p>1555</text:p>
          </table:table-cell>
          <table:table-cell ns41:value-type="float" table:style-name="TL_20_Data" office:value="1494" office:value-type="float">
            <text:p>1494</text:p>
          </table:table-cell>
          <table:table-cell ns41:value-type="float" table:style-name="TL_20_Data" office:value="3049" office:value-type="float">
            <text:p>3049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ce41" office:value="43" office:value-type="float">
            <text:p>4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's Heerenhoe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Franciscus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9" table:style-name="TL_20_Data" table:number-columns-repeated="2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's Heerenhoe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53" office:value-type="float">
            <text:p>15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318" office:value-type="float">
            <text:p>318</text:p>
          </table:table-cell>
          <table:table-cell ns41:value-type="float" table:style-name="TL_20_Data" office:value="342" office:value-type="float">
            <text:p>342</text:p>
          </table:table-cell>
          <table:table-cell ns41:value-type="float" table:style-name="TL_20_Data" office:value="660" office:value-type="float">
            <text:p>660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's Heerenhoe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54" office:value-type="float">
            <text:p>15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318" office:value-type="float">
            <text:p>318</text:p>
          </table:table-cell>
          <table:table-cell ns41:value-type="float" table:style-name="TL_20_Data" office:value="351" office:value-type="float">
            <text:p>351</text:p>
          </table:table-cell>
          <table:table-cell ns41:value-type="float" table:style-name="TL_20_Data" office:value="669" office:value-type="float">
            <text:p>669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's Heerenhoe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6" office:value-type="float">
            <text:p>6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92" office:value-type="float">
            <text:p>192</text:p>
          </table:table-cell>
          <table:table-cell ns41:value-type="float" table:style-name="TL_20_Data" office:value="170" office:value-type="float">
            <text:p>170</text:p>
          </table:table-cell>
          <table:table-cell ns41:value-type="float" table:style-name="TL_20_Data" office:value="362" office:value-type="float">
            <text:p>362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's Heerenhoe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6" office:value-type="float">
            <text:p>6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92" office:value-type="float">
            <text:p>192</text:p>
          </table:table-cell>
          <table:table-cell ns41:value-type="float" table:style-name="TL_20_Data" office:value="170" office:value-type="float">
            <text:p>170</text:p>
          </table:table-cell>
          <table:table-cell ns41:value-type="float" table:style-name="TL_20_Data" office:value="362" office:value-type="float">
            <text:p>362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's Heerenhoek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20" office:value-type="float">
            <text:p>220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510" office:value-type="float">
            <text:p>510</text:p>
          </table:table-cell>
          <table:table-cell ns41:value-type="float" table:style-name="TL_20_Data" office:value="521" office:value-type="float">
            <text:p>521</text:p>
          </table:table-cell>
          <table:table-cell ns41:value-type="float" table:style-name="TL_20_Data" office:value="1031" office:value-type="float">
            <text:p>1031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kenszand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8" office:value-type="float">
            <text:p>4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104" office:value-type="float">
            <text:p>104</text:p>
          </table:table-cell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kenszand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5" office:value-type="float">
            <text:p>145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302" office:value-type="float">
            <text:p>302</text:p>
          </table:table-cell>
          <table:table-cell ns41:value-type="float" table:style-name="TL_20_Data" office:value="298" office:value-type="float">
            <text:p>298</text:p>
          </table:table-cell>
          <table:table-cell ns41:value-type="float" table:style-name="TL_20_Data" office:value="600" office:value-type="float">
            <text:p>600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kenszand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93" office:value-type="float">
            <text:p>193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411" office:value-type="float">
            <text:p>411</text:p>
          </table:table-cell>
          <table:table-cell ns41:value-type="float" table:style-name="TL_20_Data" office:value="402" office:value-type="float">
            <text:p>402</text:p>
          </table:table-cell>
          <table:table-cell ns41:value-type="float" table:style-name="TL_20_Data" office:value="813" office:value-type="float">
            <text:p>813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kenszan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7" office:value-type="float">
            <text:p>57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78" office:value-type="float">
            <text:p>178</text:p>
          </table:table-cell>
          <table:table-cell ns41:value-type="float" table:style-name="TL_20_Data" office:value="140" office:value-type="float">
            <text:p>140</text:p>
          </table:table-cell>
          <table:table-cell ns41:value-type="float" table:style-name="TL_20_Data" office:value="318" office:value-type="float">
            <text:p>31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kenszan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5" office:value-type="float">
            <text:p>95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6"/>
          <table:table-cell ns41:value-type="float" office:value="247" table:style-name="TL_20_Data" table:number-columns-repeated="2" office:value-type="float">
            <text:p>247</text:p>
          </table:table-cell>
          <table:table-cell ns41:value-type="float" table:style-name="TL_20_Data" office:value="494" office:value-type="float">
            <text:p>49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kenszan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52" office:value-type="float">
            <text:p>152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25" office:value-type="float">
            <text:p>425</text:p>
          </table:table-cell>
          <table:table-cell ns41:value-type="float" table:style-name="TL_20_Data" office:value="387" office:value-type="float">
            <text:p>387</text:p>
          </table:table-cell>
          <table:table-cell ns41:value-type="float" table:style-name="TL_20_Data" office:value="812" office:value-type="float">
            <text:p>812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kenszand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45" office:value-type="float">
            <text:p>345</text:p>
          </table:table-cell>
          <table:table-cell ns41:value-type="float" table:style-name="TL_20_Data" office:value="35" office:value-type="float">
            <text:p>35</text:p>
          </table:table-cell>
          <table:table-cell table:style-name="TL_20_Data" table:number-columns-repeated="3"/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1:value-type="float" table:style-name="TL_20_Data" office:value="836" office:value-type="float">
            <text:p>836</text:p>
          </table:table-cell>
          <table:table-cell ns41:value-type="float" table:style-name="TL_20_Data" office:value="789" office:value-type="float">
            <text:p>789</text:p>
          </table:table-cell>
          <table:table-cell ns41:value-type="float" table:style-name="TL_20_Data" office:value="1625" office:value-type="float">
            <text:p>1625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std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" office:value-type="float">
            <text:p>2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69" office:value-type="float">
            <text:p>69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std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table:style-name="TL_20_Data" table:number-columns-repeated="7"/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std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49" office:value-type="float">
            <text:p>4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std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Oost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48" office:value-type="float">
            <text:p>4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std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Keiweg n. Stoppel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std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Platten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std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Hengstdijkschestra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std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Polder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58" office:value-type="float">
            <text:p>58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std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Konings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" office:value-type="float">
            <text:p>23</text:p>
          </table:table-cell>
          <table:table-cell table:style-name="TL_20_Data" table:number-columns-repeated="7"/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104" office:value-type="float">
            <text:p>10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std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Polder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7"/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std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Oude Stoof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std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89" office:value-type="float">
            <text:p>8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201" office:value-type="float">
            <text:p>201</text:p>
          </table:table-cell>
          <table:table-cell ns41:value-type="float" table:style-name="TL_20_Data" office:value="211" office:value-type="float">
            <text:p>211</text:p>
          </table:table-cell>
          <table:table-cell ns41:value-type="float" table:style-name="TL_20_Data" office:value="412" office:value-type="float">
            <text:p>412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stdijk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38" office:value-type="float">
            <text:p>138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6"/>
          <table:table-cell ns41:value-type="float" table:style-name="TL_20_Data" office:value="302" office:value-type="float">
            <text:p>302</text:p>
          </table:table-cell>
          <table:table-cell ns41:value-type="float" table:style-name="TL_20_Data" office:value="323" office:value-type="float">
            <text:p>323</text:p>
          </table:table-cell>
          <table:table-cell ns41:value-type="float" table:style-name="TL_20_Data" office:value="625" office:value-type="float">
            <text:p>625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dekensker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9" office:value-type="float">
            <text:p>8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210" office:value-type="float">
            <text:p>210</text:p>
          </table:table-cell>
          <table:table-cell ns41:value-type="float" table:style-name="TL_20_Data" office:value="225" office:value-type="float">
            <text:p>225</text:p>
          </table:table-cell>
          <table:table-cell ns41:value-type="float" table:style-name="TL_20_Data" office:value="435" office:value-type="float">
            <text:p>435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dekensker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Kwadendamm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8" office:value-type="float">
            <text:p>3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107" office:value-type="float">
            <text:p>107</text:p>
          </table:table-cell>
          <table:table-cell ns41:value-type="float" table:style-name="TL_20_Data" office:value="223" office:value-type="float">
            <text:p>22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dekensker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27" office:value-type="float">
            <text:p>12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9" office:value-type="float">
            <text:p>19</text:p>
          </table:table-cell>
          <table:table-cell table:style-name="TL_20_Data" table:number-columns-repeated="2"/>
          <table:table-cell ns41:value-type="float" table:style-name="TL_20_Data" office:value="326" office:value-type="float">
            <text:p>326</text:p>
          </table:table-cell>
          <table:table-cell ns41:value-type="float" table:style-name="TL_20_Data" office:value="332" office:value-type="float">
            <text:p>332</text:p>
          </table:table-cell>
          <table:table-cell ns41:value-type="float" table:style-name="TL_20_Data" office:value="658" office:value-type="float">
            <text:p>658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dekens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dekens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, Tijdel.aanw.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dekens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Kwadendamm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8" office:value-type="float">
            <text:p>58</text:p>
          </table:table-cell>
          <table:table-cell table:style-name="TL_20_Data" table:number-columns-repeated="7"/>
          <table:table-cell ns41:value-type="float" table:style-name="TL_20_Data" office:value="147" office:value-type="float">
            <text:p>147</text:p>
          </table:table-cell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263" office:value-type="float">
            <text:p>26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dekens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Rijke Buu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125" office:value-type="float">
            <text:p>12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dekens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93" office:value-type="float">
            <text:p>93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246" office:value-type="float">
            <text:p>246</text:p>
          </table:table-cell>
          <table:table-cell ns41:value-type="float" table:style-name="TL_20_Data" office:value="205" office:value-type="float">
            <text:p>205</text:p>
          </table:table-cell>
          <table:table-cell ns41:value-type="float" table:style-name="TL_20_Data" office:value="451" office:value-type="float">
            <text:p>451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dekenskerk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20" office:value-type="float">
            <text:p>220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572" office:value-type="float">
            <text:p>572</text:p>
          </table:table-cell>
          <table:table-cell ns41:value-type="float" table:style-name="TL_20_Data" office:value="537" office:value-type="float">
            <text:p>537</text:p>
          </table:table-cell>
          <table:table-cell ns41:value-type="float" table:style-name="TL_20_Data" office:value="1109" office:value-type="float">
            <text:p>1109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5" office:value-type="float">
            <text:p>205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422" office:value-type="float">
            <text:p>422</text:p>
          </table:table-cell>
          <table:table-cell ns41:value-type="float" table:style-name="TL_20_Data" office:value="454" office:value-type="float">
            <text:p>454</text:p>
          </table:table-cell>
          <table:table-cell ns41:value-type="float" table:style-name="TL_20_Data" office:value="876" office:value-type="float">
            <text:p>876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05" office:value-type="float">
            <text:p>205</text:p>
          </table:table-cell>
          <table:table-cell ns41:value-type="float" table:style-name="TL_20_Data" office:value="8" office:value-type="float">
            <text:p>8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425" office:value-type="float">
            <text:p>425</text:p>
          </table:table-cell>
          <table:table-cell ns41:value-type="float" table:style-name="TL_20_Data" office:value="456" office:value-type="float">
            <text:p>456</text:p>
          </table:table-cell>
          <table:table-cell ns41:value-type="float" table:style-name="TL_20_Data" office:value="881" office:value-type="float">
            <text:p>881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Mauritsfo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0" office:value-type="float">
            <text:p>4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107" office:value-type="float">
            <text:p>107</text:p>
          </table:table-cell>
          <table:table-cell ns41:value-type="float" table:style-name="TL_20_Data" office:value="199" office:value-type="float">
            <text:p>19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Koude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91" office:value-type="float">
            <text:p>91</text:p>
          </table:table-cell>
          <table:table-cell table:style-name="TL_20_Data"/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Hasjesstra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63" office:value-type="float">
            <text:p>6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Paradij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8" office:value-type="float">
            <text:p>3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Loven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129" office:value-type="float">
            <text:p>129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Molen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Willemskerke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Loven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7"/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oereg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0" office:value-type="float">
            <text:p>6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137" office:value-type="float">
            <text:p>137</text:p>
          </table:table-cell>
          <table:table-cell ns41:value-type="float" table:style-name="TL_20_Data" office:value="258" office:value-type="float">
            <text:p>258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Nieuwe 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89" office:value-type="float">
            <text:p>89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Wulpenb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Vingerl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43" office:value-type="float">
            <text:p>43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Kno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oessche 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86" office:value-type="float">
            <text:p>86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oessche 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office:value="13" table:style-name="TL_20_Data" table:number-columns-repeated="2" office:value-type="float">
            <text:p>13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Nw. Westenrijk 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Stelle 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Oud Westerijk 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56" office:value-type="float">
            <text:p>256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71" office:value-type="float">
            <text:p>671</text:p>
          </table:table-cell>
          <table:table-cell ns41:value-type="float" table:style-name="TL_20_Data" office:value="686" office:value-type="float">
            <text:p>686</text:p>
          </table:table-cell>
          <table:table-cell ns41:value-type="float" table:style-name="TL_20_Data" office:value="1357" office:value-type="float">
            <text:p>1357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k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61" office:value-type="float">
            <text:p>461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1:value-type="float" table:style-name="TL_20_Data" office:value="1096" office:value-type="float">
            <text:p>1096</text:p>
          </table:table-cell>
          <table:table-cell ns41:value-type="float" table:style-name="TL_20_Data" office:value="1142" office:value-type="float">
            <text:p>1142</text:p>
          </table:table-cell>
          <table:table-cell ns41:value-type="float" table:style-name="TL_20_Data" office:value="2238" office:value-type="float">
            <text:p>2238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23" office:value-type="float">
            <text:p>2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" office:value-type="float">
            <text:p>29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75" office:value-type="float">
            <text:p>75</text:p>
          </table:table-cell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ucht Noordstra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5" office:value-type="float">
            <text:p>4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14" office:value-type="float">
            <text:p>114</text:p>
          </table:table-cell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231" office:value-type="float">
            <text:p>231</text:p>
          </table:table-cell>
          <table:table-cell ns41:value-type="float" table:style-name="TL_20_Data" office:value="4" office:value-type="float">
            <text:p>4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ucht Walsoorden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dorp Groenen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0" office:value-type="float">
            <text:p>130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239" office:value-type="float">
            <text:p>239</text:p>
          </table:table-cell>
          <table:table-cell ns41:value-type="float" table:style-name="TL_20_Data" office:value="289" office:value-type="float">
            <text:p>289</text:p>
          </table:table-cell>
          <table:table-cell ns41:value-type="float" table:style-name="TL_20_Data" office:value="528" office:value-type="float">
            <text:p>528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Kazerne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orp Kloosterzande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62" office:value-type="float">
            <text:p>62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150" office:value-type="float">
            <text:p>150</text:p>
          </table:table-cell>
          <table:table-cell ns41:value-type="float" table:style-name="TL_20_Data" office:value="274" office:value-type="float">
            <text:p>274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ucht Kruis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dorp Lamswaar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7" office:value-type="float">
            <text:p>97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211" office:value-type="float">
            <text:p>211</text:p>
          </table:table-cell>
          <table:table-cell ns41:value-type="float" table:style-name="TL_20_Data" office:value="420" office:value-type="float">
            <text:p>420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gehucht Rozen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" office:value-type="float">
            <text:p>29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office:value="73" table:style-name="TL_20_Data" table:number-columns-repeated="2" office:value-type="float">
            <text:p>73</text:p>
          </table:table-cell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gehucht Hoefjes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" office:value-type="float">
            <text:p>2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89" office:value-type="float">
            <text:p>89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gehucht Molen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office:value="48" table:style-name="TL_20_Data" table:number-columns-repeated="2" office:value-type="float">
            <text:p>48</text:p>
          </table:table-cell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gehucht Ter Ho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1" office:value-type="float">
            <text:p>5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14" office:value-type="float">
            <text:p>114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229" office:value-type="float">
            <text:p>229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gehucht Kuitaa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7" office:value-type="float">
            <text:p>4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220" office:value-type="float">
            <text:p>220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560" office:value-type="float">
            <text:p>560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41" office:value-type="float">
            <text:p>41</text:p>
          </table:table-cell>
          <table:table-cell table:style-name="TL_20_Data" table:number-columns-repeated="2"/>
          <table:table-cell ns41:value-type="float" table:style-name="TL_20_Data" office:value="1219" office:value-type="float">
            <text:p>1219</text:p>
          </table:table-cell>
          <table:table-cell ns41:value-type="float" table:style-name="TL_20_Data" office:value="1296" office:value-type="float">
            <text:p>1296</text:p>
          </table:table-cell>
          <table:table-cell ns41:value-type="float" table:style-name="TL_20_Data" office:value="2515" office:value-type="float">
            <text:p>2515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ucht Knapaf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ucht Perk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ucht Kreverhil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142" office:value-type="float">
            <text:p>14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ucht Kalvers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95" office:value-type="float">
            <text:p>9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ucht Droogen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" office:value-type="float">
            <text:p>23</text:p>
          </table:table-cell>
          <table:table-cell table:style-name="TL_20_Data" table:number-columns-repeated="7"/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110" office:value-type="float">
            <text:p>110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ucht Waterstra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" office:value-type="float">
            <text:p>22</text:p>
          </table:table-cell>
          <table:table-cell table:style-name="TL_20_Data" table:number-columns-repeated="7"/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ucht den E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office:value="41" table:style-name="TL_20_Data" table:number-columns-repeated="2" office:value-type="float">
            <text:p>41</text:p>
          </table:table-cell>
          <table:table-cell ns41:value-type="float" table:style-name="TL_20_Data" office:value="82" office:value-type="float">
            <text:p>8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ucht Kruis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7"/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Molenstra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0" office:value-type="float">
            <text:p>50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29" office:value-type="float">
            <text:p>129</text:p>
          </table:table-cell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250" office:value-type="float">
            <text:p>250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hucht Hoekenbosch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hucht Tas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office:value="12" table:style-name="TL_20_Data" table:number-columns-repeated="2" office:value-type="float">
            <text:p>12</text:p>
          </table:table-cell>
          <table:table-cell ns41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hucht Nederhuiz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table:style-name="TL_20_Data" table:number-columns-repeated="7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45" office:value-type="float">
            <text:p>4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ucht Wilhelmus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ucht Lange Nieuwstra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table:style-name="TL_20_Data" table:number-columns-repeated="7"/>
          <table:table-cell ns41:value-type="float" table:style-name="TL_20_Data" office:value="54" office:value-type="float">
            <text:p>54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ucht Kruispolderkaai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55" office:value-type="float">
            <text:p>5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ucht Duivels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40" office:value-type="float">
            <text:p>4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ucht Duivelshoek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ucht Baal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" office:value-type="float">
            <text:p>2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138" office:value-type="float">
            <text:p>13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Rozenbergsche stra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37" office:value-type="float">
            <text:p>3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gehucht Klein Kuitaa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office:value="27" table:style-name="TL_20_Data" table:number-columns-repeated="2" office:value-type="float">
            <text:p>27</text:p>
          </table:table-cell>
          <table:table-cell ns41:value-type="float" table:style-name="TL_20_Data" office:value="54" office:value-type="float">
            <text:p>54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gehucht Vits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57" office:value-type="float">
            <text:p>57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gehucht Meer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7"/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gehucht Koelewei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2" office:value-type="float">
            <text:p>3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68" office:value-type="float">
            <text:p>68</text:p>
          </table:table-cell>
          <table:table-cell ns41:value-type="float" table:style-name="TL_20_Data" office:value="82" office:value-type="float">
            <text:p>82</text:p>
          </table:table-cell>
          <table:table-cell ns41:value-type="float" table:style-name="TL_20_Data" office:value="150" office:value-type="float">
            <text:p>15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gehucht Noten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gehucht Molen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gehucht Jagertj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gehucht Schuddebeur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table:style-name="TL_20_Data" table:number-columns-repeated="7"/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67" office:value-type="float">
            <text:p>6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gehucht Zeil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" office:value-type="float">
            <text:p>22</text:p>
          </table:table-cell>
          <table:table-cell table:style-name="TL_20_Data" table:number-columns-repeated="7"/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97" office:value-type="float">
            <text:p>9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gehucht Dullaart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38" office:value-type="float">
            <text:p>3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gehucht Zandstra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gehucht Galgen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gehucht Rustw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gehucht Haven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77" office:value-type="float">
            <text:p>77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gehucht Baudeloo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58" office:value-type="float">
            <text:p>5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gehucht Schapers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gehucht Rozen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7"/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54" office:value-type="float">
            <text:p>5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gehucht Tas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table:style-name="TL_20_Data" table:number-columns-repeated="7"/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73" office:value-type="float">
            <text:p>73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502" office:value-type="float">
            <text:p>502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1262" office:value-type="float">
            <text:p>1262</text:p>
          </table:table-cell>
          <table:table-cell ns41:value-type="float" table:style-name="TL_20_Data" office:value="1258" office:value-type="float">
            <text:p>1258</text:p>
          </table:table-cell>
          <table:table-cell ns41:value-type="float" table:style-name="TL_20_Data" office:value="2520" office:value-type="float">
            <text:p>2520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28" office:value-type="float">
            <text:p>2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062" office:value-type="float">
            <text:p>1062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52" office:value-type="float">
            <text:p>52</text:p>
          </table:table-cell>
          <table:table-cell table:style-name="TL_20_Data" table:number-columns-repeated="2"/>
          <table:table-cell ns41:value-type="float" table:style-name="TL_20_Data" office:value="2481" office:value-type="float">
            <text:p>2481</text:p>
          </table:table-cell>
          <table:table-cell ns41:value-type="float" table:style-name="TL_20_Data" office:value="2554" office:value-type="float">
            <text:p>2554</text:p>
          </table:table-cell>
          <table:table-cell ns41:value-type="float" table:style-name="TL_20_Data" office:value="5035" office:value-type="float">
            <text:p>5035</text:p>
          </table:table-cell>
          <table:table-cell ns41:value-type="float" table:style-name="TL_20_Data" office:value="56" office:value-type="float">
            <text:p>56</text:p>
          </table:table-cell>
          <table:table-cell ns41:value-type="float" table:style-name="ce41" office:value="45" office:value-type="float">
            <text:p>4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fdplaa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8" office:value-type="float">
            <text:p>138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80" office:value-type="float">
            <text:p>280</text:p>
          </table:table-cell>
          <table:table-cell ns41:value-type="float" table:style-name="TL_20_Data" office:value="305" office:value-type="float">
            <text:p>305</text:p>
          </table:table-cell>
          <table:table-cell ns41:value-type="float" table:style-name="TL_20_Data" office:value="585" office:value-type="float">
            <text:p>585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fdplaa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38" office:value-type="float">
            <text:p>138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80" office:value-type="float">
            <text:p>280</text:p>
          </table:table-cell>
          <table:table-cell ns41:value-type="float" table:style-name="TL_20_Data" office:value="305" office:value-type="float">
            <text:p>305</text:p>
          </table:table-cell>
          <table:table-cell ns41:value-type="float" table:style-name="TL_20_Data" office:value="585" office:value-type="float">
            <text:p>585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fdplaat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Haven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fdplaa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" office:value-type="float">
            <text:p>29</text:p>
          </table:table-cell>
          <table:table-cell table:style-name="TL_20_Data" table:number-columns-repeated="7"/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fdplaa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fdplaa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4" office:value-type="float">
            <text:p>3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94" office:value-type="float">
            <text:p>94</text:p>
          </table:table-cell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184" office:value-type="float">
            <text:p>18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fdplaa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3" office:value-type="float">
            <text:p>7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96" office:value-type="float">
            <text:p>196</text:p>
          </table:table-cell>
          <table:table-cell ns41:value-type="float" table:style-name="TL_20_Data" office:value="188" office:value-type="float">
            <text:p>188</text:p>
          </table:table-cell>
          <table:table-cell ns41:value-type="float" table:style-name="TL_20_Data" office:value="384" office:value-type="float">
            <text:p>384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fdplaa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46" office:value-type="float">
            <text:p>146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1:value-type="float" table:style-name="TL_20_Data" office:value="424" office:value-type="float">
            <text:p>424</text:p>
          </table:table-cell>
          <table:table-cell ns41:value-type="float" table:style-name="TL_20_Data" office:value="382" office:value-type="float">
            <text:p>382</text:p>
          </table:table-cell>
          <table:table-cell ns41:value-type="float" table:style-name="TL_20_Data" office:value="806" office:value-type="float">
            <text:p>806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fdplaat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84" office:value-type="float">
            <text:p>284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704" office:value-type="float">
            <text:p>704</text:p>
          </table:table-cell>
          <table:table-cell ns41:value-type="float" table:style-name="TL_20_Data" office:value="687" office:value-type="float">
            <text:p>687</text:p>
          </table:table-cell>
          <table:table-cell ns41:value-type="float" table:style-name="TL_20_Data" office:value="1391" office:value-type="float">
            <text:p>1391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uls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R.K. Liefde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112" office:value-type="float">
            <text:p>1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uls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18" office:value-type="float">
            <text:p>218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1:value-type="float" table:style-name="TL_20_Data" office:value="471" office:value-type="float">
            <text:p>471</text:p>
          </table:table-cell>
          <table:table-cell ns41:value-type="float" table:style-name="TL_20_Data" office:value="491" office:value-type="float">
            <text:p>491</text:p>
          </table:table-cell>
          <table:table-cell ns41:value-type="float" table:style-name="TL_20_Data" office:value="962" office:value-type="float">
            <text:p>96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uls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Kazerne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uls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22" office:value-type="float">
            <text:p>12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277" office:value-type="float">
            <text:p>277</text:p>
          </table:table-cell>
          <table:table-cell ns41:value-type="float" table:style-name="TL_20_Data" office:value="352" office:value-type="float">
            <text:p>352</text:p>
          </table:table-cell>
          <table:table-cell ns41:value-type="float" table:style-name="TL_20_Data" office:value="629" office:value-type="float">
            <text:p>629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uls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Pensionaat v. meisjes met klooster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35" table:style-name="TL_20_Data" table:number-columns-repeated="2" office:value-type="float">
            <text:p>3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uls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72" office:value-type="float">
            <text:p>17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1:value-type="float" table:style-name="TL_20_Data" office:value="441" office:value-type="float">
            <text:p>441</text:p>
          </table:table-cell>
          <table:table-cell ns41:value-type="float" table:style-name="TL_20_Data" office:value="442" office:value-type="float">
            <text:p>442</text:p>
          </table:table-cell>
          <table:table-cell ns41:value-type="float" table:style-name="TL_20_Data" office:value="883" office:value-type="float">
            <text:p>883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uls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515" office:value-type="float">
            <text:p>515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83" office:value-type="float">
            <text:p>83</text:p>
          </table:table-cell>
          <table:table-cell table:style-name="TL_20_Data" table:number-columns-repeated="2"/>
          <table:table-cell ns41:value-type="float" table:style-name="TL_20_Data" office:value="1238" office:value-type="float">
            <text:p>1238</text:p>
          </table:table-cell>
          <table:table-cell ns41:value-type="float" table:style-name="TL_20_Data" office:value="1398" office:value-type="float">
            <text:p>1398</text:p>
          </table:table-cell>
          <table:table-cell ns41:value-type="float" table:style-name="TL_20_Data" office:value="2636" office:value-type="float">
            <text:p>2636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uls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uls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" office:value-type="float">
            <text:p>2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office:value="49" table:style-name="TL_20_Data" table:number-columns-repeated="2" office:value-type="float">
            <text:p>49</text:p>
          </table:table-cell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uls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47" office:value-type="float">
            <text:p>4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uls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4" office:value-type="float">
            <text:p>3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168" office:value-type="float">
            <text:p>16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ulst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49" office:value-type="float">
            <text:p>549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88" office:value-type="float">
            <text:p>88</text:p>
          </table:table-cell>
          <table:table-cell table:style-name="TL_20_Data" table:number-columns-repeated="2"/>
          <table:table-cell ns41:value-type="float" table:style-name="TL_20_Data" office:value="1321" office:value-type="float">
            <text:p>1321</text:p>
          </table:table-cell>
          <table:table-cell ns41:value-type="float" table:style-name="TL_20_Data" office:value="1483" office:value-type="float">
            <text:p>1483</text:p>
          </table:table-cell>
          <table:table-cell ns41:value-type="float" table:style-name="TL_20_Data" office:value="2804" office:value-type="float">
            <text:p>2804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Janste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, R.K. Biz. meisjessch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9" table:style-name="TL_20_Data" table:number-columns-repeated="2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Janste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78" office:value-type="float">
            <text:p>17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39" office:value-type="float">
            <text:p>439</text:p>
          </table:table-cell>
          <table:table-cell ns41:value-type="float" table:style-name="TL_20_Data" office:value="431" office:value-type="float">
            <text:p>431</text:p>
          </table:table-cell>
          <table:table-cell ns41:value-type="float" table:style-name="TL_20_Data" office:value="870" office:value-type="float">
            <text:p>870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Janste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79" office:value-type="float">
            <text:p>17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39" office:value-type="float">
            <text:p>439</text:p>
          </table:table-cell>
          <table:table-cell ns41:value-type="float" table:style-name="TL_20_Data" office:value="440" office:value-type="float">
            <text:p>440</text:p>
          </table:table-cell>
          <table:table-cell ns41:value-type="float" table:style-name="TL_20_Data" office:value="879" office:value-type="float">
            <text:p>879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Janst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Kapellebru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3" office:value-type="float">
            <text:p>43</text:p>
          </table:table-cell>
          <table:table-cell table:style-name="TL_20_Data" table:number-columns-repeated="7"/>
          <table:table-cell ns41:value-type="float" office:value="118" table:style-name="TL_20_Data" table:number-columns-repeated="2" office:value-type="float">
            <text:p>118</text:p>
          </table:table-cell>
          <table:table-cell ns41:value-type="float" table:style-name="TL_20_Data" office:value="236" office:value-type="float">
            <text:p>23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Janst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Heikan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2" office:value-type="float">
            <text:p>52</text:p>
          </table:table-cell>
          <table:table-cell table:style-name="TL_20_Data" table:number-columns-repeated="7"/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244" office:value-type="float">
            <text:p>24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Janst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Heikant, Bewoonde 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Janst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Heikan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2" office:value-type="float">
            <text:p>142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26" office:value-type="float">
            <text:p>426</text:p>
          </table:table-cell>
          <table:table-cell ns41:value-type="float" table:style-name="TL_20_Data" office:value="372" office:value-type="float">
            <text:p>372</text:p>
          </table:table-cell>
          <table:table-cell ns41:value-type="float" table:style-name="TL_20_Data" office:value="798" office:value-type="float">
            <text:p>79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Janst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Absda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5" office:value-type="float">
            <text:p>75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49" office:value-type="float">
            <text:p>249</text:p>
          </table:table-cell>
          <table:table-cell ns41:value-type="float" table:style-name="TL_20_Data" office:value="223" office:value-type="float">
            <text:p>223</text:p>
          </table:table-cell>
          <table:table-cell ns41:value-type="float" table:style-name="TL_20_Data" office:value="472" office:value-type="float">
            <text:p>472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Janst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12" office:value-type="float">
            <text:p>31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910" office:value-type="float">
            <text:p>910</text:p>
          </table:table-cell>
          <table:table-cell ns41:value-type="float" table:style-name="TL_20_Data" office:value="843" office:value-type="float">
            <text:p>843</text:p>
          </table:table-cell>
          <table:table-cell ns41:value-type="float" table:style-name="TL_20_Data" office:value="1753" office:value-type="float">
            <text:p>1753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Janste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91" office:value-type="float">
            <text:p>49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349" office:value-type="float">
            <text:p>1349</text:p>
          </table:table-cell>
          <table:table-cell ns41:value-type="float" table:style-name="TL_20_Data" office:value="1283" office:value-type="float">
            <text:p>1283</text:p>
          </table:table-cell>
          <table:table-cell ns41:value-type="float" table:style-name="TL_20_Data" office:value="2632" office:value-type="float">
            <text:p>263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pe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0" office:value-type="float">
            <text:p>140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339" office:value-type="float">
            <text:p>339</text:p>
          </table:table-cell>
          <table:table-cell ns41:value-type="float" table:style-name="TL_20_Data" office:value="312" office:value-type="float">
            <text:p>312</text:p>
          </table:table-cell>
          <table:table-cell ns41:value-type="float" table:style-name="TL_20_Data" office:value="651" office:value-type="float">
            <text:p>651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pe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Dorp Biezeli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7" office:value-type="float">
            <text:p>117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302" office:value-type="float">
            <text:p>302</text:p>
          </table:table-cell>
          <table:table-cell ns41:value-type="float" table:style-name="TL_20_Data" office:value="277" office:value-type="float">
            <text:p>277</text:p>
          </table:table-cell>
          <table:table-cell ns41:value-type="float" table:style-name="TL_20_Data" office:value="579" office:value-type="float">
            <text:p>579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pe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57" office:value-type="float">
            <text:p>25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641" office:value-type="float">
            <text:p>641</text:p>
          </table:table-cell>
          <table:table-cell ns41:value-type="float" table:style-name="TL_20_Data" office:value="589" office:value-type="float">
            <text:p>589</text:p>
          </table:table-cell>
          <table:table-cell ns41:value-type="float" table:style-name="TL_20_Data" office:value="1230" office:value-type="float">
            <text:p>1230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pell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table:style-name="TL_20_Data" table:number-columns-repeated="7"/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pell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4" office:value-type="float">
            <text:p>44</text:p>
          </table:table-cell>
          <table:table-cell table:style-name="TL_20_Data" table:number-columns-repeated="7"/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134" office:value-type="float">
            <text:p>134</text:p>
          </table:table-cell>
          <table:table-cell ns41:value-type="float" table:style-name="TL_20_Data" office:value="265" office:value-type="float">
            <text:p>265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pell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table:style-name="TL_20_Data" table:number-columns-repeated="7"/>
          <table:table-cell ns41:value-type="float" table:style-name="TL_20_Data" office:value="91" office:value-type="float">
            <text:p>91</text:p>
          </table:table-cell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163" office:value-type="float">
            <text:p>163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pell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pell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" office:value-type="float">
            <text:p>30</text:p>
          </table:table-cell>
          <table:table-cell table:style-name="TL_20_Data" table:number-columns-repeated="7"/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192" office:value-type="float">
            <text:p>19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pell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20" office:value-type="float">
            <text:p>120</text:p>
          </table:table-cell>
          <table:table-cell table:style-name="TL_20_Data" table:number-columns-repeated="7"/>
          <table:table-cell ns41:value-type="float" table:style-name="TL_20_Data" office:value="371" office:value-type="float">
            <text:p>371</text:p>
          </table:table-cell>
          <table:table-cell ns41:value-type="float" table:style-name="TL_20_Data" office:value="351" office:value-type="float">
            <text:p>351</text:p>
          </table:table-cell>
          <table:table-cell ns41:value-type="float" table:style-name="TL_20_Data" office:value="722" office:value-type="float">
            <text:p>722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pell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77" office:value-type="float">
            <text:p>37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1012" office:value-type="float">
            <text:p>1012</text:p>
          </table:table-cell>
          <table:table-cell ns41:value-type="float" table:style-name="TL_20_Data" office:value="940" office:value-type="float">
            <text:p>940</text:p>
          </table:table-cell>
          <table:table-cell ns41:value-type="float" table:style-name="TL_20_Data" office:value="1952" office:value-type="float">
            <text:p>1952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ce41" office:value="25" office:value-type="float">
            <text:p>2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ttendij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Kattendij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3" office:value-type="float">
            <text:p>5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267" office:value-type="float">
            <text:p>267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ttendij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Sas van Goe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ttendij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Wilhelmina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0" office:value-type="float">
            <text:p>100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227" office:value-type="float">
            <text:p>227</text:p>
          </table:table-cell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474" office:value-type="float">
            <text:p>474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ttendij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60" office:value-type="float">
            <text:p>160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395" office:value-type="float">
            <text:p>395</text:p>
          </table:table-cell>
          <table:table-cell ns41:value-type="float" table:style-name="TL_20_Data" office:value="392" office:value-type="float">
            <text:p>392</text:p>
          </table:table-cell>
          <table:table-cell ns41:value-type="float" table:style-name="TL_20_Data" office:value="787" office:value-type="float">
            <text:p>787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ttendij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Kattendij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1" office:value-type="float">
            <text:p>41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ttendij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Wilhelmina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ttendij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52" office:value-type="float">
            <text:p>52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283" office:value-type="float">
            <text:p>283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ttendijk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12" office:value-type="float">
            <text:p>212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1:value-type="float" table:style-name="TL_20_Data" office:value="554" office:value-type="float">
            <text:p>554</text:p>
          </table:table-cell>
          <table:table-cell ns41:value-type="float" table:style-name="TL_20_Data" office:value="516" office:value-type="float">
            <text:p>516</text:p>
          </table:table-cell>
          <table:table-cell ns41:value-type="float" table:style-name="TL_20_Data" office:value="1070" office:value-type="float">
            <text:p>1070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ce41" office:value="25" office:value-type="float">
            <text:p>2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erkwerv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K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6" office:value-type="float">
            <text:p>46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232" office:value-type="float">
            <text:p>23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erkwerv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N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table:style-name="TL_20_Data" table:number-columns-repeated="7"/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erkwerv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6" office:value-type="float">
            <text:p>66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65" office:value-type="float">
            <text:p>165</text:p>
          </table:table-cell>
          <table:table-cell ns41:value-type="float" table:style-name="TL_20_Data" office:value="147" office:value-type="float">
            <text:p>147</text:p>
          </table:table-cell>
          <table:table-cell ns41:value-type="float" table:style-name="TL_20_Data" office:value="312" office:value-type="float">
            <text:p>312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erkwerv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K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1" office:value-type="float">
            <text:p>41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6"/>
          <table:table-cell ns41:value-type="float" table:style-name="TL_20_Data" office:value="134" office:value-type="float">
            <text:p>134</text:p>
          </table:table-cell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255" office:value-type="float">
            <text:p>25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erkwerv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N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" office:value-type="float">
            <text:p>29</text:p>
          </table:table-cell>
          <table:table-cell table:style-name="TL_20_Data" table:number-columns-repeated="7"/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erkwerv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R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" office:value-type="float">
            <text:p>2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erkwerv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91" office:value-type="float">
            <text:p>91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61" office:value-type="float">
            <text:p>261</text:p>
          </table:table-cell>
          <table:table-cell ns41:value-type="float" table:style-name="TL_20_Data" office:value="235" office:value-type="float">
            <text:p>235</text:p>
          </table:table-cell>
          <table:table-cell ns41:value-type="float" table:style-name="TL_20_Data" office:value="496" office:value-type="float">
            <text:p>496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erkwerv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57" office:value-type="float">
            <text:p>157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426" office:value-type="float">
            <text:p>426</text:p>
          </table:table-cell>
          <table:table-cell ns41:value-type="float" table:style-name="TL_20_Data" office:value="382" office:value-type="float">
            <text:p>382</text:p>
          </table:table-cell>
          <table:table-cell ns41:value-type="float" table:style-name="TL_20_Data" office:value="808" office:value-type="float">
            <text:p>808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loeting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Kerkstra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" office:value-type="float">
            <text:p>3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91" office:value-type="float">
            <text:p>91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loeting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Nieuwstra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" office:value-type="float">
            <text:p>26</text:p>
          </table:table-cell>
          <table:table-cell table:style-name="TL_20_Data" table:number-columns-repeated="7"/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loeting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Markt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" office:value-type="float">
            <text:p>31</text:p>
          </table:table-cell>
          <table:table-cell table:style-name="TL_20_Data" table:number-columns-repeated="7"/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141" office:value-type="float">
            <text:p>14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loeting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Achter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4" office:value-type="float">
            <text:p>44</text:p>
          </table:table-cell>
          <table:table-cell table:style-name="TL_20_Data" table:number-columns-repeated="7"/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205" office:value-type="float">
            <text:p>20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loeting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32" office:value-type="float">
            <text:p>13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10" office:value-type="float">
            <text:p>310</text:p>
          </table:table-cell>
          <table:table-cell ns41:value-type="float" table:style-name="TL_20_Data" office:value="314" office:value-type="float">
            <text:p>314</text:p>
          </table:table-cell>
          <table:table-cell ns41:value-type="float" table:style-name="TL_20_Data" office:value="624" office:value-type="float">
            <text:p>624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loeting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Ketelaars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office:value="36" table:style-name="TL_20_Data" table:number-columns-repeated="2" office:value-type="float">
            <text:p>36</text:p>
          </table:table-cell>
          <table:table-cell ns41:value-type="float" table:style-name="TL_20_Data" office:value="72" office:value-type="float">
            <text:p>7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loeting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oesschestra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2" office:value-type="float">
            <text:p>32</text:p>
          </table:table-cell>
          <table:table-cell table:style-name="TL_20_Data" table:number-columns-repeated="7"/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loeting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roe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6" office:value-type="float">
            <text:p>3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office:value="82" table:style-name="TL_20_Data" table:number-columns-repeated="2" office:value-type="float">
            <text:p>82</text:p>
          </table:table-cell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loeting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Abbekind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table:style-name="TL_20_Data" table:number-columns-repeated="7"/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loeting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Terva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7"/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loeting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Kapelschestra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38" office:value-type="float">
            <text:p>3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loeting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Munniken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loeting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Noord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loeting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35" office:value-type="float">
            <text:p>13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338" office:value-type="float">
            <text:p>338</text:p>
          </table:table-cell>
          <table:table-cell ns41:value-type="float" table:style-name="TL_20_Data" office:value="335" office:value-type="float">
            <text:p>335</text:p>
          </table:table-cell>
          <table:table-cell ns41:value-type="float" table:style-name="TL_20_Data" office:value="673" office:value-type="float">
            <text:p>673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loeting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67" office:value-type="float">
            <text:p>26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648" office:value-type="float">
            <text:p>648</text:p>
          </table:table-cell>
          <table:table-cell ns41:value-type="float" table:style-name="TL_20_Data" office:value="649" office:value-type="float">
            <text:p>649</text:p>
          </table:table-cell>
          <table:table-cell ns41:value-type="float" table:style-name="TL_20_Data" office:value="1297" office:value-type="float">
            <text:p>1297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eoostenblij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Heikan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51" office:value-type="float">
            <text:p>5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St. Andrie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Ferdinandus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table:style-name="TL_20_Data" table:number-columns-repeated="7"/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117" office:value-type="float">
            <text:p>117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6" office:value-type="float">
            <text:p>9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24" office:value-type="float">
            <text:p>224</text:p>
          </table:table-cell>
          <table:table-cell ns41:value-type="float" table:style-name="TL_20_Data" office:value="253" office:value-type="float">
            <text:p>253</text:p>
          </table:table-cell>
          <table:table-cell ns41:value-type="float" table:style-name="TL_20_Data" office:value="477" office:value-type="float">
            <text:p>477</text:p>
          </table:table-cell>
          <table:table-cell ns41:value-type="float" table:style-name="TL_20_Data" office:value="4" office:value-type="float">
            <text:p>4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St. Andrie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table:style-name="TL_20_Data" table:number-columns-repeated="7"/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osch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Heikan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table:style-name="TL_20_Data" table:number-columns-repeated="7"/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128" office:value-type="float">
            <text:p>12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Koestra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Oudenmol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Hazelaars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50" office:value-type="float">
            <text:p>5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Nieuwenmol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table:style-name="TL_20_Data" table:number-columns-repeated="7"/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93" office:value-type="float">
            <text:p>9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Klapstra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Bosch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't Zand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77" office:value-type="float">
            <text:p>7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Rijgerij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table:style-name="TL_20_Data" table:number-columns-repeated="7"/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82" office:value-type="float">
            <text:p>8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St. Andrie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St. Jacobstra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Hazelaars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Nieuwenmol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Rijgerij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't Zand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6" office:value-type="float">
            <text:p>3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't Zand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" office:value-type="float">
            <text:p>2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113" office:value-type="float">
            <text:p>11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Langenakk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53" office:value-type="float">
            <text:p>5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Kerkstra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Kernemelkstra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Oudenmol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1" office:value-type="float">
            <text:p>41</text:p>
          </table:table-cell>
          <table:table-cell table:style-name="TL_20_Data" table:number-columns-repeated="7"/>
          <table:table-cell ns41:value-type="float" table:style-name="TL_20_Data" office:value="107" office:value-type="float">
            <text:p>107</text:p>
          </table:table-cell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210" office:value-type="float">
            <text:p>21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58" office:value-type="float">
            <text:p>358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971" office:value-type="float">
            <text:p>971</text:p>
          </table:table-cell>
          <table:table-cell ns41:value-type="float" table:style-name="TL_20_Data" office:value="932" office:value-type="float">
            <text:p>932</text:p>
          </table:table-cell>
          <table:table-cell ns41:value-type="float" table:style-name="TL_20_Data" office:value="1903" office:value-type="float">
            <text:p>1903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Ferdinandus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St. Andrie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Heikan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office:value="13" table:style-name="TL_20_Data" table:number-columns-repeated="2" office:value-type="float">
            <text:p>13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Koestra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Oudenmol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Hazelaars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Klapstra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70" office:value-type="float">
            <text:p>7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't Zand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Hazelaars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't Zand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Kernemelkstra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" office:value-type="float">
            <text:p>24</text:p>
          </table:table-cell>
          <table:table-cell table:style-name="TL_20_Data" table:number-columns-repeated="7"/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134" office:value-type="float">
            <text:p>13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Oudenmol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27" office:value-type="float">
            <text:p>27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8" office:value-type="float">
            <text:p>78</text:p>
          </table:table-cell>
          <table:table-cell table:style-name="TL_20_Data" table:number-columns-repeated="7"/>
          <table:table-cell ns41:value-type="float" table:style-name="TL_20_Data" office:value="242" office:value-type="float">
            <text:p>242</text:p>
          </table:table-cell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451" office:value-type="float">
            <text:p>45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36" office:value-type="float">
            <text:p>436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213" office:value-type="float">
            <text:p>1213</text:p>
          </table:table-cell>
          <table:table-cell ns41:value-type="float" table:style-name="TL_20_Data" office:value="1141" office:value-type="float">
            <text:p>1141</text:p>
          </table:table-cell>
          <table:table-cell ns41:value-type="float" table:style-name="TL_20_Data" office:value="2354" office:value-type="float">
            <text:p>2354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udeker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Arm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udeker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03" office:value-type="float">
            <text:p>103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205" office:value-type="float">
            <text:p>205</text:p>
          </table:table-cell>
          <table:table-cell ns41:value-type="float" table:style-name="TL_20_Data" office:value="412" office:value-type="float">
            <text:p>41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udeker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1" office:value-type="float">
            <text:p>71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256" office:value-type="float">
            <text:p>25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udeker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75" office:value-type="float">
            <text:p>175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1:value-type="float" table:style-name="TL_20_Data" office:value="333" office:value-type="float">
            <text:p>333</text:p>
          </table:table-cell>
          <table:table-cell ns41:value-type="float" table:style-name="TL_20_Data" office:value="341" office:value-type="float">
            <text:p>341</text:p>
          </table:table-cell>
          <table:table-cell ns41:value-type="float" table:style-name="TL_20_Data" office:value="674" office:value-type="float">
            <text:p>674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ude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3" office:value-type="float">
            <text:p>143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351" office:value-type="float">
            <text:p>351</text:p>
          </table:table-cell>
          <table:table-cell ns41:value-type="float" table:style-name="TL_20_Data" office:value="331" office:value-type="float">
            <text:p>331</text:p>
          </table:table-cell>
          <table:table-cell ns41:value-type="float" table:style-name="TL_20_Data" office:value="682" office:value-type="float">
            <text:p>682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ude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8" office:value-type="float">
            <text:p>208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55" office:value-type="float">
            <text:p>455</text:p>
          </table:table-cell>
          <table:table-cell ns41:value-type="float" table:style-name="TL_20_Data" office:value="458" office:value-type="float">
            <text:p>458</text:p>
          </table:table-cell>
          <table:table-cell ns41:value-type="float" table:style-name="TL_20_Data" office:value="913" office:value-type="float">
            <text:p>913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ude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51" office:value-type="float">
            <text:p>351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806" office:value-type="float">
            <text:p>806</text:p>
          </table:table-cell>
          <table:table-cell ns41:value-type="float" table:style-name="TL_20_Data" office:value="789" office:value-type="float">
            <text:p>789</text:p>
          </table:table-cell>
          <table:table-cell ns41:value-type="float" table:style-name="TL_20_Data" office:value="1595" office:value-type="float">
            <text:p>1595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udekerk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26" office:value-type="float">
            <text:p>526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1:value-type="float" table:style-name="TL_20_Data" office:value="1139" office:value-type="float">
            <text:p>1139</text:p>
          </table:table-cell>
          <table:table-cell ns41:value-type="float" table:style-name="TL_20_Data" office:value="1130" office:value-type="float">
            <text:p>1130</text:p>
          </table:table-cell>
          <table:table-cell ns41:value-type="float" table:style-name="TL_20_Data" office:value="2269" office:value-type="float">
            <text:p>2269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rabbendij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0" office:value-type="float">
            <text:p>250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600" office:value-type="float">
            <text:p>600</text:p>
          </table:table-cell>
          <table:table-cell ns41:value-type="float" table:style-name="TL_20_Data" office:value="621" office:value-type="float">
            <text:p>621</text:p>
          </table:table-cell>
          <table:table-cell ns41:value-type="float" table:style-name="TL_20_Data" office:value="1221" office:value-type="float">
            <text:p>1221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rabbendij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4" office:value-type="float">
            <text:p>44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214" office:value-type="float">
            <text:p>214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rabbendij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94" office:value-type="float">
            <text:p>294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702" office:value-type="float">
            <text:p>702</text:p>
          </table:table-cell>
          <table:table-cell ns41:value-type="float" table:style-name="TL_20_Data" office:value="733" office:value-type="float">
            <text:p>733</text:p>
          </table:table-cell>
          <table:table-cell ns41:value-type="float" table:style-name="TL_20_Data" office:value="1435" office:value-type="float">
            <text:p>1435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rabbendij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Meiboo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37" office:value-type="float">
            <text:p>3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rabbendij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Noordschan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rabbendij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Roels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104" office:value-type="float">
            <text:p>104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rabbendij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arwe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53" office:value-type="float">
            <text:p>5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rabbendij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Zand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7"/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rabbendij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Verspr. wonin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7" office:value-type="float">
            <text:p>37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rabbendij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rabbendij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Verspr. wonin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office:value="30" table:style-name="TL_20_Data" table:number-columns-repeated="2" office:value-type="float">
            <text:p>30</text:p>
          </table:table-cell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rabbendij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06" office:value-type="float">
            <text:p>106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90" office:value-type="float">
            <text:p>290</text:p>
          </table:table-cell>
          <table:table-cell ns41:value-type="float" table:style-name="TL_20_Data" office:value="277" office:value-type="float">
            <text:p>277</text:p>
          </table:table-cell>
          <table:table-cell ns41:value-type="float" table:style-name="TL_20_Data" office:value="567" office:value-type="float">
            <text:p>567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rabbendijk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00" office:value-type="float">
            <text:p>400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992" office:value-type="float">
            <text:p>992</text:p>
          </table:table-cell>
          <table:table-cell ns41:value-type="float" table:style-name="TL_20_Data" office:value="1010" office:value-type="float">
            <text:p>1010</text:p>
          </table:table-cell>
          <table:table-cell ns41:value-type="float" table:style-name="TL_20_Data" office:value="2002" office:value-type="float">
            <text:p>2002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ce41" office:value="20" office:value-type="float">
            <text:p>2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ruin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3" office:value-type="float">
            <text:p>16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386" office:value-type="float">
            <text:p>386</text:p>
          </table:table-cell>
          <table:table-cell ns41:value-type="float" table:style-name="TL_20_Data" office:value="383" office:value-type="float">
            <text:p>383</text:p>
          </table:table-cell>
          <table:table-cell ns41:value-type="float" table:style-name="TL_20_Data" office:value="769" office:value-type="float">
            <text:p>769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ruin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6" office:value-type="float">
            <text:p>10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270" office:value-type="float">
            <text:p>270</text:p>
          </table:table-cell>
          <table:table-cell ns41:value-type="float" table:style-name="TL_20_Data" office:value="271" office:value-type="float">
            <text:p>271</text:p>
          </table:table-cell>
          <table:table-cell ns41:value-type="float" table:style-name="TL_20_Data" office:value="541" office:value-type="float">
            <text:p>54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ruin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Oost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2" office:value-type="float">
            <text:p>32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184" office:value-type="float">
            <text:p>18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ruin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Hanswee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7" office:value-type="float">
            <text:p>23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1:value-type="float" table:style-name="TL_20_Data" office:value="602" office:value-type="float">
            <text:p>602</text:p>
          </table:table-cell>
          <table:table-cell ns41:value-type="float" table:style-name="TL_20_Data" office:value="559" office:value-type="float">
            <text:p>559</text:p>
          </table:table-cell>
          <table:table-cell ns41:value-type="float" table:style-name="TL_20_Data" office:value="1161" office:value-type="float">
            <text:p>1161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ce41" office:value="35" office:value-type="float">
            <text:p>3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ruin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Hansweert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ruin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538" office:value-type="float">
            <text:p>538</text:p>
          </table:table-cell>
          <table:table-cell ns41:value-type="float" table:style-name="TL_20_Data" office:value="8" office:value-type="float">
            <text:p>8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1:value-type="float" table:style-name="TL_20_Data" office:value="46" office:value-type="float">
            <text:p>46</text:p>
          </table:table-cell>
          <table:table-cell table:style-name="TL_20_Data" table:number-columns-repeated="2"/>
          <table:table-cell ns41:value-type="float" table:style-name="TL_20_Data" office:value="1367" office:value-type="float">
            <text:p>1367</text:p>
          </table:table-cell>
          <table:table-cell ns41:value-type="float" table:style-name="TL_20_Data" office:value="1290" office:value-type="float">
            <text:p>1290</text:p>
          </table:table-cell>
          <table:table-cell ns41:value-type="float" table:style-name="TL_20_Data" office:value="2657" office:value-type="float">
            <text:p>2657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ce41" office:value="51" office:value-type="float">
            <text:p>5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ruinin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3" office:value-type="float">
            <text:p>33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148" office:value-type="float">
            <text:p>148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ruinin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4"/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ruinin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4" office:value-type="float">
            <text:p>54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86" office:value-type="float">
            <text:p>186</text:p>
          </table:table-cell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344" office:value-type="float">
            <text:p>34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ruinin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Oost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ruinin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Zand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office:value="18" table:style-name="TL_20_Data" table:number-columns-repeated="2" office:value-type="float">
            <text:p>18</text:p>
          </table:table-cell>
          <table:table-cell ns41:value-type="float" table:style-name="TL_20_Data" office:value="36" office:value-type="float">
            <text:p>36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ruinin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Zanddijk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54" office:value-type="float">
            <text:p>254</text:p>
          </table:table-cell>
          <table:table-cell table:style-name="TL_20_Data" table:number-columns-repeated="4"/>
          <table:table-cell ns41:value-type="float" table:style-name="TL_20_Data" office:value="801" office:value-type="float">
            <text:p>801</text:p>
          </table:table-cell>
          <table:table-cell ns41:value-type="float" table:style-name="ce41" office:value="287" office:value-type="float">
            <text:p>28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ruinin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99" office:value-type="float">
            <text:p>99</text:p>
          </table:table-cell>
          <table:table-cell table:style-name="TL_20_Data" table:number-columns-repeated="2"/>
          <table:table-cell ns41:value-type="float" table:style-name="TL_20_Data" office:value="10" office:value-type="float">
            <text:p>10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54" office:value-type="float">
            <text:p>254</text:p>
          </table:table-cell>
          <table:table-cell table:style-name="TL_20_Data"/>
          <table:table-cell ns41:value-type="float" table:style-name="TL_20_Data" office:value="308" office:value-type="float">
            <text:p>308</text:p>
          </table:table-cell>
          <table:table-cell ns41:value-type="float" table:style-name="TL_20_Data" office:value="283" office:value-type="float">
            <text:p>283</text:p>
          </table:table-cell>
          <table:table-cell ns41:value-type="float" table:style-name="TL_20_Data" office:value="591" office:value-type="float">
            <text:p>591</text:p>
          </table:table-cell>
          <table:table-cell ns41:value-type="float" table:style-name="TL_20_Data" office:value="811" office:value-type="float">
            <text:p>811</text:p>
          </table:table-cell>
          <table:table-cell ns41:value-type="float" table:style-name="ce41" office:value="293" office:value-type="float">
            <text:p>29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ruiningen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ruining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637" office:value-type="float">
            <text:p>63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254" office:value-type="float">
            <text:p>254</text:p>
          </table:table-cell>
          <table:table-cell table:style-name="TL_20_Data"/>
          <table:table-cell ns41:value-type="float" table:style-name="TL_20_Data" office:value="1676" office:value-type="float">
            <text:p>1676</text:p>
          </table:table-cell>
          <table:table-cell ns41:value-type="float" table:style-name="TL_20_Data" office:value="1573" office:value-type="float">
            <text:p>1573</text:p>
          </table:table-cell>
          <table:table-cell ns41:value-type="float" table:style-name="TL_20_Data" office:value="3249" office:value-type="float">
            <text:p>3249</text:p>
          </table:table-cell>
          <table:table-cell ns41:value-type="float" table:style-name="TL_20_Data" office:value="858" office:value-type="float">
            <text:p>858</text:p>
          </table:table-cell>
          <table:table-cell ns41:value-type="float" table:style-name="ce41" office:value="344" office:value-type="float">
            <text:p>34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Krui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K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6" office:value-type="float">
            <text:p>46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Krui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46" office:value-type="float">
            <text:p>46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Krui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6" office:value-type="float">
            <text:p>36</text:p>
          </table:table-cell>
          <table:table-cell table:style-name="TL_20_Data" table:number-columns-repeated="7"/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89" office:value-type="float">
            <text:p>89</text:p>
          </table:table-cell>
          <table:table-cell ns41:value-type="float" table:style-name="TL_20_Data" office:value="213" office:value-type="float">
            <text:p>213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Krui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K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7" office:value-type="float">
            <text:p>3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41" office:value-type="float">
            <text:p>141</text:p>
          </table:table-cell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273" office:value-type="float">
            <text:p>273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Krui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3" office:value-type="float">
            <text:p>7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65" office:value-type="float">
            <text:p>265</text:p>
          </table:table-cell>
          <table:table-cell ns41:value-type="float" table:style-name="TL_20_Data" office:value="221" office:value-type="float">
            <text:p>221</text:p>
          </table:table-cell>
          <table:table-cell ns41:value-type="float" table:style-name="TL_20_Data" office:value="486" office:value-type="float">
            <text:p>48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Kruis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19" office:value-type="float">
            <text:p>11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357" office:value-type="float">
            <text:p>357</text:p>
          </table:table-cell>
          <table:table-cell ns41:value-type="float" table:style-name="TL_20_Data" office:value="320" office:value-type="float">
            <text:p>320</text:p>
          </table:table-cell>
          <table:table-cell ns41:value-type="float" table:style-name="TL_20_Data" office:value="677" office:value-type="float">
            <text:p>677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Lauren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iaconie der N.H. Gemeent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2" table:style-name="TL_20_Data" table:number-columns-repeated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Lauren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57" office:value-type="float">
            <text:p>5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Lauren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Brigdamm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9" office:value-type="float">
            <text:p>3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144" office:value-type="float">
            <text:p>144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Lauren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59" office:value-type="float">
            <text:p>59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205" office:value-type="float">
            <text:p>205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Lauren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9" office:value-type="float">
            <text:p>3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11" office:value-type="float">
            <text:p>111</text:p>
          </table:table-cell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212" office:value-type="float">
            <text:p>212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Lauren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Brigdamm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3" office:value-type="float">
            <text:p>33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75" office:value-type="float">
            <text:p>75</text:p>
          </table:table-cell>
          <table:table-cell ns41:value-type="float" table:style-name="TL_20_Data" office:value="161" office:value-type="float">
            <text:p>161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Lauren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2" office:value-type="float">
            <text:p>7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97" office:value-type="float">
            <text:p>197</text:p>
          </table:table-cell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373" office:value-type="float">
            <text:p>37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Laurens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31" office:value-type="float">
            <text:p>131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299" office:value-type="float">
            <text:p>299</text:p>
          </table:table-cell>
          <table:table-cell ns41:value-type="float" table:style-name="TL_20_Data" office:value="279" office:value-type="float">
            <text:p>279</text:p>
          </table:table-cell>
          <table:table-cell ns41:value-type="float" table:style-name="TL_20_Data" office:value="578" office:value-type="float">
            <text:p>57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Maartensd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Wee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2" table:style-name="TL_20_Data" table:number-columns-repeated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Maartensd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384" office:value-type="float">
            <text:p>38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62" office:value-type="float">
            <text:p>62</text:p>
          </table:table-cell>
          <table:table-cell table:style-name="TL_20_Data" table:number-columns-repeated="2"/>
          <table:table-cell ns41:value-type="float" table:style-name="TL_20_Data" office:value="904" office:value-type="float">
            <text:p>904</text:p>
          </table:table-cell>
          <table:table-cell ns41:value-type="float" table:style-name="TL_20_Data" office:value="893" office:value-type="float">
            <text:p>893</text:p>
          </table:table-cell>
          <table:table-cell ns41:value-type="float" table:style-name="TL_20_Data" office:value="1797" office:value-type="float">
            <text:p>1797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Maartensd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9" office:value-type="float">
            <text:p>29</text:p>
          </table:table-cell>
          <table:table-cell table:style-name="TL_20_Data" table:number-columns-repeated="4"/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Maartensd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Maartensd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85" office:value-type="float">
            <text:p>38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29" office:value-type="float">
            <text:p>29</text:p>
          </table:table-cell>
          <table:table-cell table:style-name="TL_20_Data"/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978" office:value-type="float">
            <text:p>978</text:p>
          </table:table-cell>
          <table:table-cell ns41:value-type="float" table:style-name="TL_20_Data" office:value="946" office:value-type="float">
            <text:p>946</text:p>
          </table:table-cell>
          <table:table-cell ns41:value-type="float" table:style-name="TL_20_Data" office:value="1924" office:value-type="float">
            <text:p>1924</text:p>
          </table:table-cell>
          <table:table-cell ns41:value-type="float" table:style-name="TL_20_Data" office:value="46" office:value-type="float">
            <text:p>46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Maartensd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0" office:value-type="float">
            <text:p>170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444" office:value-type="float">
            <text:p>444</text:p>
          </table:table-cell>
          <table:table-cell ns41:value-type="float" table:style-name="TL_20_Data" office:value="423" office:value-type="float">
            <text:p>423</text:p>
          </table:table-cell>
          <table:table-cell ns41:value-type="float" table:style-name="TL_20_Data" office:value="867" office:value-type="float">
            <text:p>867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Maartensd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70" office:value-type="float">
            <text:p>170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444" office:value-type="float">
            <text:p>444</text:p>
          </table:table-cell>
          <table:table-cell ns41:value-type="float" table:style-name="TL_20_Data" office:value="423" office:value-type="float">
            <text:p>423</text:p>
          </table:table-cell>
          <table:table-cell ns41:value-type="float" table:style-name="TL_20_Data" office:value="867" office:value-type="float">
            <text:p>867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Maartensdijk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55" office:value-type="float">
            <text:p>555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29" office:value-type="float">
            <text:p>29</text:p>
          </table:table-cell>
          <table:table-cell table:style-name="TL_20_Data"/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1422" office:value-type="float">
            <text:p>1422</text:p>
          </table:table-cell>
          <table:table-cell ns41:value-type="float" table:style-name="TL_20_Data" office:value="1369" office:value-type="float">
            <text:p>1369</text:p>
          </table:table-cell>
          <table:table-cell ns41:value-type="float" table:style-name="TL_20_Data" office:value="2791" office:value-type="float">
            <text:p>2791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ce41" office:value="45" office:value-type="float">
            <text:p>4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liskerk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orp, Diaconie der N. H. Gem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liskerk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orp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60" office:value-type="float">
            <text:p>6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224" office:value-type="float">
            <text:p>22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lisker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1" office:value-type="float">
            <text:p>6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TL_20_Data" office:value="228" office:value-type="float">
            <text:p>22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liskerk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Dorp, Burgerl. armen v. Meliskerk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2" table:style-name="TL_20_Data" table:number-columns-repeated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liskerk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Dorp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72" office:value-type="float">
            <text:p>7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74" office:value-type="float">
            <text:p>174</text:p>
          </table:table-cell>
          <table:table-cell ns41:value-type="float" table:style-name="TL_20_Data" office:value="153" office:value-type="float">
            <text:p>153</text:p>
          </table:table-cell>
          <table:table-cell ns41:value-type="float" table:style-name="TL_20_Data" office:value="327" office:value-type="float">
            <text:p>327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lis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3" office:value-type="float">
            <text:p>7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155" office:value-type="float">
            <text:p>155</text:p>
          </table:table-cell>
          <table:table-cell ns41:value-type="float" table:style-name="TL_20_Data" office:value="331" office:value-type="float">
            <text:p>331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liskerk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34" office:value-type="float">
            <text:p>134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286" office:value-type="float">
            <text:p>286</text:p>
          </table:table-cell>
          <table:table-cell ns41:value-type="float" table:style-name="TL_20_Data" office:value="273" office:value-type="float">
            <text:p>273</text:p>
          </table:table-cell>
          <table:table-cell ns41:value-type="float" table:style-name="TL_20_Data" office:value="559" office:value-type="float">
            <text:p>559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8" office:value-type="float">
            <text:p>78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1:value-type="float" table:style-name="TL_20_Data" office:value="192" office:value-type="float">
            <text:p>192</text:p>
          </table:table-cell>
          <table:table-cell ns41:value-type="float" table:style-name="TL_20_Data" office:value="232" office:value-type="float">
            <text:p>232</text:p>
          </table:table-cell>
          <table:table-cell ns41:value-type="float" table:style-name="TL_20_Data" office:value="424" office:value-type="float">
            <text:p>424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7" office:value-type="float">
            <text:p>117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264" office:value-type="float">
            <text:p>264</text:p>
          </table:table-cell>
          <table:table-cell ns41:value-type="float" table:style-name="TL_20_Data" office:value="350" office:value-type="float">
            <text:p>350</text:p>
          </table:table-cell>
          <table:table-cell ns41:value-type="float" table:style-name="TL_20_Data" office:value="614" office:value-type="float">
            <text:p>614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0" office:value-type="float">
            <text:p>90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245" office:value-type="float">
            <text:p>245</text:p>
          </table:table-cell>
          <table:table-cell ns41:value-type="float" table:style-name="TL_20_Data" office:value="440" office:value-type="float">
            <text:p>440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6" office:value-type="float">
            <text:p>66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192" office:value-type="float">
            <text:p>192</text:p>
          </table:table-cell>
          <table:table-cell ns41:value-type="float" table:style-name="TL_20_Data" office:value="227" office:value-type="float">
            <text:p>227</text:p>
          </table:table-cell>
          <table:table-cell ns41:value-type="float" table:style-name="TL_20_Data" office:value="419" office:value-type="float">
            <text:p>419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Kazern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60" office:value-type="float">
            <text:p>60</text:p>
          </table:table-cell>
          <table:table-cell table:style-name="TL_20_Data"/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54" office:value-type="float">
            <text:p>54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Militaire woningen</text:p>
          </table:table-cell>
          <table:table-cell table:style-name="ce23"/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11" office:value-type="float">
            <text:p>211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1:value-type="float" table:style-name="TL_20_Data" office:value="496" office:value-type="float">
            <text:p>496</text:p>
          </table:table-cell>
          <table:table-cell ns41:value-type="float" table:style-name="TL_20_Data" office:value="624" office:value-type="float">
            <text:p>624</text:p>
          </table:table-cell>
          <table:table-cell ns41:value-type="float" table:style-name="TL_20_Data" office:value="1120" office:value-type="float">
            <text:p>1120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het Anna hof, Armbestuur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42" office:value-type="float">
            <text:p>142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44" office:value-type="float">
            <text:p>44</text:p>
          </table:table-cell>
          <table:table-cell table:style-name="TL_20_Data" table:number-columns-repeated="2"/>
          <table:table-cell ns41:value-type="float" table:style-name="TL_20_Data" office:value="282" office:value-type="float">
            <text:p>282</text:p>
          </table:table-cell>
          <table:table-cell ns41:value-type="float" table:style-name="TL_20_Data" office:value="397" office:value-type="float">
            <text:p>397</text:p>
          </table:table-cell>
          <table:table-cell ns41:value-type="float" table:style-name="TL_20_Data" office:value="679" office:value-type="float">
            <text:p>679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G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1" office:value-type="float">
            <text:p>151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31" office:value-type="float">
            <text:p>31</text:p>
          </table:table-cell>
          <table:table-cell table:style-name="TL_20_Data" table:number-columns-repeated="2"/>
          <table:table-cell ns41:value-type="float" table:style-name="TL_20_Data" office:value="321" office:value-type="float">
            <text:p>321</text:p>
          </table:table-cell>
          <table:table-cell ns41:value-type="float" table:style-name="TL_20_Data" office:value="499" office:value-type="float">
            <text:p>499</text:p>
          </table:table-cell>
          <table:table-cell ns41:value-type="float" table:style-name="TL_20_Data" office:value="820" office:value-type="float">
            <text:p>820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ce41" office:value="20" office:value-type="float">
            <text:p>2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H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2" office:value-type="float">
            <text:p>16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float" table:style-name="TL_20_Data" office:value="335" office:value-type="float">
            <text:p>335</text:p>
          </table:table-cell>
          <table:table-cell ns41:value-type="float" table:style-name="TL_20_Data" office:value="511" office:value-type="float">
            <text:p>511</text:p>
          </table:table-cell>
          <table:table-cell ns41:value-type="float" table:style-name="TL_20_Data" office:value="846" office:value-type="float">
            <text:p>846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8" office:value-type="float">
            <text:p>228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41" office:value-type="float">
            <text:p>41</text:p>
          </table:table-cell>
          <table:table-cell table:style-name="TL_20_Data" table:number-columns-repeated="2"/>
          <table:table-cell ns41:value-type="float" table:style-name="TL_20_Data" office:value="639" office:value-type="float">
            <text:p>639</text:p>
          </table:table-cell>
          <table:table-cell ns41:value-type="float" table:style-name="TL_20_Data" office:value="716" office:value-type="float">
            <text:p>716</text:p>
          </table:table-cell>
          <table:table-cell ns41:value-type="float" table:style-name="TL_20_Data" office:value="1355" office:value-type="float">
            <text:p>1355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ce41" office:value="25" office:value-type="float">
            <text:p>2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K</text:p>
          </table:table-cell>
          <table:table-cell ns41:value-type="string" office:value-type="string">
            <text:p>Burgerlijk Armbestuur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K</text:p>
          </table:table-cell>
          <table:table-cell ns41:value-type="string" office:value-type="string">
            <text:p>Verpleeg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2" table:style-name="TL_20_Data" table:number-columns-repeated="2" office:value-type="float">
            <text:p>12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K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335" office:value-type="float">
            <text:p>335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50" office:value-type="float">
            <text:p>50</text:p>
          </table:table-cell>
          <table:table-cell table:style-name="TL_20_Data" table:number-columns-repeated="2"/>
          <table:table-cell ns41:value-type="float" table:style-name="TL_20_Data" office:value="807" office:value-type="float">
            <text:p>807</text:p>
          </table:table-cell>
          <table:table-cell ns41:value-type="float" table:style-name="TL_20_Data" office:value="921" office:value-type="float">
            <text:p>921</text:p>
          </table:table-cell>
          <table:table-cell ns41:value-type="float" table:style-name="TL_20_Data" office:value="1728" office:value-type="float">
            <text:p>1728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ce41" office:value="25" office:value-type="float">
            <text:p>2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Armgesticht Jorishof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4" table:style-name="TL_20_Data" table:number-columns-repeated="2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L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51" office:value-type="float">
            <text:p>15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7" office:value-type="float">
            <text:p>27</text:p>
          </table:table-cell>
          <table:table-cell table:style-name="TL_20_Data" table:number-columns-repeated="2"/>
          <table:table-cell ns41:value-type="float" table:style-name="TL_20_Data" office:value="357" office:value-type="float">
            <text:p>357</text:p>
          </table:table-cell>
          <table:table-cell ns41:value-type="float" table:style-name="TL_20_Data" office:value="415" office:value-type="float">
            <text:p>415</text:p>
          </table:table-cell>
          <table:table-cell ns41:value-type="float" table:style-name="TL_20_Data" office:value="772" office:value-type="float">
            <text:p>772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M</text:p>
          </table:table-cell>
          <table:table-cell ns41:value-type="string" office:value-type="string">
            <text:p>Oude Mannen- en Vr. 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64" office:value-type="float">
            <text:p>6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M</text:p>
          </table:table-cell>
          <table:table-cell ns41:value-type="string" office:value-type="string">
            <text:p>Armwee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M</text:p>
          </table:table-cell>
          <table:table-cell ns41:value-type="string" office:value-type="string">
            <text:p>Gast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M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50" office:value-type="float">
            <text:p>250</text:p>
          </table:table-cell>
          <table:table-cell ns41:value-type="float" office:value="5" table:style-name="TL_20_Data" table:number-columns-repeated="2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586" office:value-type="float">
            <text:p>586</text:p>
          </table:table-cell>
          <table:table-cell ns41:value-type="float" table:style-name="TL_20_Data" office:value="623" office:value-type="float">
            <text:p>623</text:p>
          </table:table-cell>
          <table:table-cell ns41:value-type="float" table:style-name="TL_20_Data" office:value="1209" office:value-type="float">
            <text:p>1209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N</text:p>
          </table:table-cell>
          <table:table-cell ns41:value-type="string" office:value-type="string">
            <text:p>Burger Wee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N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87" office:value-type="float">
            <text:p>18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469" office:value-type="float">
            <text:p>469</text:p>
          </table:table-cell>
          <table:table-cell ns41:value-type="float" table:style-name="TL_20_Data" office:value="685" office:value-type="float">
            <text:p>685</text:p>
          </table:table-cell>
          <table:table-cell ns41:value-type="float" table:style-name="TL_20_Data" office:value="1154" office:value-type="float">
            <text:p>1154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ce41" office:value="20" office:value-type="float">
            <text:p>2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O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5" office:value-type="float">
            <text:p>175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555" office:value-type="float">
            <text:p>555</text:p>
          </table:table-cell>
          <table:table-cell ns41:value-type="float" table:style-name="TL_20_Data" office:value="660" office:value-type="float">
            <text:p>660</text:p>
          </table:table-cell>
          <table:table-cell ns41:value-type="float" table:style-name="TL_20_Data" office:value="1215" office:value-type="float">
            <text:p>1215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P</text:p>
          </table:table-cell>
          <table:table-cell ns41:value-type="string" office:value-type="string">
            <text:p>Huis van Bewaring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P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13" office:value-type="float">
            <text:p>21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1:value-type="float" table:style-name="TL_20_Data" office:value="543" office:value-type="float">
            <text:p>543</text:p>
          </table:table-cell>
          <table:table-cell ns41:value-type="float" table:style-name="TL_20_Data" office:value="632" office:value-type="float">
            <text:p>632</text:p>
          </table:table-cell>
          <table:table-cell ns41:value-type="float" table:style-name="TL_20_Data" office:value="1175" office:value-type="float">
            <text:p>1175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24" office:value-type="float">
            <text:p>2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Q</text:p>
          </table:table-cell>
          <table:table-cell ns41:value-type="string" office:value-type="string">
            <text:p>Militair Hospitaal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Q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38" office:value-type="float">
            <text:p>238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1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1:value-type="float" table:style-name="TL_20_Data" office:value="684" office:value-type="float">
            <text:p>684</text:p>
          </table:table-cell>
          <table:table-cell ns41:value-type="float" table:style-name="TL_20_Data" office:value="685" office:value-type="float">
            <text:p>685</text:p>
          </table:table-cell>
          <table:table-cell ns41:value-type="float" table:style-name="TL_20_Data" office:value="1369" office:value-type="float">
            <text:p>1369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810" office:value-type="float">
            <text:p>2810</text:p>
          </table:table-cell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419" office:value-type="float">
            <text:p>419</text:p>
          </table:table-cell>
          <table:table-cell table:style-name="TL_20_Data" table:number-columns-repeated="2"/>
          <table:table-cell ns41:value-type="float" table:style-name="TL_20_Data" office:value="7064" office:value-type="float">
            <text:p>7064</text:p>
          </table:table-cell>
          <table:table-cell ns41:value-type="float" table:style-name="TL_20_Data" office:value="8570" office:value-type="float">
            <text:p>8570</text:p>
          </table:table-cell>
          <table:table-cell ns41:value-type="float" table:style-name="TL_20_Data" office:value="15634" office:value-type="float">
            <text:p>15634</text:p>
          </table:table-cell>
          <table:table-cell ns41:value-type="float" table:style-name="TL_20_Data" office:value="365" office:value-type="float">
            <text:p>365</text:p>
          </table:table-cell>
          <table:table-cell ns41:value-type="float" table:style-name="ce41" office:value="259" office:value-type="float">
            <text:p>25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R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4" office:value-type="float">
            <text:p>154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344" office:value-type="float">
            <text:p>344</text:p>
          </table:table-cell>
          <table:table-cell ns41:value-type="float" table:style-name="TL_20_Data" office:value="362" office:value-type="float">
            <text:p>362</text:p>
          </table:table-cell>
          <table:table-cell ns41:value-type="float" table:style-name="TL_20_Data" office:value="706" office:value-type="float">
            <text:p>70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S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9" office:value-type="float">
            <text:p>17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354" office:value-type="float">
            <text:p>354</text:p>
          </table:table-cell>
          <table:table-cell ns41:value-type="float" table:style-name="TL_20_Data" office:value="364" office:value-type="float">
            <text:p>364</text:p>
          </table:table-cell>
          <table:table-cell ns41:value-type="float" table:style-name="TL_20_Data" office:value="718" office:value-type="float">
            <text:p>718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9" office:value-type="float">
            <text:p>189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1:value-type="float" table:style-name="TL_20_Data" office:value="457" office:value-type="float">
            <text:p>457</text:p>
          </table:table-cell>
          <table:table-cell ns41:value-type="float" table:style-name="TL_20_Data" office:value="489" office:value-type="float">
            <text:p>489</text:p>
          </table:table-cell>
          <table:table-cell ns41:value-type="float" table:style-name="TL_20_Data" office:value="946" office:value-type="float">
            <text:p>94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U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V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5" office:value-type="float">
            <text:p>105</text:p>
          </table:table-cell>
          <table:table-cell ns41:value-type="float" office:value="2" table:style-name="TL_20_Data" table:number-columns-repeated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287" office:value-type="float">
            <text:p>287</text:p>
          </table:table-cell>
          <table:table-cell ns41:value-type="float" table:style-name="TL_20_Data" office:value="291" office:value-type="float">
            <text:p>291</text:p>
          </table:table-cell>
          <table:table-cell ns41:value-type="float" table:style-name="TL_20_Data" office:value="578" office:value-type="float">
            <text:p>578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V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6" office:value-type="float">
            <text:p>26</text:p>
          </table:table-cell>
          <table:table-cell table:style-name="TL_20_Data" table:number-columns-repeated="4"/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117" office:value-type="float">
            <text:p>11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V</text:p>
          </table:table-cell>
          <table:table-cell ns41:value-type="string" office:value-type="string">
            <text:p>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47" office:value-type="float">
            <text:p>647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1579" office:value-type="float">
            <text:p>1579</text:p>
          </table:table-cell>
          <table:table-cell ns41:value-type="float" table:style-name="TL_20_Data" office:value="1613" office:value-type="float">
            <text:p>1613</text:p>
          </table:table-cell>
          <table:table-cell ns41:value-type="float" table:style-name="TL_20_Data" office:value="3192" office:value-type="float">
            <text:p>3192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ce41" office:value="23" office:value-type="float">
            <text:p>2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457" office:value-type="float">
            <text:p>3457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ns41:value-type="float" table:style-name="TL_20_Data" office:value="458" office:value-type="float">
            <text:p>458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8651" office:value-type="float">
            <text:p>8651</text:p>
          </table:table-cell>
          <table:table-cell ns41:value-type="float" table:style-name="TL_20_Data" office:value="10186" office:value-type="float">
            <text:p>10186</text:p>
          </table:table-cell>
          <table:table-cell ns41:value-type="float" table:style-name="TL_20_Data" office:value="18837" office:value-type="float">
            <text:p>18837</text:p>
          </table:table-cell>
          <table:table-cell ns41:value-type="float" table:style-name="TL_20_Data" office:value="393" office:value-type="float">
            <text:p>393</text:p>
          </table:table-cell>
          <table:table-cell ns41:value-type="float" table:style-name="ce41" office:value="282" office:value-type="float">
            <text:p>28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erker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1" office:value-type="float">
            <text:p>131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1:value-type="float" table:style-name="TL_20_Data" office:value="319" office:value-type="float">
            <text:p>319</text:p>
          </table:table-cell>
          <table:table-cell ns41:value-type="float" table:style-name="TL_20_Data" office:value="284" office:value-type="float">
            <text:p>284</text:p>
          </table:table-cell>
          <table:table-cell ns41:value-type="float" table:style-name="TL_20_Data" office:value="603" office:value-type="float">
            <text:p>603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erker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ucht Capel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89" office:value-type="float">
            <text:p>8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erker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45" office:value-type="float">
            <text:p>145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39" office:value-type="float">
            <text:p>39</text:p>
          </table:table-cell>
          <table:table-cell table:style-name="TL_20_Data" table:number-columns-repeated="2"/>
          <table:table-cell ns41:value-type="float" table:style-name="TL_20_Data" office:value="363" office:value-type="float">
            <text:p>363</text:p>
          </table:table-cell>
          <table:table-cell ns41:value-type="float" table:style-name="TL_20_Data" office:value="329" office:value-type="float">
            <text:p>329</text:p>
          </table:table-cell>
          <table:table-cell ns41:value-type="float" table:style-name="TL_20_Data" office:value="692" office:value-type="float">
            <text:p>692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erker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2" office:value-type="float">
            <text:p>92</text:p>
          </table:table-cell>
          <table:table-cell table:style-name="TL_20_Data" table:number-columns-repeated="7"/>
          <table:table-cell ns41:value-type="float" table:style-name="TL_20_Data" office:value="378" office:value-type="float">
            <text:p>378</text:p>
          </table:table-cell>
          <table:table-cell ns41:value-type="float" table:style-name="TL_20_Data" office:value="342" office:value-type="float">
            <text:p>342</text:p>
          </table:table-cell>
          <table:table-cell ns41:value-type="float" table:style-name="TL_20_Data" office:value="720" office:value-type="float">
            <text:p>720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erker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urtsch. Stevenslui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7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erker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urtsch. Stevensluis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erker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ucht Capel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5"/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91" office:value-type="float">
            <text:p>9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erker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11" office:value-type="float">
            <text:p>111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441" office:value-type="float">
            <text:p>441</text:p>
          </table:table-cell>
          <table:table-cell ns41:value-type="float" table:style-name="TL_20_Data" office:value="402" office:value-type="float">
            <text:p>402</text:p>
          </table:table-cell>
          <table:table-cell ns41:value-type="float" table:style-name="TL_20_Data" office:value="843" office:value-type="float">
            <text:p>843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erkerk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56" office:value-type="float">
            <text:p>256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39" office:value-type="float">
            <text:p>39</text:p>
          </table:table-cell>
          <table:table-cell table:style-name="TL_20_Data" table:number-columns-repeated="2"/>
          <table:table-cell ns41:value-type="float" table:style-name="TL_20_Data" office:value="804" office:value-type="float">
            <text:p>804</text:p>
          </table:table-cell>
          <table:table-cell ns41:value-type="float" table:style-name="TL_20_Data" office:value="731" office:value-type="float">
            <text:p>731</text:p>
          </table:table-cell>
          <table:table-cell ns41:value-type="float" table:style-name="TL_20_Data" office:value="1535" office:value-type="float">
            <text:p>1535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- en St Joosland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Arm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- en St Joosland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51" office:value-type="float">
            <text:p>151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24" office:value-type="float">
            <text:p>324</text:p>
          </table:table-cell>
          <table:table-cell ns41:value-type="float" table:style-name="TL_20_Data" office:value="321" office:value-type="float">
            <text:p>321</text:p>
          </table:table-cell>
          <table:table-cell ns41:value-type="float" table:style-name="TL_20_Data" office:value="645" office:value-type="float">
            <text:p>645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- en St Joosland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. Oude 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" office:value-type="float">
            <text:p>21</text:p>
          </table:table-cell>
          <table:table-cell table:style-name="TL_20_Data" table:number-columns-repeated="7"/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92" office:value-type="float">
            <text:p>9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- en St Joosland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73" office:value-type="float">
            <text:p>173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77" office:value-type="float">
            <text:p>377</text:p>
          </table:table-cell>
          <table:table-cell ns41:value-type="float" table:style-name="TL_20_Data" office:value="363" office:value-type="float">
            <text:p>363</text:p>
          </table:table-cell>
          <table:table-cell ns41:value-type="float" table:style-name="TL_20_Data" office:value="740" office:value-type="float">
            <text:p>74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- en St Jooslan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" office:value-type="float">
            <text:p>23</text:p>
          </table:table-cell>
          <table:table-cell table:style-name="TL_20_Data" table:number-columns-repeated="7"/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- en St Jooslan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. Oude 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2" office:value-type="float">
            <text:p>3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- en St Jooslan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55" office:value-type="float">
            <text:p>5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68" office:value-type="float">
            <text:p>168</text:p>
          </table:table-cell>
          <table:table-cell ns41:value-type="float" table:style-name="TL_20_Data" office:value="163" office:value-type="float">
            <text:p>163</text:p>
          </table:table-cell>
          <table:table-cell ns41:value-type="float" table:style-name="TL_20_Data" office:value="331" office:value-type="float">
            <text:p>331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- en St Joosland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28" office:value-type="float">
            <text:p>228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45" office:value-type="float">
            <text:p>545</text:p>
          </table:table-cell>
          <table:table-cell ns41:value-type="float" table:style-name="TL_20_Data" office:value="526" office:value-type="float">
            <text:p>526</text:p>
          </table:table-cell>
          <table:table-cell ns41:value-type="float" table:style-name="TL_20_Data" office:value="1071" office:value-type="float">
            <text:p>1071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vliet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8" office:value-type="float">
            <text:p>4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193" office:value-type="float">
            <text:p>193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vlie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48" office:value-type="float">
            <text:p>4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193" office:value-type="float">
            <text:p>193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vliet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5" office:value-type="float">
            <text:p>8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96" office:value-type="float">
            <text:p>196</text:p>
          </table:table-cell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390" office:value-type="float">
            <text:p>390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vlie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85" office:value-type="float">
            <text:p>8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96" office:value-type="float">
            <text:p>196</text:p>
          </table:table-cell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390" office:value-type="float">
            <text:p>390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vliet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33" office:value-type="float">
            <text:p>133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88" office:value-type="float">
            <text:p>288</text:p>
          </table:table-cell>
          <table:table-cell ns41:value-type="float" table:style-name="TL_20_Data" office:value="295" office:value-type="float">
            <text:p>295</text:p>
          </table:table-cell>
          <table:table-cell ns41:value-type="float" table:style-name="TL_20_Data" office:value="583" office:value-type="float">
            <text:p>583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ss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6" office:value-type="float">
            <text:p>7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78" office:value-type="float">
            <text:p>178</text:p>
          </table:table-cell>
          <table:table-cell ns41:value-type="float" table:style-name="TL_20_Data" office:value="186" office:value-type="float">
            <text:p>186</text:p>
          </table:table-cell>
          <table:table-cell ns41:value-type="float" table:style-name="TL_20_Data" office:value="364" office:value-type="float">
            <text:p>364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ss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6" office:value-type="float">
            <text:p>7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78" office:value-type="float">
            <text:p>178</text:p>
          </table:table-cell>
          <table:table-cell ns41:value-type="float" table:style-name="TL_20_Data" office:value="186" office:value-type="float">
            <text:p>186</text:p>
          </table:table-cell>
          <table:table-cell ns41:value-type="float" table:style-name="TL_20_Data" office:value="364" office:value-type="float">
            <text:p>364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ss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8" office:value-type="float">
            <text:p>3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22" office:value-type="float">
            <text:p>122</text:p>
          </table:table-cell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242" office:value-type="float">
            <text:p>24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8" office:value-type="float">
            <text:p>3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22" office:value-type="float">
            <text:p>122</text:p>
          </table:table-cell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242" office:value-type="float">
            <text:p>24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ss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14" office:value-type="float">
            <text:p>11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00" office:value-type="float">
            <text:p>300</text:p>
          </table:table-cell>
          <table:table-cell ns41:value-type="float" table:style-name="TL_20_Data" office:value="306" office:value-type="float">
            <text:p>306</text:p>
          </table:table-cell>
          <table:table-cell ns41:value-type="float" table:style-name="TL_20_Data" office:value="606" office:value-type="float">
            <text:p>606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ordgouw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0" office:value-type="float">
            <text:p>50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office:value="104" table:style-name="TL_20_Data" table:number-columns-repeated="2" office:value-type="float">
            <text:p>104</text:p>
          </table:table-cell>
          <table:table-cell ns41:value-type="float" table:style-name="TL_20_Data" office:value="208" office:value-type="float">
            <text:p>208</text:p>
          </table:table-cell>
          <table:table-cell table:style-name="TL_20_Data"/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ordgouw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50" office:value-type="float">
            <text:p>50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office:value="104" table:style-name="TL_20_Data" table:number-columns-repeated="2" office:value-type="float">
            <text:p>104</text:p>
          </table:table-cell>
          <table:table-cell ns41:value-type="float" table:style-name="TL_20_Data" office:value="208" office:value-type="float">
            <text:p>208</text:p>
          </table:table-cell>
          <table:table-cell table:style-name="TL_20_Data"/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ordgouw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Arm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ordgouw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3" office:value-type="float">
            <text:p>103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60" office:value-type="float">
            <text:p>260</text:p>
          </table:table-cell>
          <table:table-cell ns41:value-type="float" table:style-name="TL_20_Data" office:value="274" office:value-type="float">
            <text:p>274</text:p>
          </table:table-cell>
          <table:table-cell ns41:value-type="float" table:style-name="TL_20_Data" office:value="534" office:value-type="float">
            <text:p>53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ordgouw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Schuddebeur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ordgouw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13" office:value-type="float">
            <text:p>113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98" office:value-type="float">
            <text:p>298</text:p>
          </table:table-cell>
          <table:table-cell ns41:value-type="float" table:style-name="TL_20_Data" office:value="305" office:value-type="float">
            <text:p>305</text:p>
          </table:table-cell>
          <table:table-cell ns41:value-type="float" table:style-name="TL_20_Data" office:value="603" office:value-type="float">
            <text:p>603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ordgouw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63" office:value-type="float">
            <text:p>163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402" office:value-type="float">
            <text:p>402</text:p>
          </table:table-cell>
          <table:table-cell ns41:value-type="float" table:style-name="TL_20_Data" office:value="409" office:value-type="float">
            <text:p>409</text:p>
          </table:table-cell>
          <table:table-cell ns41:value-type="float" table:style-name="TL_20_Data" office:value="811" office:value-type="float">
            <text:p>81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ordwe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rgerl. Armbest.</text:p>
          </table:table-cell>
          <table:table-cell table:style-name="ce23"/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office:value="2" table:style-name="TL_20_Data" table:number-columns-repeated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ordwe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40" office:value-type="float">
            <text:p>40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9" office:value-type="float">
            <text:p>19</text:p>
          </table:table-cell>
          <table:table-cell table:style-name="TL_20_Data" table:number-columns-repeated="2"/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72" office:value-type="float">
            <text:p>17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ordwe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42" office:value-type="float">
            <text:p>4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9" office:value-type="float">
            <text:p>19</text:p>
          </table:table-cell>
          <table:table-cell table:style-name="TL_20_Data" table:number-columns-repeated="2"/>
          <table:table-cell ns41:value-type="float" table:style-name="TL_20_Data" office:value="95" office:value-type="float">
            <text:p>95</text:p>
          </table:table-cell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ordwell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9" office:value-type="float">
            <text:p>5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152" office:value-type="float">
            <text:p>152</text:p>
          </table:table-cell>
          <table:table-cell ns41:value-type="float" table:style-name="TL_20_Data" office:value="316" office:value-type="float">
            <text:p>31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ordwell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59" office:value-type="float">
            <text:p>5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152" office:value-type="float">
            <text:p>152</text:p>
          </table:table-cell>
          <table:table-cell ns41:value-type="float" table:style-name="TL_20_Data" office:value="316" office:value-type="float">
            <text:p>31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ordwell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01" office:value-type="float">
            <text:p>101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19" office:value-type="float">
            <text:p>19</text:p>
          </table:table-cell>
          <table:table-cell table:style-name="TL_20_Data" table:number-columns-repeated="2"/>
          <table:table-cell ns41:value-type="float" table:style-name="TL_20_Data" office:value="259" office:value-type="float">
            <text:p>259</text:p>
          </table:table-cell>
          <table:table-cell ns41:value-type="float" table:style-name="TL_20_Data" office:value="233" office:value-type="float">
            <text:p>233</text:p>
          </table:table-cell>
          <table:table-cell ns41:value-type="float" table:style-name="TL_20_Data" office:value="492" office:value-type="float">
            <text:p>492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N</text:p>
          </table:table-cell>
          <table:table-cell ns41:value-type="string" office:value-type="string">
            <text:p>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N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74" office:value-type="float">
            <text:p>74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167" office:value-type="float">
            <text:p>167</text:p>
          </table:table-cell>
          <table:table-cell ns41:value-type="float" table:style-name="TL_20_Data" office:value="313" office:value-type="float">
            <text:p>31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Z</text:p>
          </table:table-cell>
          <table:table-cell ns41:value-type="string" office:value-type="string">
            <text:p>R. K. Liefdegesticht St. Anthoniu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67" office:value-type="float">
            <text:p>6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Z</text:p>
          </table:table-cell>
          <table:table-cell ns41:value-type="string" office:value-type="string">
            <text:p>Huis van Bewaring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2" table:style-name="TL_20_Data" table:number-columns-repeated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Z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90" office:value-type="float">
            <text:p>290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492" office:value-type="float">
            <text:p>492</text:p>
          </table:table-cell>
          <table:table-cell ns41:value-type="float" table:style-name="TL_20_Data" office:value="619" office:value-type="float">
            <text:p>619</text:p>
          </table:table-cell>
          <table:table-cell ns41:value-type="float" table:style-name="TL_20_Data" office:value="1111" office:value-type="float">
            <text:p>1111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ce41" office:value="22" office:value-type="float">
            <text:p>2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67" office:value-type="float">
            <text:p>367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678" office:value-type="float">
            <text:p>678</text:p>
          </table:table-cell>
          <table:table-cell ns41:value-type="float" table:style-name="TL_20_Data" office:value="828" office:value-type="float">
            <text:p>828</text:p>
          </table:table-cell>
          <table:table-cell ns41:value-type="float" table:style-name="TL_20_Data" office:value="1506" office:value-type="float">
            <text:p>1506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ce41" office:value="24" office:value-type="float">
            <text:p>2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bur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2" office:value-type="float">
            <text:p>12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321" office:value-type="float">
            <text:p>321</text:p>
          </table:table-cell>
          <table:table-cell ns41:value-type="float" table:style-name="TL_20_Data" office:value="300" office:value-type="float">
            <text:p>300</text:p>
          </table:table-cell>
          <table:table-cell ns41:value-type="float" table:style-name="TL_20_Data" office:value="621" office:value-type="float">
            <text:p>621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bur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22" office:value-type="float">
            <text:p>12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321" office:value-type="float">
            <text:p>321</text:p>
          </table:table-cell>
          <table:table-cell ns41:value-type="float" table:style-name="TL_20_Data" office:value="300" office:value-type="float">
            <text:p>300</text:p>
          </table:table-cell>
          <table:table-cell ns41:value-type="float" table:style-name="TL_20_Data" office:value="621" office:value-type="float">
            <text:p>621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burg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89" office:value-type="float">
            <text:p>489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999" office:value-type="float">
            <text:p>999</text:p>
          </table:table-cell>
          <table:table-cell ns41:value-type="float" table:style-name="TL_20_Data" office:value="1128" office:value-type="float">
            <text:p>1128</text:p>
          </table:table-cell>
          <table:table-cell ns41:value-type="float" table:style-name="TL_20_Data" office:value="2127" office:value-type="float">
            <text:p>2127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ce41" office:value="29" office:value-type="float">
            <text:p>2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land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Oosterla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7" office:value-type="float">
            <text:p>197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510" office:value-type="float">
            <text:p>510</text:p>
          </table:table-cell>
          <table:table-cell ns41:value-type="float" table:style-name="TL_20_Data" office:value="487" office:value-type="float">
            <text:p>487</text:p>
          </table:table-cell>
          <table:table-cell ns41:value-type="float" table:style-name="TL_20_Data" office:value="997" office:value-type="float">
            <text:p>997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land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Sirjansla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3" office:value-type="float">
            <text:p>6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70" office:value-type="float">
            <text:p>170</text:p>
          </table:table-cell>
          <table:table-cell ns41:value-type="float" table:style-name="TL_20_Data" office:value="168" office:value-type="float">
            <text:p>168</text:p>
          </table:table-cell>
          <table:table-cell ns41:value-type="float" table:style-name="TL_20_Data" office:value="338" office:value-type="float">
            <text:p>338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land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60" office:value-type="float">
            <text:p>26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680" office:value-type="float">
            <text:p>680</text:p>
          </table:table-cell>
          <table:table-cell ns41:value-type="float" table:style-name="TL_20_Data" office:value="655" office:value-type="float">
            <text:p>655</text:p>
          </table:table-cell>
          <table:table-cell ns41:value-type="float" table:style-name="TL_20_Data" office:value="1335" office:value-type="float">
            <text:p>1335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lan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Oosterla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5" office:value-type="float">
            <text:p>45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52" office:value-type="float">
            <text:p>152</text:p>
          </table:table-cell>
          <table:table-cell ns41:value-type="float" table:style-name="TL_20_Data" office:value="156" office:value-type="float">
            <text:p>156</text:p>
          </table:table-cell>
          <table:table-cell ns41:value-type="float" table:style-name="TL_20_Data" office:value="308" office:value-type="float">
            <text:p>308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lan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Oosterland, Bewoonde Schepen</text:p>
          </table:table-cell>
          <table:table-cell table:style-name="ce23"/>
          <table:table-cell/>
          <table:table-cell table:style-name="ce28"/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office:value="2" table:style-name="TL_20_Data" table:number-columns-repeated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lan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Sirjansla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lan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55" office:value-type="float">
            <text:p>55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182" office:value-type="float">
            <text:p>182</text:p>
          </table:table-cell>
          <table:table-cell ns41:value-type="float" table:style-name="TL_20_Data" office:value="359" office:value-type="float">
            <text:p>359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land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15" office:value-type="float">
            <text:p>31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857" office:value-type="float">
            <text:p>857</text:p>
          </table:table-cell>
          <table:table-cell ns41:value-type="float" table:style-name="TL_20_Data" office:value="837" office:value-type="float">
            <text:p>837</text:p>
          </table:table-cell>
          <table:table-cell ns41:value-type="float" table:style-name="TL_20_Data" office:value="1694" office:value-type="float">
            <text:p>1694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24" office:value-type="float">
            <text:p>2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kapell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iaconie Arm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kapell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69" office:value-type="float">
            <text:p>69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36" office:value-type="float">
            <text:p>136</text:p>
          </table:table-cell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282" office:value-type="float">
            <text:p>28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kape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0" office:value-type="float">
            <text:p>70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149" office:value-type="float">
            <text:p>149</text:p>
          </table:table-cell>
          <table:table-cell ns41:value-type="float" table:style-name="TL_20_Data" office:value="287" office:value-type="float">
            <text:p>28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kapell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2" office:value-type="float">
            <text:p>172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370" office:value-type="float">
            <text:p>370</text:p>
          </table:table-cell>
          <table:table-cell ns41:value-type="float" table:style-name="TL_20_Data" office:value="378" office:value-type="float">
            <text:p>378</text:p>
          </table:table-cell>
          <table:table-cell ns41:value-type="float" table:style-name="TL_20_Data" office:value="748" office:value-type="float">
            <text:p>748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kapell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72" office:value-type="float">
            <text:p>172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370" office:value-type="float">
            <text:p>370</text:p>
          </table:table-cell>
          <table:table-cell ns41:value-type="float" table:style-name="TL_20_Data" office:value="378" office:value-type="float">
            <text:p>378</text:p>
          </table:table-cell>
          <table:table-cell ns41:value-type="float" table:style-name="TL_20_Data" office:value="748" office:value-type="float">
            <text:p>748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kapell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42" office:value-type="float">
            <text:p>242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508" office:value-type="float">
            <text:p>508</text:p>
          </table:table-cell>
          <table:table-cell ns41:value-type="float" table:style-name="TL_20_Data" office:value="527" office:value-type="float">
            <text:p>527</text:p>
          </table:table-cell>
          <table:table-cell ns41:value-type="float" table:style-name="TL_20_Data" office:value="1035" office:value-type="float">
            <text:p>1035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- en West-Sou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Oost-Soubu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2" office:value-type="float">
            <text:p>282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621" office:value-type="float">
            <text:p>621</text:p>
          </table:table-cell>
          <table:table-cell ns41:value-type="float" table:style-name="TL_20_Data" office:value="687" office:value-type="float">
            <text:p>687</text:p>
          </table:table-cell>
          <table:table-cell ns41:value-type="float" table:style-name="TL_20_Data" office:value="1308" office:value-type="float">
            <text:p>1308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- en West-Sou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Mee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" office:value-type="float">
            <text:p>28</text:p>
          </table:table-cell>
          <table:table-cell table:style-name="TL_20_Data" table:number-columns-repeated="7"/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- en West-Sou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West-Soubu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4" office:value-type="float">
            <text:p>44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5"/>
          <table:table-cell ns41:value-type="float" office:value="126" table:style-name="TL_20_Data" table:number-columns-repeated="2" office:value-type="float">
            <text:p>126</text:p>
          </table:table-cell>
          <table:table-cell ns41:value-type="float" table:style-name="TL_20_Data" office:value="252" office:value-type="float">
            <text:p>25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- en West-Sou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54" office:value-type="float">
            <text:p>35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796" office:value-type="float">
            <text:p>796</text:p>
          </table:table-cell>
          <table:table-cell ns41:value-type="float" table:style-name="TL_20_Data" office:value="857" office:value-type="float">
            <text:p>857</text:p>
          </table:table-cell>
          <table:table-cell ns41:value-type="float" table:style-name="TL_20_Data" office:value="1653" office:value-type="float">
            <text:p>1653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- en West-Soubur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Oost-Soubu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0" office:value-type="float">
            <text:p>40</text:p>
          </table:table-cell>
          <table:table-cell table:style-name="TL_20_Data" table:number-columns-repeated="7"/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244" office:value-type="float">
            <text:p>24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- en West-Soubur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Mee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81" office:value-type="float">
            <text:p>81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- en West-Soubur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West-Soubu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6" office:value-type="float">
            <text:p>4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19" office:value-type="float">
            <text:p>119</text:p>
          </table:table-cell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227" office:value-type="float">
            <text:p>22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- en West-Soubur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Mee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- en West-Soubur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15" office:value-type="float">
            <text:p>115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6"/>
          <table:table-cell ns41:value-type="float" table:style-name="TL_20_Data" office:value="337" office:value-type="float">
            <text:p>337</text:p>
          </table:table-cell>
          <table:table-cell ns41:value-type="float" table:style-name="TL_20_Data" office:value="305" office:value-type="float">
            <text:p>305</text:p>
          </table:table-cell>
          <table:table-cell ns41:value-type="float" table:style-name="TL_20_Data" office:value="642" office:value-type="float">
            <text:p>64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- en West-Souburg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69" office:value-type="float">
            <text:p>469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133" office:value-type="float">
            <text:p>1133</text:p>
          </table:table-cell>
          <table:table-cell ns41:value-type="float" table:style-name="TL_20_Data" office:value="1162" office:value-type="float">
            <text:p>1162</text:p>
          </table:table-cell>
          <table:table-cell ns41:value-type="float" table:style-name="TL_20_Data" office:value="2295" office:value-type="float">
            <text:p>2295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20" office:value-type="float">
            <text:p>2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sseniss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1" office:value-type="float">
            <text:p>4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176" office:value-type="float">
            <text:p>17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sseniss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Walen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7"/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sseniss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52" office:value-type="float">
            <text:p>5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225" office:value-type="float">
            <text:p>22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ss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Walen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ss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Zee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" office:value-type="float">
            <text:p>30</text:p>
          </table:table-cell>
          <table:table-cell table:style-name="TL_20_Data" table:number-columns-repeated="7"/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46" office:value-type="float">
            <text:p>14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ss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Nijs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office:value="6" table:style-name="TL_20_Data" table:number-columns-repeated="2" office:value-type="float">
            <text:p>6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ss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Molen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ss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Burg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ss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Lammers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62" office:value-type="float">
            <text:p>6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ss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Knuiters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73" office:value-type="float">
            <text:p>7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ss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Kamp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58" office:value-type="float">
            <text:p>5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ss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's Heer-Arends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ss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Hoogland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table:style-name="TL_20_Data" table:number-columns-repeated="7"/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ss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Rummers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ss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20" office:value-type="float">
            <text:p>120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26" office:value-type="float">
            <text:p>326</text:p>
          </table:table-cell>
          <table:table-cell ns41:value-type="float" table:style-name="TL_20_Data" office:value="301" office:value-type="float">
            <text:p>301</text:p>
          </table:table-cell>
          <table:table-cell ns41:value-type="float" table:style-name="TL_20_Data" office:value="627" office:value-type="float">
            <text:p>62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sseniss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72" office:value-type="float">
            <text:p>17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435" office:value-type="float">
            <text:p>435</text:p>
          </table:table-cell>
          <table:table-cell ns41:value-type="float" table:style-name="TL_20_Data" office:value="417" office:value-type="float">
            <text:p>417</text:p>
          </table:table-cell>
          <table:table-cell ns41:value-type="float" table:style-name="TL_20_Data" office:value="852" office:value-type="float">
            <text:p>85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udelan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6" office:value-type="float">
            <text:p>66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55" office:value-type="float">
            <text:p>155</text:p>
          </table:table-cell>
          <table:table-cell ns41:value-type="float" table:style-name="TL_20_Data" office:value="141" office:value-type="float">
            <text:p>141</text:p>
          </table:table-cell>
          <table:table-cell ns41:value-type="float" table:style-name="TL_20_Data" office:value="296" office:value-type="float">
            <text:p>29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udelan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6" office:value-type="float">
            <text:p>66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55" office:value-type="float">
            <text:p>155</text:p>
          </table:table-cell>
          <table:table-cell ns41:value-type="float" table:style-name="TL_20_Data" office:value="141" office:value-type="float">
            <text:p>141</text:p>
          </table:table-cell>
          <table:table-cell ns41:value-type="float" table:style-name="TL_20_Data" office:value="296" office:value-type="float">
            <text:p>29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udelan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1" office:value-type="float">
            <text:p>61</text:p>
          </table:table-cell>
          <table:table-cell table:style-name="TL_20_Data" table:number-columns-repeated="7"/>
          <table:table-cell ns41:value-type="float" table:style-name="TL_20_Data" office:value="179" office:value-type="float">
            <text:p>179</text:p>
          </table:table-cell>
          <table:table-cell ns41:value-type="float" table:style-name="TL_20_Data" office:value="165" office:value-type="float">
            <text:p>165</text:p>
          </table:table-cell>
          <table:table-cell ns41:value-type="float" table:style-name="TL_20_Data" office:value="344" office:value-type="float">
            <text:p>34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udelan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1" office:value-type="float">
            <text:p>61</text:p>
          </table:table-cell>
          <table:table-cell table:style-name="TL_20_Data" table:number-columns-repeated="7"/>
          <table:table-cell ns41:value-type="float" table:style-name="TL_20_Data" office:value="179" office:value-type="float">
            <text:p>179</text:p>
          </table:table-cell>
          <table:table-cell ns41:value-type="float" table:style-name="TL_20_Data" office:value="165" office:value-type="float">
            <text:p>165</text:p>
          </table:table-cell>
          <table:table-cell ns41:value-type="float" table:style-name="TL_20_Data" office:value="344" office:value-type="float">
            <text:p>34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udeland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27" office:value-type="float">
            <text:p>127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34" office:value-type="float">
            <text:p>334</text:p>
          </table:table-cell>
          <table:table-cell ns41:value-type="float" table:style-name="TL_20_Data" office:value="306" office:value-type="float">
            <text:p>306</text:p>
          </table:table-cell>
          <table:table-cell ns41:value-type="float" table:style-name="TL_20_Data" office:value="640" office:value-type="float">
            <text:p>640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ud-Vossemeer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9" office:value-type="float">
            <text:p>7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181" office:value-type="float">
            <text:p>181</text:p>
          </table:table-cell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375" office:value-type="float">
            <text:p>375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ud-Vossemeer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table:style-name="TL_20_Data" table:number-columns-repeated="4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ud-Vossemeer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99" office:value-type="float">
            <text:p>9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232" office:value-type="float">
            <text:p>232</text:p>
          </table:table-cell>
          <table:table-cell ns41:value-type="float" table:style-name="TL_20_Data" office:value="239" office:value-type="float">
            <text:p>239</text:p>
          </table:table-cell>
          <table:table-cell ns41:value-type="float" table:style-name="TL_20_Data" office:value="471" office:value-type="float">
            <text:p>471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ud-Vosseme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Armhuis der N. H. Gem.</text:p>
          </table:table-cell>
          <table:table-cell table:style-name="ce23"/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ud-Vosseme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Armhuis der Geref. Gem.</text:p>
          </table:table-cell>
          <table:table-cell table:style-name="ce23"/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ud-Vosseme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Armhuis der R.K. Gem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5" table:style-name="TL_20_Data" table:number-columns-repeated="2" office:value-type="float">
            <text:p>5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ud-Vosseme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87" office:value-type="float">
            <text:p>187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49" office:value-type="float">
            <text:p>49</text:p>
          </table:table-cell>
          <table:table-cell table:style-name="TL_20_Data" table:number-columns-repeated="2"/>
          <table:table-cell ns41:value-type="float" table:style-name="TL_20_Data" office:value="510" office:value-type="float">
            <text:p>510</text:p>
          </table:table-cell>
          <table:table-cell ns41:value-type="float" table:style-name="TL_20_Data" office:value="479" office:value-type="float">
            <text:p>479</text:p>
          </table:table-cell>
          <table:table-cell ns41:value-type="float" table:style-name="TL_20_Data" office:value="989" office:value-type="float">
            <text:p>989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ud-Vosseme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Bewoonde schepen</text:p>
          </table:table-cell>
          <table:table-cell table:style-name="ce23"/>
          <table:table-cell/>
          <table:table-cell table:style-name="ce28"/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office:value="9" table:style-name="TL_20_Data" table:number-columns-repeated="2" office:value-type="float">
            <text:p>9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ud-Vosseme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8" office:value-type="float">
            <text:p>6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46" office:value-type="float">
            <text:p>46</text:p>
          </table:table-cell>
          <table:table-cell table:style-name="TL_20_Data" table:number-columns-repeated="2"/>
          <table:table-cell ns41:value-type="float" table:style-name="TL_20_Data" office:value="227" office:value-type="float">
            <text:p>227</text:p>
          </table:table-cell>
          <table:table-cell ns41:value-type="float" table:style-name="TL_20_Data" office:value="235" office:value-type="float">
            <text:p>235</text:p>
          </table:table-cell>
          <table:table-cell ns41:value-type="float" table:style-name="TL_20_Data" office:value="462" office:value-type="float">
            <text:p>462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ud-Vosseme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60" office:value-type="float">
            <text:p>260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95" office:value-type="float">
            <text:p>95</text:p>
          </table:table-cell>
          <table:table-cell table:style-name="TL_20_Data" table:number-columns-repeated="2"/>
          <table:table-cell ns41:value-type="float" table:style-name="TL_20_Data" office:value="766" office:value-type="float">
            <text:p>766</text:p>
          </table:table-cell>
          <table:table-cell ns41:value-type="float" table:style-name="TL_20_Data" office:value="739" office:value-type="float">
            <text:p>739</text:p>
          </table:table-cell>
          <table:table-cell ns41:value-type="float" table:style-name="TL_20_Data" office:value="1505" office:value-type="float">
            <text:p>1505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ud-Vossemeer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59" office:value-type="float">
            <text:p>359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113" office:value-type="float">
            <text:p>113</text:p>
          </table:table-cell>
          <table:table-cell table:style-name="TL_20_Data" table:number-columns-repeated="2"/>
          <table:table-cell ns41:value-type="float" table:style-name="TL_20_Data" office:value="998" office:value-type="float">
            <text:p>998</text:p>
          </table:table-cell>
          <table:table-cell ns41:value-type="float" table:style-name="TL_20_Data" office:value="978" office:value-type="float">
            <text:p>978</text:p>
          </table:table-cell>
          <table:table-cell ns41:value-type="float" table:style-name="TL_20_Data" office:value="1976" office:value-type="float">
            <text:p>1976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uwerkerk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7" office:value-type="float">
            <text:p>10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9" office:value-type="float">
            <text:p>19</text:p>
          </table:table-cell>
          <table:table-cell table:style-name="TL_20_Data" table:number-columns-repeated="2"/>
          <table:table-cell ns41:value-type="float" table:style-name="TL_20_Data" office:value="250" office:value-type="float">
            <text:p>250</text:p>
          </table:table-cell>
          <table:table-cell ns41:value-type="float" table:style-name="TL_20_Data" office:value="261" office:value-type="float">
            <text:p>261</text:p>
          </table:table-cell>
          <table:table-cell ns41:value-type="float" table:style-name="TL_20_Data" office:value="511" office:value-type="float">
            <text:p>511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uwerker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07" office:value-type="float">
            <text:p>10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9" office:value-type="float">
            <text:p>19</text:p>
          </table:table-cell>
          <table:table-cell table:style-name="TL_20_Data" table:number-columns-repeated="2"/>
          <table:table-cell ns41:value-type="float" table:style-name="TL_20_Data" office:value="250" office:value-type="float">
            <text:p>250</text:p>
          </table:table-cell>
          <table:table-cell ns41:value-type="float" table:style-name="TL_20_Data" office:value="261" office:value-type="float">
            <text:p>261</text:p>
          </table:table-cell>
          <table:table-cell ns41:value-type="float" table:style-name="TL_20_Data" office:value="511" office:value-type="float">
            <text:p>511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uwerkerk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West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54" office:value-type="float">
            <text:p>54</text:p>
          </table:table-cell>
          <table:table-cell ns41:value-type="float" table:style-name="TL_20_Data" office:value="97" office:value-type="float">
            <text:p>9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uwerkerk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Oost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54" office:value-type="float">
            <text:p>54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uwerkerk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Vian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7"/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uwerkerk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Vianen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uwerkerk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Vian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uwerker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52" office:value-type="float">
            <text:p>52</text:p>
          </table:table-cell>
          <table:table-cell ns41:value-type="float" office:value="1" table:style-name="TL_20_Data" table:number-columns-repeated="3" office:value-type="float">
            <text:p>1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office:value="139" table:style-name="TL_20_Data" table:number-columns-repeated="2" office:value-type="float">
            <text:p>139</text:p>
          </table:table-cell>
          <table:table-cell ns41:value-type="float" table:style-name="TL_20_Data" office:value="278" office:value-type="float">
            <text:p>278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uwerkerk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59" office:value-type="float">
            <text:p>15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389" office:value-type="float">
            <text:p>389</text:p>
          </table:table-cell>
          <table:table-cell ns41:value-type="float" table:style-name="TL_20_Data" office:value="400" office:value-type="float">
            <text:p>400</text:p>
          </table:table-cell>
          <table:table-cell ns41:value-type="float" table:style-name="TL_20_Data" office:value="789" office:value-type="float">
            <text:p>789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versla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9" office:value-type="float">
            <text:p>3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82" office:value-type="float">
            <text:p>82</text:p>
          </table:table-cell>
          <table:table-cell ns41:value-type="float" table:style-name="TL_20_Data" office:value="165" office:value-type="float">
            <text:p>16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versla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9" office:value-type="float">
            <text:p>3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82" office:value-type="float">
            <text:p>82</text:p>
          </table:table-cell>
          <table:table-cell ns41:value-type="float" table:style-name="TL_20_Data" office:value="165" office:value-type="float">
            <text:p>16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versla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versla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Varempe polder</text:p>
          </table:table-cell>
          <table:table-cell ns41:value-type="string" table:style-name="ce23" office:value-type="string">
            <text:p>Huizen</text:p>
          </table:table-cell>
          <table:table-cell/>
          <table:table-cell table:style-name="ce28"/>
          <table:table-cell table:style-name="TL_20_Data" table:number-columns-repeated="7"/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196" office:value-type="float">
            <text:p>19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versla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Roode slui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4" office:value-type="float">
            <text:p>3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versla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48" office:value-type="float">
            <text:p>4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125" office:value-type="float">
            <text:p>125</text:p>
          </table:table-cell>
          <table:table-cell ns41:value-type="float" table:style-name="TL_20_Data" office:value="291" office:value-type="float">
            <text:p>291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verslag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87" office:value-type="float">
            <text:p>87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49" office:value-type="float">
            <text:p>249</text:p>
          </table:table-cell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456" office:value-type="float">
            <text:p>45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vezand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6" office:value-type="float">
            <text:p>3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vezand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" office:value-type="float">
            <text:p>31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office:value="69" table:style-name="TL_20_Data" table:number-columns-repeated="2" office:value-type="float">
            <text:p>69</text:p>
          </table:table-cell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vezand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7" office:value-type="float">
            <text:p>6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149" office:value-type="float">
            <text:p>149</text:p>
          </table:table-cell>
          <table:table-cell ns41:value-type="float" table:style-name="TL_20_Data" office:value="281" office:value-type="float">
            <text:p>281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vezan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table:style-name="TL_20_Data" table:number-columns-repeated="7"/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84" office:value-type="float">
            <text:p>8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vezan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office:value="28" table:style-name="TL_20_Data" table:number-columns-repeated="2" office:value-type="float">
            <text:p>28</text:p>
          </table:table-cell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vezan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1" office:value-type="float">
            <text:p>61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55" office:value-type="float">
            <text:p>155</text:p>
          </table:table-cell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319" office:value-type="float">
            <text:p>319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vezan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" office:value-type="float">
            <text:p>30</text:p>
          </table:table-cell>
          <table:table-cell table:style-name="TL_20_Data" table:number-columns-repeated="7"/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207" office:value-type="float">
            <text:p>20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vezan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19" office:value-type="float">
            <text:p>119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30" office:value-type="float">
            <text:p>330</text:p>
          </table:table-cell>
          <table:table-cell ns41:value-type="float" table:style-name="TL_20_Data" office:value="336" office:value-type="float">
            <text:p>336</text:p>
          </table:table-cell>
          <table:table-cell ns41:value-type="float" table:style-name="TL_20_Data" office:value="666" office:value-type="float">
            <text:p>66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vezand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86" office:value-type="float">
            <text:p>186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462" office:value-type="float">
            <text:p>462</text:p>
          </table:table-cell>
          <table:table-cell ns41:value-type="float" table:style-name="TL_20_Data" office:value="485" office:value-type="float">
            <text:p>485</text:p>
          </table:table-cell>
          <table:table-cell ns41:value-type="float" table:style-name="TL_20_Data" office:value="947" office:value-type="float">
            <text:p>947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hilippin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Kazerne Kon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hilippin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2" office:value-type="float">
            <text:p>12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392" office:value-type="float">
            <text:p>392</text:p>
          </table:table-cell>
          <table:table-cell ns41:value-type="float" table:style-name="TL_20_Data" office:value="345" office:value-type="float">
            <text:p>345</text:p>
          </table:table-cell>
          <table:table-cell ns41:value-type="float" table:style-name="TL_20_Data" office:value="737" office:value-type="float">
            <text:p>73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hilippin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23" office:value-type="float">
            <text:p>12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398" office:value-type="float">
            <text:p>398</text:p>
          </table:table-cell>
          <table:table-cell ns41:value-type="float" table:style-name="TL_20_Data" office:value="347" office:value-type="float">
            <text:p>347</text:p>
          </table:table-cell>
          <table:table-cell ns41:value-type="float" table:style-name="TL_20_Data" office:value="745" office:value-type="float">
            <text:p>74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hilippin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hilippin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hilippin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hilippin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" office:value-type="float">
            <text:p>21</text:p>
          </table:table-cell>
          <table:table-cell table:style-name="TL_20_Data" table:number-columns-repeated="7"/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120" office:value-type="float">
            <text:p>12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hilippin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3" office:value-type="float">
            <text:p>33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hilippin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56" office:value-type="float">
            <text:p>15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9" office:value-type="float">
            <text:p>19</text:p>
          </table:table-cell>
          <table:table-cell table:style-name="TL_20_Data" table:number-columns-repeated="2"/>
          <table:table-cell ns41:value-type="float" table:style-name="TL_20_Data" office:value="490" office:value-type="float">
            <text:p>490</text:p>
          </table:table-cell>
          <table:table-cell ns41:value-type="float" table:style-name="TL_20_Data" office:value="432" office:value-type="float">
            <text:p>432</text:p>
          </table:table-cell>
          <table:table-cell ns41:value-type="float" table:style-name="TL_20_Data" office:value="922" office:value-type="float">
            <text:p>922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Philipsland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1" office:value-type="float">
            <text:p>151</text:p>
          </table:table-cell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444" office:value-type="float">
            <text:p>444</text:p>
          </table:table-cell>
          <table:table-cell ns41:value-type="float" table:style-name="TL_20_Data" office:value="448" office:value-type="float">
            <text:p>448</text:p>
          </table:table-cell>
          <table:table-cell ns41:value-type="float" table:style-name="TL_20_Data" office:value="892" office:value-type="float">
            <text:p>892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Philipsland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51" office:value-type="float">
            <text:p>151</text:p>
          </table:table-cell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444" office:value-type="float">
            <text:p>444</text:p>
          </table:table-cell>
          <table:table-cell ns41:value-type="float" table:style-name="TL_20_Data" office:value="448" office:value-type="float">
            <text:p>448</text:p>
          </table:table-cell>
          <table:table-cell ns41:value-type="float" table:style-name="TL_20_Data" office:value="892" office:value-type="float">
            <text:p>892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Philipslan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't La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9" office:value-type="float">
            <text:p>4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150" office:value-type="float">
            <text:p>150</text:p>
          </table:table-cell>
          <table:table-cell ns41:value-type="float" table:style-name="TL_20_Data" office:value="137" office:value-type="float">
            <text:p>137</text:p>
          </table:table-cell>
          <table:table-cell ns41:value-type="float" table:style-name="TL_20_Data" office:value="287" office:value-type="float">
            <text:p>28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Philipslan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Anna Jacoba 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4" office:value-type="float">
            <text:p>94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303" office:value-type="float">
            <text:p>303</text:p>
          </table:table-cell>
          <table:table-cell ns41:value-type="float" table:style-name="TL_20_Data" office:value="245" office:value-type="float">
            <text:p>245</text:p>
          </table:table-cell>
          <table:table-cell ns41:value-type="float" table:style-name="TL_20_Data" office:value="548" office:value-type="float">
            <text:p>548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Philipslan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43" office:value-type="float">
            <text:p>143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1:value-type="float" table:style-name="TL_20_Data" office:value="453" office:value-type="float">
            <text:p>453</text:p>
          </table:table-cell>
          <table:table-cell ns41:value-type="float" table:style-name="TL_20_Data" office:value="382" office:value-type="float">
            <text:p>382</text:p>
          </table:table-cell>
          <table:table-cell ns41:value-type="float" table:style-name="TL_20_Data" office:value="835" office:value-type="float">
            <text:p>835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Philipsland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94" office:value-type="float">
            <text:p>294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office:value="5" table:style-name="TL_20_Data" table:number-columns-repeated="2" office:value-type="float">
            <text:p>5</text:p>
          </table:table-cell>
          <table:table-cell table:style-name="TL_20_Data"/>
          <table:table-cell ns41:value-type="float" table:style-name="TL_20_Data" office:value="39" office:value-type="float">
            <text:p>39</text:p>
          </table:table-cell>
          <table:table-cell table:style-name="TL_20_Data" table:number-columns-repeated="2"/>
          <table:table-cell ns41:value-type="float" table:style-name="TL_20_Data" office:value="897" office:value-type="float">
            <text:p>897</text:p>
          </table:table-cell>
          <table:table-cell ns41:value-type="float" table:style-name="TL_20_Data" office:value="830" office:value-type="float">
            <text:p>830</text:p>
          </table:table-cell>
          <table:table-cell ns41:value-type="float" table:style-name="TL_20_Data" office:value="1727" office:value-type="float">
            <text:p>1727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oortvlie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1" office:value-type="float">
            <text:p>201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108" office:value-type="float">
            <text:p>108</text:p>
          </table:table-cell>
          <table:table-cell table:style-name="TL_20_Data" table:number-columns-repeated="2"/>
          <table:table-cell ns41:value-type="float" table:style-name="TL_20_Data" office:value="500" office:value-type="float">
            <text:p>500</text:p>
          </table:table-cell>
          <table:table-cell ns41:value-type="float" table:style-name="TL_20_Data" office:value="460" office:value-type="float">
            <text:p>460</text:p>
          </table:table-cell>
          <table:table-cell ns41:value-type="float" table:style-name="TL_20_Data" office:value="960" office:value-type="float">
            <text:p>960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oortvlie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h. Strijenha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" office:value-type="float">
            <text:p>30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157" office:value-type="float">
            <text:p>15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oortvlie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h. Strijenham, Bew. schepen</text:p>
          </table:table-cell>
          <table:table-cell table:style-name="ce23"/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oortvlie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31" office:value-type="float">
            <text:p>231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24" office:value-type="float">
            <text:p>124</text:p>
          </table:table-cell>
          <table:table-cell table:style-name="TL_20_Data" table:number-columns-repeated="2"/>
          <table:table-cell ns41:value-type="float" table:style-name="TL_20_Data" office:value="581" office:value-type="float">
            <text:p>581</text:p>
          </table:table-cell>
          <table:table-cell ns41:value-type="float" table:style-name="TL_20_Data" office:value="542" office:value-type="float">
            <text:p>542</text:p>
          </table:table-cell>
          <table:table-cell ns41:value-type="float" table:style-name="TL_20_Data" office:value="1123" office:value-type="float">
            <text:p>1123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ce41" office:value="20" office:value-type="float">
            <text:p>2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oortvlie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9" office:value-type="float">
            <text:p>79</text:p>
          </table:table-cell>
          <table:table-cell table:style-name="TL_20_Data" table:number-columns-repeated="4"/>
          <table:table-cell ns41:value-type="float" table:style-name="TL_20_Data" office:value="87" office:value-type="float">
            <text:p>87</text:p>
          </table:table-cell>
          <table:table-cell table:style-name="TL_20_Data" table:number-columns-repeated="2"/>
          <table:table-cell ns41:value-type="float" table:style-name="TL_20_Data" office:value="227" office:value-type="float">
            <text:p>227</text:p>
          </table:table-cell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434" office:value-type="float">
            <text:p>434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oortvlie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9" office:value-type="float">
            <text:p>79</text:p>
          </table:table-cell>
          <table:table-cell table:style-name="TL_20_Data" table:number-columns-repeated="4"/>
          <table:table-cell ns41:value-type="float" table:style-name="TL_20_Data" office:value="87" office:value-type="float">
            <text:p>87</text:p>
          </table:table-cell>
          <table:table-cell table:style-name="TL_20_Data" table:number-columns-repeated="2"/>
          <table:table-cell ns41:value-type="float" table:style-name="TL_20_Data" office:value="227" office:value-type="float">
            <text:p>227</text:p>
          </table:table-cell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434" office:value-type="float">
            <text:p>434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oortvliet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10" office:value-type="float">
            <text:p>310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11" office:value-type="float">
            <text:p>211</text:p>
          </table:table-cell>
          <table:table-cell table:style-name="TL_20_Data" table:number-columns-repeated="2"/>
          <table:table-cell ns41:value-type="float" table:style-name="TL_20_Data" office:value="808" office:value-type="float">
            <text:p>808</text:p>
          </table:table-cell>
          <table:table-cell ns41:value-type="float" table:style-name="TL_20_Data" office:value="749" office:value-type="float">
            <text:p>749</text:p>
          </table:table-cell>
          <table:table-cell ns41:value-type="float" table:style-name="TL_20_Data" office:value="1557" office:value-type="float">
            <text:p>1557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ce41" office:value="25" office:value-type="float">
            <text:p>2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eness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3" office:value-type="float">
            <text:p>6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1" office:value-type="float">
            <text:p>41</text:p>
          </table:table-cell>
          <table:table-cell table:style-name="TL_20_Data" table:number-columns-repeated="2"/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250" office:value-type="float">
            <text:p>25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eness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3" office:value-type="float">
            <text:p>6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1" office:value-type="float">
            <text:p>41</text:p>
          </table:table-cell>
          <table:table-cell table:style-name="TL_20_Data" table:number-columns-repeated="2"/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250" office:value-type="float">
            <text:p>25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ene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6" office:value-type="float">
            <text:p>7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office:value="170" table:style-name="TL_20_Data" table:number-columns-repeated="2" office:value-type="float">
            <text:p>170</text:p>
          </table:table-cell>
          <table:table-cell ns41:value-type="float" table:style-name="TL_20_Data" office:value="340" office:value-type="float">
            <text:p>340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ene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6" office:value-type="float">
            <text:p>7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office:value="170" table:style-name="TL_20_Data" table:number-columns-repeated="2" office:value-type="float">
            <text:p>170</text:p>
          </table:table-cell>
          <table:table-cell ns41:value-type="float" table:style-name="TL_20_Data" office:value="340" office:value-type="float">
            <text:p>340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eness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39" office:value-type="float">
            <text:p>13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6" office:value-type="float">
            <text:p>46</text:p>
          </table:table-cell>
          <table:table-cell table:style-name="TL_20_Data" table:number-columns-repeated="2"/>
          <table:table-cell ns41:value-type="float" table:style-name="TL_20_Data" office:value="297" office:value-type="float">
            <text:p>297</text:p>
          </table:table-cell>
          <table:table-cell ns41:value-type="float" table:style-name="TL_20_Data" office:value="293" office:value-type="float">
            <text:p>293</text:p>
          </table:table-cell>
          <table:table-cell ns41:value-type="float" table:style-name="TL_20_Data" office:value="590" office:value-type="float">
            <text:p>590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etranchement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Noord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3" office:value-type="float">
            <text:p>7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290" office:value-type="float">
            <text:p>290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etranchemen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3" office:value-type="float">
            <text:p>7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290" office:value-type="float">
            <text:p>290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etranchement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Noord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etranchement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Zuid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0" office:value-type="float">
            <text:p>80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05" office:value-type="float">
            <text:p>205</text:p>
          </table:table-cell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418" office:value-type="float">
            <text:p>418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etranchemen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93" office:value-type="float">
            <text:p>9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46" office:value-type="float">
            <text:p>246</text:p>
          </table:table-cell>
          <table:table-cell ns41:value-type="float" table:style-name="TL_20_Data" office:value="248" office:value-type="float">
            <text:p>248</text:p>
          </table:table-cell>
          <table:table-cell ns41:value-type="float" table:style-name="TL_20_Data" office:value="494" office:value-type="float">
            <text:p>49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etranchement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66" office:value-type="float">
            <text:p>166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1:value-type="float" table:style-name="TL_20_Data" office:value="378" office:value-type="float">
            <text:p>378</text:p>
          </table:table-cell>
          <table:table-cell ns41:value-type="float" table:style-name="TL_20_Data" office:value="406" office:value-type="float">
            <text:p>406</text:p>
          </table:table-cell>
          <table:table-cell ns41:value-type="float" table:style-name="TL_20_Data" office:value="784" office:value-type="float">
            <text:p>784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lland-Bath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Rilla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4" office:value-type="float">
            <text:p>12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305" office:value-type="float">
            <text:p>305</text:p>
          </table:table-cell>
          <table:table-cell ns41:value-type="float" table:style-name="TL_20_Data" office:value="338" office:value-type="float">
            <text:p>338</text:p>
          </table:table-cell>
          <table:table-cell ns41:value-type="float" table:style-name="TL_20_Data" office:value="643" office:value-type="float">
            <text:p>643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lland-Bath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Bath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2" office:value-type="float">
            <text:p>4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lland-Bath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66" office:value-type="float">
            <text:p>16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1:value-type="float" table:style-name="TL_20_Data" office:value="397" office:value-type="float">
            <text:p>397</text:p>
          </table:table-cell>
          <table:table-cell ns41:value-type="float" table:style-name="TL_20_Data" office:value="450" office:value-type="float">
            <text:p>450</text:p>
          </table:table-cell>
          <table:table-cell ns41:value-type="float" table:style-name="TL_20_Data" office:value="847" office:value-type="float">
            <text:p>847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lland-Bath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Zimmerman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lland-Bath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Frederica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lland-Bath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Reijgersbergsche 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lland-Bath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het Zuid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lland-Bath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het Noord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lland-Bath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chapenpu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lland-Bath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Paradij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38" office:value-type="float">
            <text:p>3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lland-Bath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uiven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lland-Bath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Oud Maire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lland-Bath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e Haasje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table:style-name="TL_20_Data" table:number-columns-repeated="7"/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lland-Bath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en Hal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1" office:value-type="float">
            <text:p>4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25" office:value-type="float">
            <text:p>125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TL_20_Data" office:value="243" office:value-type="float">
            <text:p>24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lland-Bath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Reijgersbergsche 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lland-Bath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1e. Bath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3" office:value-type="float">
            <text:p>43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19" office:value-type="float">
            <text:p>119</text:p>
          </table:table-cell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231" office:value-type="float">
            <text:p>23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lland-Bath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2e. Bath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office:value="6" table:style-name="TL_20_Data" table:number-columns-repeated="2" office:value-type="float">
            <text:p>6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lland-Bath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Bath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lland-Bath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Reijgersbergsche 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lland-Bath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Reijgersbergsche polder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lland-Bath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Anna Maria 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lland-Bath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Dames 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lland-Bath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60" office:value-type="float">
            <text:p>160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504" office:value-type="float">
            <text:p>504</text:p>
          </table:table-cell>
          <table:table-cell ns41:value-type="float" table:style-name="TL_20_Data" office:value="471" office:value-type="float">
            <text:p>471</text:p>
          </table:table-cell>
          <table:table-cell ns41:value-type="float" table:style-name="TL_20_Data" office:value="975" office:value-type="float">
            <text:p>975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lland-Bath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26" office:value-type="float">
            <text:p>32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901" office:value-type="float">
            <text:p>901</text:p>
          </table:table-cell>
          <table:table-cell ns41:value-type="float" table:style-name="TL_20_Data" office:value="921" office:value-type="float">
            <text:p>921</text:p>
          </table:table-cell>
          <table:table-cell ns41:value-type="float" table:style-name="TL_20_Data" office:value="1822" office:value-type="float">
            <text:p>1822</text:p>
          </table:table-cell>
          <table:table-cell ns41:value-type="float" table:style-name="TL_20_Data" office:value="29" office:value-type="float">
            <text:p>29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tthem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Arm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2" table:style-name="TL_20_Data" table:number-columns-repeated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tthem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54" office:value-type="float">
            <text:p>54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119" office:value-type="float">
            <text:p>119</text:p>
          </table:table-cell>
          <table:table-cell ns41:value-type="float" table:style-name="TL_20_Data" office:value="206" office:value-type="float">
            <text:p>20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tthem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55" office:value-type="float">
            <text:p>55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89" office:value-type="float">
            <text:p>89</text:p>
          </table:table-cell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210" office:value-type="float">
            <text:p>210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tthem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Nieuw Erv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tthem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Welzi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69" office:value-type="float">
            <text:p>69</text:p>
          </table:table-cell>
          <table:table-cell ns41:value-type="float" table:style-name="TL_20_Data" office:value="142" office:value-type="float">
            <text:p>14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tthem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55" office:value-type="float">
            <text:p>5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264" office:value-type="float">
            <text:p>26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tthem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93" office:value-type="float">
            <text:p>9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43" office:value-type="float">
            <text:p>243</text:p>
          </table:table-cell>
          <table:table-cell ns41:value-type="float" table:style-name="TL_20_Data" office:value="225" office:value-type="float">
            <text:p>225</text:p>
          </table:table-cell>
          <table:table-cell ns41:value-type="float" table:style-name="TL_20_Data" office:value="468" office:value-type="float">
            <text:p>468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tthem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48" office:value-type="float">
            <text:p>148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332" office:value-type="float">
            <text:p>332</text:p>
          </table:table-cell>
          <table:table-cell ns41:value-type="float" table:style-name="TL_20_Data" office:value="346" office:value-type="float">
            <text:p>346</text:p>
          </table:table-cell>
          <table:table-cell ns41:value-type="float" table:style-name="TL_20_Data" office:value="678" office:value-type="float">
            <text:p>678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as van Gent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West, Kazerne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8" table:style-name="TL_20_Data" table:number-columns-repeated="2" office:value-type="float">
            <text:p>8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as van Gent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West, St. Anna klooster, (Nonnensch)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9" table:style-name="TL_20_Data" table:number-columns-repeated="2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as van Gent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We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1" office:value-type="float">
            <text:p>171</text:p>
          </table:table-cell>
          <table:table-cell ns41:value-type="float" office:value="2" table:style-name="TL_20_Data" table:number-columns-repeated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3" office:value-type="float">
            <text:p>43</text:p>
          </table:table-cell>
          <table:table-cell table:style-name="TL_20_Data" table:number-columns-repeated="2"/>
          <table:table-cell ns41:value-type="float" table:style-name="TL_20_Data" office:value="403" office:value-type="float">
            <text:p>403</text:p>
          </table:table-cell>
          <table:table-cell ns41:value-type="float" table:style-name="TL_20_Data" office:value="398" office:value-type="float">
            <text:p>398</text:p>
          </table:table-cell>
          <table:table-cell ns41:value-type="float" table:style-name="TL_20_Data" office:value="801" office:value-type="float">
            <text:p>801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as van Gent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Oo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2" office:value-type="float">
            <text:p>62</text:p>
          </table:table-cell>
          <table:table-cell table:style-name="TL_20_Data" table:number-columns-repeated="4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156" office:value-type="float">
            <text:p>156</text:p>
          </table:table-cell>
          <table:table-cell ns41:value-type="float" table:style-name="TL_20_Data" office:value="178" office:value-type="float">
            <text:p>178</text:p>
          </table:table-cell>
          <table:table-cell ns41:value-type="float" table:style-name="TL_20_Data" office:value="334" office:value-type="float">
            <text:p>33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as van Gent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Oost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4"/>
          <table:table-cell ns41:value-type="float" table:style-name="TL_20_Data" office:value="44" office:value-type="float">
            <text:p>44</text:p>
          </table:table-cell>
          <table:table-cell ns41:value-type="float" table:style-name="ce41" office:value="23" office:value-type="float">
            <text:p>2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as van Gen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35" office:value-type="float">
            <text:p>235</text:p>
          </table:table-cell>
          <table:table-cell ns41:value-type="float" office:value="2" table:style-name="TL_20_Data" table:number-columns-repeated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ns41:value-type="float" table:style-name="TL_20_Data" office:value="567" office:value-type="float">
            <text:p>567</text:p>
          </table:table-cell>
          <table:table-cell ns41:value-type="float" table:style-name="TL_20_Data" office:value="593" office:value-type="float">
            <text:p>593</text:p>
          </table:table-cell>
          <table:table-cell ns41:value-type="float" table:style-name="TL_20_Data" office:value="1160" office:value-type="float">
            <text:p>1160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ce41" office:value="37" office:value-type="float">
            <text:p>3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as van Gent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We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5" office:value-type="float">
            <text:p>65</text:p>
          </table:table-cell>
          <table:table-cell table:style-name="TL_20_Data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97" office:value-type="float">
            <text:p>197</text:p>
          </table:table-cell>
          <table:table-cell ns41:value-type="float" table:style-name="TL_20_Data" office:value="190" office:value-type="float">
            <text:p>190</text:p>
          </table:table-cell>
          <table:table-cell ns41:value-type="float" table:style-name="TL_20_Data" office:value="387" office:value-type="float">
            <text:p>38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as van Gent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Oo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as van Gen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0" office:value-type="float">
            <text:p>70</text:p>
          </table:table-cell>
          <table:table-cell table:style-name="TL_20_Data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18" office:value-type="float">
            <text:p>218</text:p>
          </table:table-cell>
          <table:table-cell ns41:value-type="float" table:style-name="TL_20_Data" office:value="203" office:value-type="float">
            <text:p>203</text:p>
          </table:table-cell>
          <table:table-cell ns41:value-type="float" table:style-name="TL_20_Data" office:value="421" office:value-type="float">
            <text:p>42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as van Gent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05" office:value-type="float">
            <text:p>30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ns41:value-type="float" table:style-name="TL_20_Data" office:value="785" office:value-type="float">
            <text:p>785</text:p>
          </table:table-cell>
          <table:table-cell ns41:value-type="float" table:style-name="TL_20_Data" office:value="796" office:value-type="float">
            <text:p>796</text:p>
          </table:table-cell>
          <table:table-cell ns41:value-type="float" table:style-name="TL_20_Data" office:value="1581" office:value-type="float">
            <text:p>1581</text:p>
          </table:table-cell>
          <table:table-cell ns41:value-type="float" table:style-name="TL_20_Data" office:value="73" office:value-type="float">
            <text:p>73</text:p>
          </table:table-cell>
          <table:table-cell ns41:value-type="float" table:style-name="ce41" office:value="41" office:value-type="float">
            <text:p>4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erpeniss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orp, Armhuis der Ned. Herv. Gem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erpeniss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orp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25" office:value-type="float">
            <text:p>22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81" office:value-type="float">
            <text:p>81</text:p>
          </table:table-cell>
          <table:table-cell table:style-name="TL_20_Data" table:number-columns-repeated="2"/>
          <table:table-cell ns41:value-type="float" table:style-name="TL_20_Data" office:value="501" office:value-type="float">
            <text:p>501</text:p>
          </table:table-cell>
          <table:table-cell ns41:value-type="float" table:style-name="TL_20_Data" office:value="448" office:value-type="float">
            <text:p>448</text:p>
          </table:table-cell>
          <table:table-cell ns41:value-type="float" table:style-name="TL_20_Data" office:value="949" office:value-type="float">
            <text:p>949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erpeniss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26" office:value-type="float">
            <text:p>22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81" office:value-type="float">
            <text:p>81</text:p>
          </table:table-cell>
          <table:table-cell table:style-name="TL_20_Data" table:number-columns-repeated="2"/>
          <table:table-cell ns41:value-type="float" table:style-name="TL_20_Data" office:value="506" office:value-type="float">
            <text:p>506</text:p>
          </table:table-cell>
          <table:table-cell ns41:value-type="float" table:style-name="TL_20_Data" office:value="452" office:value-type="float">
            <text:p>452</text:p>
          </table:table-cell>
          <table:table-cell ns41:value-type="float" table:style-name="TL_20_Data" office:value="958" office:value-type="float">
            <text:p>958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erpeniss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2" office:value-type="float">
            <text:p>7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1:value-type="float" table:style-name="TL_20_Data" office:value="200" office:value-type="float">
            <text:p>200</text:p>
          </table:table-cell>
          <table:table-cell ns41:value-type="float" table:style-name="TL_20_Data" office:value="186" office:value-type="float">
            <text:p>186</text:p>
          </table:table-cell>
          <table:table-cell ns41:value-type="float" table:style-name="TL_20_Data" office:value="386" office:value-type="float">
            <text:p>38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erpeniss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Dorp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4"/>
          <table:table-cell ns41:value-type="float" office:value="22" table:style-name="TL_20_Data" table:number-columns-repeated="2" office:value-type="float">
            <text:p>22</text:p>
          </table:table-cell>
          <table:table-cell ns41:value-type="float" table:style-name="TL_20_Data" office:value="44" office:value-type="float">
            <text:p>4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erpeniss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Dorp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erp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2" office:value-type="float">
            <text:p>7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2" office:value-type="float">
            <text:p>12</text:p>
          </table:table-cell>
          <table:table-cell table:style-name="TL_20_Data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222" office:value-type="float">
            <text:p>222</text:p>
          </table:table-cell>
          <table:table-cell ns41:value-type="float" table:style-name="TL_20_Data" office:value="208" office:value-type="float">
            <text:p>208</text:p>
          </table:table-cell>
          <table:table-cell ns41:value-type="float" table:style-name="TL_20_Data" office:value="430" office:value-type="float">
            <text:p>430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erpeniss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98" office:value-type="float">
            <text:p>298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12" office:value-type="float">
            <text:p>12</text:p>
          </table:table-cell>
          <table:table-cell table:style-name="TL_20_Data"/>
          <table:table-cell ns41:value-type="float" table:style-name="TL_20_Data" office:value="95" office:value-type="float">
            <text:p>9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728" office:value-type="float">
            <text:p>728</text:p>
          </table:table-cell>
          <table:table-cell ns41:value-type="float" table:style-name="TL_20_Data" office:value="660" office:value-type="float">
            <text:p>660</text:p>
          </table:table-cell>
          <table:table-cell ns41:value-type="float" table:style-name="TL_20_Data" office:value="1388" office:value-type="float">
            <text:p>1388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ce41" office:value="31" office:value-type="float">
            <text:p>3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oondij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M</text:p>
          </table:table-cell>
          <table:table-cell ns41:value-type="string" office:value-type="string">
            <text:p>Diaconie Ned. Herv. Gem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oondij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M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62" office:value-type="float">
            <text:p>16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277" office:value-type="float">
            <text:p>277</text:p>
          </table:table-cell>
          <table:table-cell ns41:value-type="float" table:style-name="TL_20_Data" office:value="345" office:value-type="float">
            <text:p>345</text:p>
          </table:table-cell>
          <table:table-cell ns41:value-type="float" table:style-name="TL_20_Data" office:value="622" office:value-type="float">
            <text:p>622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oondij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63" office:value-type="float">
            <text:p>16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282" office:value-type="float">
            <text:p>282</text:p>
          </table:table-cell>
          <table:table-cell ns41:value-type="float" table:style-name="TL_20_Data" office:value="349" office:value-type="float">
            <text:p>349</text:p>
          </table:table-cell>
          <table:table-cell ns41:value-type="float" table:style-name="TL_20_Data" office:value="631" office:value-type="float">
            <text:p>631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oondij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O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7" office:value-type="float">
            <text:p>9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68" office:value-type="float">
            <text:p>268</text:p>
          </table:table-cell>
          <table:table-cell ns41:value-type="float" table:style-name="TL_20_Data" office:value="269" office:value-type="float">
            <text:p>269</text:p>
          </table:table-cell>
          <table:table-cell ns41:value-type="float" table:style-name="TL_20_Data" office:value="537" office:value-type="float">
            <text:p>53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oondij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W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8" office:value-type="float">
            <text:p>13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380" office:value-type="float">
            <text:p>380</text:p>
          </table:table-cell>
          <table:table-cell ns41:value-type="float" table:style-name="TL_20_Data" office:value="358" office:value-type="float">
            <text:p>358</text:p>
          </table:table-cell>
          <table:table-cell ns41:value-type="float" table:style-name="TL_20_Data" office:value="738" office:value-type="float">
            <text:p>738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oondij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35" office:value-type="float">
            <text:p>235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648" office:value-type="float">
            <text:p>648</text:p>
          </table:table-cell>
          <table:table-cell ns41:value-type="float" table:style-name="TL_20_Data" office:value="627" office:value-type="float">
            <text:p>627</text:p>
          </table:table-cell>
          <table:table-cell ns41:value-type="float" table:style-name="TL_20_Data" office:value="1275" office:value-type="float">
            <text:p>1275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oondijk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98" office:value-type="float">
            <text:p>398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930" office:value-type="float">
            <text:p>930</text:p>
          </table:table-cell>
          <table:table-cell ns41:value-type="float" table:style-name="TL_20_Data" office:value="976" office:value-type="float">
            <text:p>976</text:p>
          </table:table-cell>
          <table:table-cell ns41:value-type="float" table:style-name="TL_20_Data" office:value="1906" office:value-type="float">
            <text:p>1906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ce41" office:value="20" office:value-type="float">
            <text:p>2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or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7" office:value-type="float">
            <text:p>7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67" office:value-type="float">
            <text:p>167</text:p>
          </table:table-cell>
          <table:table-cell ns41:value-type="float" table:style-name="TL_20_Data" office:value="175" office:value-type="float">
            <text:p>175</text:p>
          </table:table-cell>
          <table:table-cell ns41:value-type="float" table:style-name="TL_20_Data" office:value="342" office:value-type="float">
            <text:p>342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or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7"/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or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91" office:value-type="float">
            <text:p>9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12" office:value-type="float">
            <text:p>212</text:p>
          </table:table-cell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419" office:value-type="float">
            <text:p>419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or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3" office:value-type="float">
            <text:p>33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97" office:value-type="float">
            <text:p>97</text:p>
          </table:table-cell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190" office:value-type="float">
            <text:p>190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or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or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" office:value-type="float">
            <text:p>3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office:value="95" table:style-name="TL_20_Data" table:number-columns-repeated="2" office:value-type="float">
            <text:p>95</text:p>
          </table:table-cell>
          <table:table-cell ns41:value-type="float" table:style-name="TL_20_Data" office:value="190" office:value-type="float">
            <text:p>190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or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8" office:value-type="float">
            <text:p>6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192" office:value-type="float">
            <text:p>192</text:p>
          </table:table-cell>
          <table:table-cell ns41:value-type="float" table:style-name="TL_20_Data" office:value="188" office:value-type="float">
            <text:p>188</text:p>
          </table:table-cell>
          <table:table-cell ns41:value-type="float" table:style-name="TL_20_Data" office:value="380" office:value-type="float">
            <text:p>380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or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59" office:value-type="float">
            <text:p>15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404" office:value-type="float">
            <text:p>404</text:p>
          </table:table-cell>
          <table:table-cell ns41:value-type="float" table:style-name="TL_20_Data" office:value="395" office:value-type="float">
            <text:p>395</text:p>
          </table:table-cell>
          <table:table-cell ns41:value-type="float" table:style-name="TL_20_Data" office:value="799" office:value-type="float">
            <text:p>799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erooskerke (Schouwen)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9" office:value-type="float">
            <text:p>3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82" office:value-type="float">
            <text:p>82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erooskerke (Schouwen)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9" office:value-type="float">
            <text:p>3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82" office:value-type="float">
            <text:p>82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erooskerke (Schouwen)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" office:value-type="float">
            <text:p>2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office:value="75" table:style-name="TL_20_Data" table:number-columns-repeated="2" office:value-type="float">
            <text:p>75</text:p>
          </table:table-cell>
          <table:table-cell ns41:value-type="float" table:style-name="TL_20_Data" office:value="150" office:value-type="float">
            <text:p>150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erooskerke (Schouwen)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erooskerke (Schouwen)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9" office:value-type="float">
            <text:p>2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155" office:value-type="float">
            <text:p>15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erooskerke (Schouwen)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68" office:value-type="float">
            <text:p>68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63" office:value-type="float">
            <text:p>163</text:p>
          </table:table-cell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321" office:value-type="float">
            <text:p>321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erooskerke (Walcheren)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Armhuis der N. H. Kerk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2" table:style-name="TL_20_Data" table:number-columns-repeated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erooskerke (Walcheren)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2" office:value-type="float">
            <text:p>202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355" office:value-type="float">
            <text:p>355</text:p>
          </table:table-cell>
          <table:table-cell ns41:value-type="float" table:style-name="TL_20_Data" office:value="344" office:value-type="float">
            <text:p>344</text:p>
          </table:table-cell>
          <table:table-cell ns41:value-type="float" table:style-name="TL_20_Data" office:value="699" office:value-type="float">
            <text:p>699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erooskerke (Walcheren)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03" office:value-type="float">
            <text:p>203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357" office:value-type="float">
            <text:p>357</text:p>
          </table:table-cell>
          <table:table-cell ns41:value-type="float" table:style-name="TL_20_Data" office:value="346" office:value-type="float">
            <text:p>346</text:p>
          </table:table-cell>
          <table:table-cell ns41:value-type="float" table:style-name="TL_20_Data" office:value="703" office:value-type="float">
            <text:p>703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erooskerke (Walcheren)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8" office:value-type="float">
            <text:p>11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62" office:value-type="float">
            <text:p>262</text:p>
          </table:table-cell>
          <table:table-cell ns41:value-type="float" table:style-name="TL_20_Data" office:value="259" office:value-type="float">
            <text:p>259</text:p>
          </table:table-cell>
          <table:table-cell ns41:value-type="float" table:style-name="TL_20_Data" office:value="521" office:value-type="float">
            <text:p>52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8" office:value-type="float">
            <text:p>3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erooskerke (Walcheren)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18" office:value-type="float">
            <text:p>11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62" office:value-type="float">
            <text:p>262</text:p>
          </table:table-cell>
          <table:table-cell ns41:value-type="float" table:style-name="TL_20_Data" office:value="259" office:value-type="float">
            <text:p>259</text:p>
          </table:table-cell>
          <table:table-cell ns41:value-type="float" table:style-name="TL_20_Data" office:value="521" office:value-type="float">
            <text:p>52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8" office:value-type="float">
            <text:p>3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erooskerke (Walcheren)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21" office:value-type="float">
            <text:p>32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619" office:value-type="float">
            <text:p>619</text:p>
          </table:table-cell>
          <table:table-cell ns41:value-type="float" table:style-name="TL_20_Data" office:value="605" office:value-type="float">
            <text:p>605</text:p>
          </table:table-cell>
          <table:table-cell ns41:value-type="float" table:style-name="TL_20_Data" office:value="1224" office:value-type="float">
            <text:p>122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8" office:value-type="float">
            <text:p>3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uis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Noord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9" office:value-type="float">
            <text:p>15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70" office:value-type="float">
            <text:p>70</text:p>
          </table:table-cell>
          <table:table-cell table:style-name="TL_20_Data" table:number-columns-repeated="2"/>
          <table:table-cell ns41:value-type="float" table:style-name="TL_20_Data" office:value="333" office:value-type="float">
            <text:p>333</text:p>
          </table:table-cell>
          <table:table-cell ns41:value-type="float" table:style-name="TL_20_Data" office:value="405" office:value-type="float">
            <text:p>405</text:p>
          </table:table-cell>
          <table:table-cell ns41:value-type="float" table:style-name="TL_20_Data" office:value="738" office:value-type="float">
            <text:p>738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8" office:value-type="float">
            <text:p>3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uis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Zuidwijk, 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8" office:value-type="float">
            <text:p>3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uis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Zuid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2" office:value-type="float">
            <text:p>16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62" office:value-type="float">
            <text:p>62</text:p>
          </table:table-cell>
          <table:table-cell table:style-name="TL_20_Data" table:number-columns-repeated="2"/>
          <table:table-cell ns41:value-type="float" table:style-name="TL_20_Data" office:value="358" office:value-type="float">
            <text:p>358</text:p>
          </table:table-cell>
          <table:table-cell ns41:value-type="float" table:style-name="TL_20_Data" office:value="378" office:value-type="float">
            <text:p>378</text:p>
          </table:table-cell>
          <table:table-cell ns41:value-type="float" table:style-name="TL_20_Data" office:value="736" office:value-type="float">
            <text:p>736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8" office:value-type="float">
            <text:p>3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uis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Zuidwijk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8" office:value-type="float">
            <text:p>3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ui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22" office:value-type="float">
            <text:p>32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132" office:value-type="float">
            <text:p>132</text:p>
          </table:table-cell>
          <table:table-cell table:style-name="TL_20_Data" table:number-columns-repeated="2"/>
          <table:table-cell ns41:value-type="float" table:style-name="TL_20_Data" office:value="706" office:value-type="float">
            <text:p>706</text:p>
          </table:table-cell>
          <table:table-cell ns41:value-type="float" table:style-name="TL_20_Data" office:value="795" office:value-type="float">
            <text:p>795</text:p>
          </table:table-cell>
          <table:table-cell ns41:value-type="float" table:style-name="TL_20_Data" office:value="1501" office:value-type="float">
            <text:p>1501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ce41" office:value="29" office:value-type="float">
            <text:p>2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8" office:value-type="float">
            <text:p>3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uis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Noord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4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8" office:value-type="float">
            <text:p>3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uis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Heil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3" office:value-type="float">
            <text:p>93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6"/>
          <table:table-cell ns41:value-type="float" table:style-name="TL_20_Data" office:value="294" office:value-type="float">
            <text:p>294</text:p>
          </table:table-cell>
          <table:table-cell ns41:value-type="float" table:style-name="TL_20_Data" office:value="281" office:value-type="float">
            <text:p>281</text:p>
          </table:table-cell>
          <table:table-cell ns41:value-type="float" table:style-name="TL_20_Data" office:value="575" office:value-type="float">
            <text:p>575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8" office:value-type="float">
            <text:p>3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ui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. Anna ter Muid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3" office:value-type="float">
            <text:p>43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195" office:value-type="float">
            <text:p>195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8" office:value-type="float">
            <text:p>3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ui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St. Anna ter Muid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50" office:value-type="float">
            <text:p>50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8" office:value-type="float">
            <text:p>3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ui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58" office:value-type="float">
            <text:p>158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455" office:value-type="float">
            <text:p>455</text:p>
          </table:table-cell>
          <table:table-cell ns41:value-type="float" table:style-name="TL_20_Data" office:value="429" office:value-type="float">
            <text:p>429</text:p>
          </table:table-cell>
          <table:table-cell ns41:value-type="float" table:style-name="TL_20_Data" office:value="884" office:value-type="float">
            <text:p>884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8" office:value-type="float">
            <text:p>3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uis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80" office:value-type="float">
            <text:p>480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148" office:value-type="float">
            <text:p>148</text:p>
          </table:table-cell>
          <table:table-cell table:style-name="TL_20_Data" table:number-columns-repeated="2"/>
          <table:table-cell ns41:value-type="float" table:style-name="TL_20_Data" office:value="1161" office:value-type="float">
            <text:p>1161</text:p>
          </table:table-cell>
          <table:table-cell ns41:value-type="float" table:style-name="TL_20_Data" office:value="1224" office:value-type="float">
            <text:p>1224</text:p>
          </table:table-cell>
          <table:table-cell ns41:value-type="float" table:style-name="TL_20_Data" office:value="2385" office:value-type="float">
            <text:p>2385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ce41" office:value="33" office:value-type="float">
            <text:p>3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8" office:value-type="float">
            <text:p>3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veniss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Voorstra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0" office:value-type="float">
            <text:p>6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29" office:value-type="float">
            <text:p>129</text:p>
          </table:table-cell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257" office:value-type="float">
            <text:p>257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8" office:value-type="float">
            <text:p>3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veniss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Bosch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8" office:value-type="float">
            <text:p>3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veniss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Stoof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5" office:value-type="float">
            <text:p>75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193" office:value-type="float">
            <text:p>193</text:p>
          </table:table-cell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380" office:value-type="float">
            <text:p>38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8" office:value-type="float">
            <text:p>3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veniss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Molen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1" office:value-type="float">
            <text:p>6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125" office:value-type="float">
            <text:p>125</text:p>
          </table:table-cell>
          <table:table-cell ns41:value-type="float" table:style-name="TL_20_Data" office:value="271" office:value-type="float">
            <text:p>27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8" office:value-type="float">
            <text:p>3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veniss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Achterweg Westelijk dee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1" office:value-type="float">
            <text:p>51</text:p>
          </table:table-cell>
          <table:table-cell table:style-name="TL_20_Data" table:number-columns-repeated="7"/>
          <table:table-cell ns41:value-type="float" table:style-name="TL_20_Data" office:value="129" office:value-type="float">
            <text:p>129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244" office:value-type="float">
            <text:p>244</text:p>
          </table:table-cell>
          <table:table-cell ns41:value-type="float" table:style-name="TL_20_Data" office:value="4" office:value-type="float">
            <text:p>4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8" office:value-type="float">
            <text:p>3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veniss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Armenhuiz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8" office:value-type="float">
            <text:p>3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veniss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63" office:value-type="float">
            <text:p>26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629" office:value-type="float">
            <text:p>629</text:p>
          </table:table-cell>
          <table:table-cell ns41:value-type="float" table:style-name="TL_20_Data" office:value="598" office:value-type="float">
            <text:p>598</text:p>
          </table:table-cell>
          <table:table-cell ns41:value-type="float" table:style-name="TL_20_Data" office:value="1227" office:value-type="float">
            <text:p>1227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8" office:value-type="float">
            <text:p>3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veniss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8" office:value-type="float">
            <text:p>68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1:value-type="float" table:style-name="TL_20_Data" office:value="185" office:value-type="float">
            <text:p>185</text:p>
          </table:table-cell>
          <table:table-cell ns41:value-type="float" table:style-name="TL_20_Data" office:value="184" office:value-type="float">
            <text:p>184</text:p>
          </table:table-cell>
          <table:table-cell ns41:value-type="float" table:style-name="TL_20_Data" office:value="369" office:value-type="float">
            <text:p>369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8" office:value-type="float">
            <text:p>3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veniss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8" office:value-type="float">
            <text:p>3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veniss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Tijdelijk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8" office:value-type="float">
            <text:p>3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v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8" office:value-type="float">
            <text:p>68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188" office:value-type="float">
            <text:p>188</text:p>
          </table:table-cell>
          <table:table-cell ns41:value-type="float" table:style-name="TL_20_Data" office:value="189" office:value-type="float">
            <text:p>189</text:p>
          </table:table-cell>
          <table:table-cell ns41:value-type="float" table:style-name="TL_20_Data" office:value="377" office:value-type="float">
            <text:p>377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8" office:value-type="float">
            <text:p>3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veniss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31" office:value-type="float">
            <text:p>331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817" office:value-type="float">
            <text:p>817</text:p>
          </table:table-cell>
          <table:table-cell ns41:value-type="float" table:style-name="TL_20_Data" office:value="787" office:value-type="float">
            <text:p>787</text:p>
          </table:table-cell>
          <table:table-cell ns41:value-type="float" table:style-name="TL_20_Data" office:value="1604" office:value-type="float">
            <text:p>1604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ce41" office:value="20" office:value-type="float">
            <text:p>2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8" office:value-type="float">
            <text:p>3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oppeld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orp Rapenbu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2" office:value-type="float">
            <text:p>8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331" office:value-type="float">
            <text:p>33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9" office:value-type="float">
            <text:p>3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oppeld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ucht Lunters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2" office:value-type="float">
            <text:p>3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150" office:value-type="float">
            <text:p>15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9" office:value-type="float">
            <text:p>3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oppeld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14" office:value-type="float">
            <text:p>11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38" office:value-type="float">
            <text:p>238</text:p>
          </table:table-cell>
          <table:table-cell ns41:value-type="float" table:style-name="TL_20_Data" office:value="243" office:value-type="float">
            <text:p>243</text:p>
          </table:table-cell>
          <table:table-cell ns41:value-type="float" table:style-name="TL_20_Data" office:value="481" office:value-type="float">
            <text:p>481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9" office:value-type="float">
            <text:p>3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oppeld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8" office:value-type="float">
            <text:p>5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250" office:value-type="float">
            <text:p>250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9" office:value-type="float">
            <text:p>3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oppeld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0" office:value-type="float">
            <text:p>80</text:p>
          </table:table-cell>
          <table:table-cell table:style-name="TL_20_Data" table:number-columns-repeated="7"/>
          <table:table-cell ns41:value-type="float" table:style-name="TL_20_Data" office:value="189" office:value-type="float">
            <text:p>189</text:p>
          </table:table-cell>
          <table:table-cell ns41:value-type="float" table:style-name="TL_20_Data" office:value="184" office:value-type="float">
            <text:p>184</text:p>
          </table:table-cell>
          <table:table-cell ns41:value-type="float" table:style-name="TL_20_Data" office:value="373" office:value-type="float">
            <text:p>373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9" office:value-type="float">
            <text:p>3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oppeld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54" office:value-type="float">
            <text:p>54</text:p>
          </table:table-cell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9" office:value-type="float">
            <text:p>3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oppeld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2" office:value-type="float">
            <text:p>62</text:p>
          </table:table-cell>
          <table:table-cell table:style-name="TL_20_Data" table:number-columns-repeated="7"/>
          <table:table-cell ns41:value-type="float" table:style-name="TL_20_Data" office:value="160" office:value-type="float">
            <text:p>160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326" office:value-type="float">
            <text:p>32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9" office:value-type="float">
            <text:p>3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oppeld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19" office:value-type="float">
            <text:p>21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535" office:value-type="float">
            <text:p>535</text:p>
          </table:table-cell>
          <table:table-cell ns41:value-type="float" table:style-name="TL_20_Data" office:value="524" office:value-type="float">
            <text:p>524</text:p>
          </table:table-cell>
          <table:table-cell ns41:value-type="float" table:style-name="TL_20_Data" office:value="1059" office:value-type="float">
            <text:p>1059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9" office:value-type="float">
            <text:p>3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oppeldijk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33" office:value-type="float">
            <text:p>333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773" office:value-type="float">
            <text:p>773</text:p>
          </table:table-cell>
          <table:table-cell ns41:value-type="float" table:style-name="TL_20_Data" office:value="767" office:value-type="float">
            <text:p>767</text:p>
          </table:table-cell>
          <table:table-cell ns41:value-type="float" table:style-name="TL_20_Data" office:value="1540" office:value-type="float">
            <text:p>1540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ce41" office:value="32" office:value-type="float">
            <text:p>3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9" office:value-type="float">
            <text:p>3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er Neuz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1" office:value-type="float">
            <text:p>10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219" office:value-type="float">
            <text:p>219</text:p>
          </table:table-cell>
          <table:table-cell ns41:value-type="float" table:style-name="TL_20_Data" office:value="435" office:value-type="float">
            <text:p>435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9" office:value-type="float">
            <text:p>3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er Neuz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Huis van Bewaring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10"/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9" office:value-type="float">
            <text:p>3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er Neuz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43" office:value-type="float">
            <text:p>4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119" office:value-type="float">
            <text:p>119</text:p>
          </table:table-cell>
          <table:table-cell ns41:value-type="float" table:style-name="TL_20_Data" office:value="212" office:value-type="float">
            <text:p>212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9" office:value-type="float">
            <text:p>3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er Neuz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4" office:value-type="float">
            <text:p>9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196" office:value-type="float">
            <text:p>196</text:p>
          </table:table-cell>
          <table:table-cell ns41:value-type="float" table:style-name="TL_20_Data" office:value="250" office:value-type="float">
            <text:p>250</text:p>
          </table:table-cell>
          <table:table-cell ns41:value-type="float" table:style-name="TL_20_Data" office:value="446" office:value-type="float">
            <text:p>446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9" office:value-type="float">
            <text:p>3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er Neuz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6" office:value-type="float">
            <text:p>7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178" office:value-type="float">
            <text:p>178</text:p>
          </table:table-cell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365" office:value-type="float">
            <text:p>36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9" office:value-type="float">
            <text:p>3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er Neuz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1" office:value-type="float">
            <text:p>61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279" office:value-type="float">
            <text:p>279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9" office:value-type="float">
            <text:p>3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er Neuz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5" office:value-type="float">
            <text:p>20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442" office:value-type="float">
            <text:p>442</text:p>
          </table:table-cell>
          <table:table-cell ns41:value-type="float" table:style-name="TL_20_Data" office:value="496" office:value-type="float">
            <text:p>496</text:p>
          </table:table-cell>
          <table:table-cell ns41:value-type="float" table:style-name="TL_20_Data" office:value="938" office:value-type="float">
            <text:p>938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9" office:value-type="float">
            <text:p>3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er Neuz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G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2" office:value-type="float">
            <text:p>72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157" office:value-type="float">
            <text:p>157</text:p>
          </table:table-cell>
          <table:table-cell ns41:value-type="float" table:style-name="TL_20_Data" office:value="301" office:value-type="float">
            <text:p>301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9" office:value-type="float">
            <text:p>3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er Neuz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G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8" office:value-type="float">
            <text:p>38</text:p>
          </table:table-cell>
          <table:table-cell table:style-name="TL_20_Data" table:number-columns-repeated="4"/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188" office:value-type="float">
            <text:p>188</text:p>
          </table:table-cell>
          <table:table-cell ns41:value-type="float" table:style-name="TL_20_Data" office:value="4" office:value-type="float">
            <text:p>4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9" office:value-type="float">
            <text:p>3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er Neuz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4"/>
          <table:table-cell ns41:value-type="float" table:style-name="TL_20_Data" office:value="24" office:value-type="float">
            <text:p>24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9" office:value-type="float">
            <text:p>3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er Neuz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H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3" office:value-type="float">
            <text:p>73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72" office:value-type="float">
            <text:p>172</text:p>
          </table:table-cell>
          <table:table-cell ns41:value-type="float" table:style-name="TL_20_Data" office:value="184" office:value-type="float">
            <text:p>184</text:p>
          </table:table-cell>
          <table:table-cell ns41:value-type="float" table:style-name="TL_20_Data" office:value="356" office:value-type="float">
            <text:p>356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9" office:value-type="float">
            <text:p>3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er Neuz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1" office:value-type="float">
            <text:p>13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310" office:value-type="float">
            <text:p>310</text:p>
          </table:table-cell>
          <table:table-cell ns41:value-type="float" table:style-name="TL_20_Data" office:value="333" office:value-type="float">
            <text:p>333</text:p>
          </table:table-cell>
          <table:table-cell ns41:value-type="float" table:style-name="TL_20_Data" office:value="643" office:value-type="float">
            <text:p>643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9" office:value-type="float">
            <text:p>3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er Neuz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K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3" office:value-type="float">
            <text:p>113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281" office:value-type="float">
            <text:p>281</text:p>
          </table:table-cell>
          <table:table-cell ns41:value-type="float" table:style-name="TL_20_Data" office:value="284" office:value-type="float">
            <text:p>284</text:p>
          </table:table-cell>
          <table:table-cell ns41:value-type="float" table:style-name="TL_20_Data" office:value="565" office:value-type="float">
            <text:p>565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9" office:value-type="float">
            <text:p>3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er Neuz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L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1" office:value-type="float">
            <text:p>101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1:value-type="float" table:style-name="TL_20_Data" office:value="275" office:value-type="float">
            <text:p>275</text:p>
          </table:table-cell>
          <table:table-cell ns41:value-type="float" table:style-name="TL_20_Data" office:value="269" office:value-type="float">
            <text:p>269</text:p>
          </table:table-cell>
          <table:table-cell ns41:value-type="float" table:style-name="TL_20_Data" office:value="544" office:value-type="float">
            <text:p>54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9" office:value-type="float">
            <text:p>3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er Neuz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M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2" office:value-type="float">
            <text:p>72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office:value="187" table:style-name="TL_20_Data" table:number-columns-repeated="2" office:value-type="float">
            <text:p>187</text:p>
          </table:table-cell>
          <table:table-cell ns41:value-type="float" table:style-name="TL_20_Data" office:value="374" office:value-type="float">
            <text:p>37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9" office:value-type="float">
            <text:p>3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er Neuz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N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7" office:value-type="float">
            <text:p>5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161" office:value-type="float">
            <text:p>161</text:p>
          </table:table-cell>
          <table:table-cell ns41:value-type="float" table:style-name="TL_20_Data" office:value="152" office:value-type="float">
            <text:p>152</text:p>
          </table:table-cell>
          <table:table-cell ns41:value-type="float" table:style-name="TL_20_Data" office:value="313" office:value-type="float">
            <text:p>313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9" office:value-type="float">
            <text:p>3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er Neuz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200" office:value-type="float">
            <text:p>1200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8" office:value-type="float">
            <text:p>38</text:p>
          </table:table-cell>
          <table:table-cell table:style-name="TL_20_Data"/>
          <table:table-cell ns41:value-type="float" table:style-name="TL_20_Data" office:value="163" office:value-type="float">
            <text:p>163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2871" office:value-type="float">
            <text:p>2871</text:p>
          </table:table-cell>
          <table:table-cell ns41:value-type="float" table:style-name="TL_20_Data" office:value="3088" office:value-type="float">
            <text:p>3088</text:p>
          </table:table-cell>
          <table:table-cell ns41:value-type="float" table:style-name="TL_20_Data" office:value="5959" office:value-type="float">
            <text:p>5959</text:p>
          </table:table-cell>
          <table:table-cell ns41:value-type="float" table:style-name="TL_20_Data" office:value="135" office:value-type="float">
            <text:p>135</text:p>
          </table:table-cell>
          <table:table-cell ns41:value-type="float" table:style-name="ce41" office:value="90" office:value-type="float">
            <text:p>9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9" office:value-type="float">
            <text:p>3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er Neuz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O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8" office:value-type="float">
            <text:p>208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506" office:value-type="float">
            <text:p>506</text:p>
          </table:table-cell>
          <table:table-cell ns41:value-type="float" table:style-name="TL_20_Data" office:value="574" office:value-type="float">
            <text:p>574</text:p>
          </table:table-cell>
          <table:table-cell ns41:value-type="float" table:style-name="TL_20_Data" office:value="1080" office:value-type="float">
            <text:p>108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9" office:value-type="float">
            <text:p>3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er Neuz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P</text:p>
          </table:table-cell>
          <table:table-cell ns41:value-type="string" office:value-type="string">
            <text:p>Capucijner Klooster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9" office:value-type="float">
            <text:p>3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er Neuz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P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76" office:value-type="float">
            <text:p>7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17" office:value-type="float">
            <text:p>217</text:p>
          </table:table-cell>
          <table:table-cell ns41:value-type="float" table:style-name="TL_20_Data" office:value="208" office:value-type="float">
            <text:p>208</text:p>
          </table:table-cell>
          <table:table-cell ns41:value-type="float" table:style-name="TL_20_Data" office:value="425" office:value-type="float">
            <text:p>425</text:p>
          </table:table-cell>
          <table:table-cell table:style-name="TL_20_Data"/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9" office:value-type="float">
            <text:p>3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er Neuz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Q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6" office:value-type="float">
            <text:p>136</text:p>
          </table:table-cell>
          <table:table-cell table:style-name="TL_20_Data" table:number-columns-repeated="4"/>
          <table:table-cell ns41:value-type="float" table:style-name="TL_20_Data" office:value="19" office:value-type="float">
            <text:p>19</text:p>
          </table:table-cell>
          <table:table-cell table:style-name="TL_20_Data" table:number-columns-repeated="2"/>
          <table:table-cell ns41:value-type="float" table:style-name="TL_20_Data" office:value="359" office:value-type="float">
            <text:p>359</text:p>
          </table:table-cell>
          <table:table-cell ns41:value-type="float" table:style-name="TL_20_Data" office:value="342" office:value-type="float">
            <text:p>342</text:p>
          </table:table-cell>
          <table:table-cell ns41:value-type="float" table:style-name="TL_20_Data" office:value="701" office:value-type="float">
            <text:p>70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9" office:value-type="float">
            <text:p>3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er Neuz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421" office:value-type="float">
            <text:p>421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1:value-type="float" table:style-name="TL_20_Data" office:value="1091" office:value-type="float">
            <text:p>1091</text:p>
          </table:table-cell>
          <table:table-cell ns41:value-type="float" table:style-name="TL_20_Data" office:value="1124" office:value-type="float">
            <text:p>1124</text:p>
          </table:table-cell>
          <table:table-cell ns41:value-type="float" table:style-name="TL_20_Data" office:value="2215" office:value-type="float">
            <text:p>2215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9" office:value-type="float">
            <text:p>3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er Neuz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621" office:value-type="float">
            <text:p>1621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8" office:value-type="float">
            <text:p>38</text:p>
          </table:table-cell>
          <table:table-cell table:style-name="TL_20_Data"/>
          <table:table-cell ns41:value-type="float" table:style-name="TL_20_Data" office:value="197" office:value-type="float">
            <text:p>197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3962" office:value-type="float">
            <text:p>3962</text:p>
          </table:table-cell>
          <table:table-cell ns41:value-type="float" table:style-name="TL_20_Data" office:value="4212" office:value-type="float">
            <text:p>4212</text:p>
          </table:table-cell>
          <table:table-cell ns41:value-type="float" table:style-name="TL_20_Data" office:value="8174" office:value-type="float">
            <text:p>8174</text:p>
          </table:table-cell>
          <table:table-cell ns41:value-type="float" table:style-name="TL_20_Data" office:value="146" office:value-type="float">
            <text:p>146</text:p>
          </table:table-cell>
          <table:table-cell ns41:value-type="float" table:style-name="ce41" office:value="106" office:value-type="float">
            <text:p>10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9" office:value-type="float">
            <text:p>3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hol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3" office:value-type="float">
            <text:p>143</text:p>
          </table:table-cell>
          <table:table-cell table:style-name="TL_20_Data" table:number-columns-repeated="4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395" office:value-type="float">
            <text:p>395</text:p>
          </table:table-cell>
          <table:table-cell ns41:value-type="float" table:style-name="TL_20_Data" office:value="410" office:value-type="float">
            <text:p>410</text:p>
          </table:table-cell>
          <table:table-cell ns41:value-type="float" table:style-name="TL_20_Data" office:value="805" office:value-type="float">
            <text:p>805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0" office:value-type="float">
            <text:p>4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hol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Herv. Diaconie Arm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0" office:value-type="float">
            <text:p>4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hol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84" office:value-type="float">
            <text:p>8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1:value-type="float" table:style-name="TL_20_Data" office:value="198" office:value-type="float">
            <text:p>198</text:p>
          </table:table-cell>
          <table:table-cell ns41:value-type="float" table:style-name="TL_20_Data" office:value="208" office:value-type="float">
            <text:p>208</text:p>
          </table:table-cell>
          <table:table-cell ns41:value-type="float" table:style-name="TL_20_Data" office:value="406" office:value-type="float">
            <text:p>406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0" office:value-type="float">
            <text:p>4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hol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0" office:value-type="float">
            <text:p>4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hol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0" office:value-type="float">
            <text:p>4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hol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3" office:value-type="float">
            <text:p>12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1:value-type="float" table:style-name="TL_20_Data" office:value="362" office:value-type="float">
            <text:p>362</text:p>
          </table:table-cell>
          <table:table-cell ns41:value-type="float" table:style-name="TL_20_Data" office:value="366" office:value-type="float">
            <text:p>366</text:p>
          </table:table-cell>
          <table:table-cell ns41:value-type="float" table:style-name="TL_20_Data" office:value="728" office:value-type="float">
            <text:p>728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0" office:value-type="float">
            <text:p>4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hol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4" office:value-type="float">
            <text:p>9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1:value-type="float" table:style-name="TL_20_Data" office:value="246" office:value-type="float">
            <text:p>246</text:p>
          </table:table-cell>
          <table:table-cell ns41:value-type="float" table:style-name="TL_20_Data" office:value="255" office:value-type="float">
            <text:p>255</text:p>
          </table:table-cell>
          <table:table-cell ns41:value-type="float" table:style-name="TL_20_Data" office:value="501" office:value-type="float">
            <text:p>50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0" office:value-type="float">
            <text:p>4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hol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445" office:value-type="float">
            <text:p>445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215" office:value-type="float">
            <text:p>1215</text:p>
          </table:table-cell>
          <table:table-cell ns41:value-type="float" table:style-name="TL_20_Data" office:value="1249" office:value-type="float">
            <text:p>1249</text:p>
          </table:table-cell>
          <table:table-cell ns41:value-type="float" table:style-name="TL_20_Data" office:value="2464" office:value-type="float">
            <text:p>2464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ce41" office:value="40" office:value-type="float">
            <text:p>4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0" office:value-type="float">
            <text:p>4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hol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5" office:value-type="float">
            <text:p>4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134" office:value-type="float">
            <text:p>134</text:p>
          </table:table-cell>
          <table:table-cell ns41:value-type="float" table:style-name="TL_20_Data" office:value="264" office:value-type="float">
            <text:p>264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0" office:value-type="float">
            <text:p>4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hol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5" office:value-type="float">
            <text:p>5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79" office:value-type="float">
            <text:p>179</text:p>
          </table:table-cell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348" office:value-type="float">
            <text:p>348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0" office:value-type="float">
            <text:p>4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hol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00" office:value-type="float">
            <text:p>100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309" office:value-type="float">
            <text:p>309</text:p>
          </table:table-cell>
          <table:table-cell ns41:value-type="float" table:style-name="TL_20_Data" office:value="303" office:value-type="float">
            <text:p>303</text:p>
          </table:table-cell>
          <table:table-cell ns41:value-type="float" table:style-name="TL_20_Data" office:value="612" office:value-type="float">
            <text:p>612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0" office:value-type="float">
            <text:p>4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hol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45" office:value-type="float">
            <text:p>545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524" office:value-type="float">
            <text:p>1524</text:p>
          </table:table-cell>
          <table:table-cell ns41:value-type="float" table:style-name="TL_20_Data" office:value="1552" office:value-type="float">
            <text:p>1552</text:p>
          </table:table-cell>
          <table:table-cell ns41:value-type="float" table:style-name="TL_20_Data" office:value="3076" office:value-type="float">
            <text:p>3076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ce41" office:value="54" office:value-type="float">
            <text:p>5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0" office:value-type="float">
            <text:p>4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er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Het God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0" office:value-type="float">
            <text:p>4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er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3" office:value-type="float">
            <text:p>133</text:p>
          </table:table-cell>
          <table:table-cell ns41:value-type="float" office:value="3" table:style-name="TL_20_Data" table:number-columns-repeated="2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61" office:value-type="float">
            <text:p>61</text:p>
          </table:table-cell>
          <table:table-cell table:style-name="TL_20_Data" table:number-columns-repeated="2"/>
          <table:table-cell ns41:value-type="float" table:style-name="TL_20_Data" office:value="278" office:value-type="float">
            <text:p>278</text:p>
          </table:table-cell>
          <table:table-cell ns41:value-type="float" table:style-name="TL_20_Data" office:value="297" office:value-type="float">
            <text:p>297</text:p>
          </table:table-cell>
          <table:table-cell ns41:value-type="float" table:style-name="TL_20_Data" office:value="575" office:value-type="float">
            <text:p>575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0" office:value-type="float">
            <text:p>4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er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34" office:value-type="float">
            <text:p>134</text:p>
          </table:table-cell>
          <table:table-cell ns41:value-type="float" office:value="3" table:style-name="TL_20_Data" table:number-columns-repeated="2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61" office:value-type="float">
            <text:p>61</text:p>
          </table:table-cell>
          <table:table-cell table:style-name="TL_20_Data" table:number-columns-repeated="2"/>
          <table:table-cell ns41:value-type="float" table:style-name="TL_20_Data" office:value="281" office:value-type="float">
            <text:p>281</text:p>
          </table:table-cell>
          <table:table-cell ns41:value-type="float" table:style-name="TL_20_Data" office:value="304" office:value-type="float">
            <text:p>304</text:p>
          </table:table-cell>
          <table:table-cell ns41:value-type="float" table:style-name="TL_20_Data" office:value="585" office:value-type="float">
            <text:p>585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0" office:value-type="float">
            <text:p>4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er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Zandijk-Binn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4" office:value-type="float">
            <text:p>54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0" office:value-type="float">
            <text:p>4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er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Zandijk-Buit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82" office:value-type="float">
            <text:p>82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0" office:value-type="float">
            <text:p>4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er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0" office:value-type="float">
            <text:p>70</text:p>
          </table:table-cell>
          <table:table-cell table:style-name="TL_20_Data" table:number-columns-repeated="4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289" office:value-type="float">
            <text:p>289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0" office:value-type="float">
            <text:p>4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er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04" office:value-type="float">
            <text:p>204</text:p>
          </table:table-cell>
          <table:table-cell ns41:value-type="float" office:value="3" table:style-name="TL_20_Data" table:number-columns-repeated="2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71" office:value-type="float">
            <text:p>71</text:p>
          </table:table-cell>
          <table:table-cell table:style-name="TL_20_Data" table:number-columns-repeated="2"/>
          <table:table-cell ns41:value-type="float" table:style-name="TL_20_Data" office:value="425" office:value-type="float">
            <text:p>425</text:p>
          </table:table-cell>
          <table:table-cell ns41:value-type="float" table:style-name="TL_20_Data" office:value="449" office:value-type="float">
            <text:p>449</text:p>
          </table:table-cell>
          <table:table-cell ns41:value-type="float" table:style-name="TL_20_Data" office:value="874" office:value-type="float">
            <text:p>874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0" office:value-type="float">
            <text:p>4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2" office:value-type="float">
            <text:p>72</text:p>
          </table:table-cell>
          <table:table-cell table:style-name="TL_20_Data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387" office:value-type="float">
            <text:p>387</text:p>
          </table:table-cell>
          <table:table-cell ns41:value-type="float" table:style-name="TL_20_Data" office:value="392" office:value-type="float">
            <text:p>392</text:p>
          </table:table-cell>
          <table:table-cell ns41:value-type="float" table:style-name="TL_20_Data" office:value="779" office:value-type="float">
            <text:p>779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0" office:value-type="float">
            <text:p>4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Militaire gebouwen</text:p>
          </table:table-cell>
          <table:table-cell table:style-name="ce23"/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0" office:value-type="float">
            <text:p>4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00" office:value-type="float">
            <text:p>100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8" office:value-type="float">
            <text:p>28</text:p>
          </table:table-cell>
          <table:table-cell table:style-name="TL_20_Data" table:number-columns-repeated="2"/>
          <table:table-cell ns41:value-type="float" table:style-name="TL_20_Data" office:value="424" office:value-type="float">
            <text:p>424</text:p>
          </table:table-cell>
          <table:table-cell ns41:value-type="float" table:style-name="TL_20_Data" office:value="421" office:value-type="float">
            <text:p>421</text:p>
          </table:table-cell>
          <table:table-cell ns41:value-type="float" table:style-name="TL_20_Data" office:value="845" office:value-type="float">
            <text:p>845</text:p>
          </table:table-cell>
          <table:table-cell ns41:value-type="float" table:style-name="TL_20_Data" office:value="6" office:value-type="float">
            <text:p>6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0" office:value-type="float">
            <text:p>4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Militair gebouw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0" office:value-type="float">
            <text:p>4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Alg. Depot Disciplin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68" office:value-type="float">
            <text:p>68</text:p>
          </table:table-cell>
          <table:table-cell table:style-name="TL_20_Data"/>
          <table:table-cell ns41:value-type="float" table:style-name="TL_20_Data" office:value="68" office:value-type="float">
            <text:p>68</text:p>
          </table:table-cell>
          <table:table-cell ns41:value-type="float" table:style-name="TL_20_Data" office:value="10" office:value-type="float">
            <text:p>10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0" office:value-type="float">
            <text:p>4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R.K. 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22" table:style-name="TL_20_Data" table:number-columns-repeated="2" office:value-type="float">
            <text:p>2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0" office:value-type="float">
            <text:p>4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urger Wee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36" office:value-type="float">
            <text:p>3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0" office:value-type="float">
            <text:p>4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4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354" office:value-type="float">
            <text:p>354</text:p>
          </table:table-cell>
          <table:table-cell ns41:value-type="float" table:style-name="TL_20_Data" office:value="372" office:value-type="float">
            <text:p>372</text:p>
          </table:table-cell>
          <table:table-cell ns41:value-type="float" table:style-name="TL_20_Data" office:value="726" office:value-type="float">
            <text:p>726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0" office:value-type="float">
            <text:p>4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ast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0" office:value-type="float">
            <text:p>4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Militair gebouw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0" office:value-type="float">
            <text:p>4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34" office:value-type="float">
            <text:p>13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555" office:value-type="float">
            <text:p>555</text:p>
          </table:table-cell>
          <table:table-cell ns41:value-type="float" table:style-name="TL_20_Data" office:value="597" office:value-type="float">
            <text:p>597</text:p>
          </table:table-cell>
          <table:table-cell ns41:value-type="float" table:style-name="TL_20_Data" office:value="1152" office:value-type="float">
            <text:p>115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0" office:value-type="float">
            <text:p>4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9" office:value-type="float">
            <text:p>14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678" office:value-type="float">
            <text:p>678</text:p>
          </table:table-cell>
          <table:table-cell ns41:value-type="float" table:style-name="TL_20_Data" office:value="701" office:value-type="float">
            <text:p>701</text:p>
          </table:table-cell>
          <table:table-cell ns41:value-type="float" table:style-name="TL_20_Data" office:value="1379" office:value-type="float">
            <text:p>1379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0" office:value-type="float">
            <text:p>4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0" office:value-type="float">
            <text:p>150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1:value-type="float" table:style-name="TL_20_Data" office:value="633" office:value-type="float">
            <text:p>633</text:p>
          </table:table-cell>
          <table:table-cell ns41:value-type="float" table:style-name="TL_20_Data" office:value="654" office:value-type="float">
            <text:p>654</text:p>
          </table:table-cell>
          <table:table-cell ns41:value-type="float" table:style-name="TL_20_Data" office:value="1287" office:value-type="float">
            <text:p>1287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0" office:value-type="float">
            <text:p>4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Militair gebouw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8" table:style-name="TL_20_Data" table:number-columns-repeated="2" office:value-type="float">
            <text:p>8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0" office:value-type="float">
            <text:p>4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G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93" office:value-type="float">
            <text:p>9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1:value-type="float" table:style-name="TL_20_Data" office:value="327" office:value-type="float">
            <text:p>327</text:p>
          </table:table-cell>
          <table:table-cell ns41:value-type="float" table:style-name="TL_20_Data" office:value="391" office:value-type="float">
            <text:p>391</text:p>
          </table:table-cell>
          <table:table-cell ns41:value-type="float" table:style-name="TL_20_Data" office:value="718" office:value-type="float">
            <text:p>71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1" office:value-type="float">
            <text:p>4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H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4" office:value-type="float">
            <text:p>194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float" table:style-name="TL_20_Data" office:value="723" office:value-type="float">
            <text:p>723</text:p>
          </table:table-cell>
          <table:table-cell ns41:value-type="float" table:style-name="TL_20_Data" office:value="832" office:value-type="float">
            <text:p>832</text:p>
          </table:table-cell>
          <table:table-cell ns41:value-type="float" table:style-name="TL_20_Data" office:value="1555" office:value-type="float">
            <text:p>1555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1" office:value-type="float">
            <text:p>4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H.M. Kanonneerboot "Bulgia"</text:p>
          </table:table-cell>
          <table:table-cell table:style-name="ce23"/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35" office:value-type="float">
            <text:p>35</text:p>
          </table:table-cell>
          <table:table-cell table:style-name="TL_20_Data"/>
          <table:table-cell ns41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1" office:value-type="float">
            <text:p>4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2" office:value-type="float">
            <text:p>13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1:value-type="float" table:style-name="TL_20_Data" office:value="474" office:value-type="float">
            <text:p>474</text:p>
          </table:table-cell>
          <table:table-cell ns41:value-type="float" table:style-name="TL_20_Data" office:value="536" office:value-type="float">
            <text:p>536</text:p>
          </table:table-cell>
          <table:table-cell ns41:value-type="float" table:style-name="TL_20_Data" office:value="1010" office:value-type="float">
            <text:p>1010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1" office:value-type="float">
            <text:p>4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K</text:p>
          </table:table-cell>
          <table:table-cell ns41:value-type="string" office:value-type="string">
            <text:p>Militair Hospitaal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8" office:value-type="float">
            <text:p>8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1" office:value-type="float">
            <text:p>4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K</text:p>
          </table:table-cell>
          <table:table-cell ns41:value-type="string" office:value-type="string">
            <text:p>Kazerne Willem III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62" office:value-type="float">
            <text:p>62</text:p>
          </table:table-cell>
          <table:table-cell table:style-name="TL_20_Data"/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48" office:value-type="float">
            <text:p>48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1" office:value-type="float">
            <text:p>4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K</text:p>
          </table:table-cell>
          <table:table-cell ns41:value-type="string" office:value-type="string">
            <text:p>Militaire gebouwen</text:p>
          </table:table-cell>
          <table:table-cell table:style-name="ce23"/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1" office:value-type="float">
            <text:p>4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K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46" office:value-type="float">
            <text:p>246</text:p>
          </table:table-cell>
          <table:table-cell table:style-name="TL_20_Data" table:number-columns-repeated="4"/>
          <table:table-cell ns41:value-type="float" table:style-name="TL_20_Data" office:value="36" office:value-type="float">
            <text:p>36</text:p>
          </table:table-cell>
          <table:table-cell table:style-name="TL_20_Data" table:number-columns-repeated="2"/>
          <table:table-cell ns41:value-type="float" table:style-name="TL_20_Data" office:value="1063" office:value-type="float">
            <text:p>1063</text:p>
          </table:table-cell>
          <table:table-cell ns41:value-type="float" table:style-name="TL_20_Data" office:value="1094" office:value-type="float">
            <text:p>1094</text:p>
          </table:table-cell>
          <table:table-cell ns41:value-type="float" table:style-name="TL_20_Data" office:value="2157" office:value-type="float">
            <text:p>2157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1" office:value-type="float">
            <text:p>4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Militaire gebouwen</text:p>
          </table:table-cell>
          <table:table-cell table:style-name="ce23"/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office:value="11" table:style-name="TL_20_Data" table:number-columns-repeated="2" office:value-type="float">
            <text:p>11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1" office:value-type="float">
            <text:p>4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R.K. Wee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1" office:value-type="float">
            <text:p>4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L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22" office:value-type="float">
            <text:p>122</text:p>
          </table:table-cell>
          <table:table-cell table:style-name="TL_20_Data" table:number-columns-repeated="4"/>
          <table:table-cell ns41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1:value-type="float" table:style-name="TL_20_Data" office:value="428" office:value-type="float">
            <text:p>428</text:p>
          </table:table-cell>
          <table:table-cell ns41:value-type="float" table:style-name="TL_20_Data" office:value="498" office:value-type="float">
            <text:p>498</text:p>
          </table:table-cell>
          <table:table-cell ns41:value-type="float" table:style-name="TL_20_Data" office:value="926" office:value-type="float">
            <text:p>926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1" office:value-type="float">
            <text:p>4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L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1" office:value-type="float">
            <text:p>4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M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9" office:value-type="float">
            <text:p>139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479" office:value-type="float">
            <text:p>479</text:p>
          </table:table-cell>
          <table:table-cell ns41:value-type="float" table:style-name="TL_20_Data" office:value="484" office:value-type="float">
            <text:p>484</text:p>
          </table:table-cell>
          <table:table-cell ns41:value-type="float" table:style-name="TL_20_Data" office:value="963" office:value-type="float">
            <text:p>96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1" office:value-type="float">
            <text:p>4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M.M</text:p>
          </table:table-cell>
          <table:table-cell ns41:value-type="string" office:value-type="string">
            <text:p>Militair gebouw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1" office:value-type="float">
            <text:p>4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M.M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65" office:value-type="float">
            <text:p>16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581" office:value-type="float">
            <text:p>581</text:p>
          </table:table-cell>
          <table:table-cell ns41:value-type="float" table:style-name="TL_20_Data" office:value="562" office:value-type="float">
            <text:p>562</text:p>
          </table:table-cell>
          <table:table-cell ns41:value-type="float" table:style-name="TL_20_Data" office:value="1143" office:value-type="float">
            <text:p>1143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1" office:value-type="float">
            <text:p>4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M.M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0" office:value-type="float">
            <text:p>10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1" office:value-type="float">
            <text:p>4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M.M</text:p>
          </table:table-cell>
          <table:table-cell ns41:value-type="string" office:value-type="string">
            <text:p>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1:value-type="float" table:style-name="TL_20_Data" office:value="33" office:value-type="float">
            <text:p>33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1" office:value-type="float">
            <text:p>4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N</text:p>
          </table:table-cell>
          <table:table-cell ns41:value-type="string" office:value-type="string">
            <text:p>Militaire woningen</text:p>
          </table:table-cell>
          <table:table-cell table:style-name="ce23"/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7"/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44" office:value-type="float">
            <text:p>4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1" office:value-type="float">
            <text:p>4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N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05" office:value-type="float">
            <text:p>205</text:p>
          </table:table-cell>
          <table:table-cell ns41:value-type="float" office:value="17" table:style-name="TL_20_Data" table:number-columns-repeated="2" office:value-type="float">
            <text:p>17</text:p>
          </table:table-cell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705" office:value-type="float">
            <text:p>705</text:p>
          </table:table-cell>
          <table:table-cell ns41:value-type="float" table:style-name="TL_20_Data" office:value="780" office:value-type="float">
            <text:p>780</text:p>
          </table:table-cell>
          <table:table-cell ns41:value-type="float" table:style-name="TL_20_Data" office:value="1485" office:value-type="float">
            <text:p>1485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1" office:value-type="float">
            <text:p>4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007" office:value-type="float">
            <text:p>2007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ns41:value-type="float" table:style-name="TL_20_Data" office:value="252" office:value-type="float">
            <text:p>25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8161" office:value-type="float">
            <text:p>8161</text:p>
          </table:table-cell>
          <table:table-cell ns41:value-type="float" table:style-name="TL_20_Data" office:value="8527" office:value-type="float">
            <text:p>8527</text:p>
          </table:table-cell>
          <table:table-cell ns41:value-type="float" table:style-name="TL_20_Data" office:value="16688" office:value-type="float">
            <text:p>16688</text:p>
          </table:table-cell>
          <table:table-cell ns41:value-type="float" table:style-name="TL_20_Data" office:value="232" office:value-type="float">
            <text:p>232</text:p>
          </table:table-cell>
          <table:table-cell ns41:value-type="float" table:style-name="ce41" office:value="127" office:value-type="float">
            <text:p>1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1" office:value-type="float">
            <text:p>4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O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5" office:value-type="float">
            <text:p>21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694" office:value-type="float">
            <text:p>694</text:p>
          </table:table-cell>
          <table:table-cell ns41:value-type="float" table:style-name="TL_20_Data" office:value="723" office:value-type="float">
            <text:p>723</text:p>
          </table:table-cell>
          <table:table-cell ns41:value-type="float" table:style-name="TL_20_Data" office:value="1417" office:value-type="float">
            <text:p>141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1" office:value-type="float">
            <text:p>4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Z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5" office:value-type="float">
            <text:p>125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407" office:value-type="float">
            <text:p>407</text:p>
          </table:table-cell>
          <table:table-cell ns41:value-type="float" table:style-name="TL_20_Data" office:value="381" office:value-type="float">
            <text:p>381</text:p>
          </table:table-cell>
          <table:table-cell ns41:value-type="float" table:style-name="TL_20_Data" office:value="788" office:value-type="float">
            <text:p>78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1" office:value-type="float">
            <text:p>4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40" office:value-type="float">
            <text:p>340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1:value-type="float" table:style-name="TL_20_Data" office:value="1101" office:value-type="float">
            <text:p>1101</text:p>
          </table:table-cell>
          <table:table-cell ns41:value-type="float" table:style-name="TL_20_Data" office:value="1104" office:value-type="float">
            <text:p>1104</text:p>
          </table:table-cell>
          <table:table-cell ns41:value-type="float" table:style-name="TL_20_Data" office:value="2205" office:value-type="float">
            <text:p>2205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1" office:value-type="float">
            <text:p>4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347" office:value-type="float">
            <text:p>2347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ns41:value-type="float" table:style-name="TL_20_Data" office:value="269" office:value-type="float">
            <text:p>269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9262" office:value-type="float">
            <text:p>9262</text:p>
          </table:table-cell>
          <table:table-cell ns41:value-type="float" table:style-name="TL_20_Data" office:value="9631" office:value-type="float">
            <text:p>9631</text:p>
          </table:table-cell>
          <table:table-cell ns41:value-type="float" table:style-name="TL_20_Data" office:value="18893" office:value-type="float">
            <text:p>18893</text:p>
          </table:table-cell>
          <table:table-cell ns41:value-type="float" table:style-name="TL_20_Data" office:value="245" office:value-type="float">
            <text:p>245</text:p>
          </table:table-cell>
          <table:table-cell ns41:value-type="float" table:style-name="ce41" office:value="141" office:value-type="float">
            <text:p>14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1" office:value-type="float">
            <text:p>4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ouwenpolder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3" office:value-type="float">
            <text:p>93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60" office:value-type="float">
            <text:p>60</text:p>
          </table:table-cell>
          <table:table-cell table:style-name="TL_20_Data" table:number-columns-repeated="2"/>
          <table:table-cell ns41:value-type="float" table:style-name="TL_20_Data" office:value="200" office:value-type="float">
            <text:p>200</text:p>
          </table:table-cell>
          <table:table-cell ns41:value-type="float" table:style-name="TL_20_Data" office:value="167" office:value-type="float">
            <text:p>167</text:p>
          </table:table-cell>
          <table:table-cell ns41:value-type="float" table:style-name="TL_20_Data" office:value="367" office:value-type="float">
            <text:p>36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1" office:value-type="float">
            <text:p>4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ouwenpolder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2" office:value-type="float">
            <text:p>52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1:value-type="float" table:style-name="TL_20_Data" office:value="104" office:value-type="float">
            <text:p>104</text:p>
          </table:table-cell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202" office:value-type="float">
            <text:p>20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1" office:value-type="float">
            <text:p>4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ouwenpolder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45" office:value-type="float">
            <text:p>145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1:value-type="float" table:style-name="TL_20_Data" office:value="94" office:value-type="float">
            <text:p>94</text:p>
          </table:table-cell>
          <table:table-cell table:style-name="TL_20_Data" table:number-columns-repeated="2"/>
          <table:table-cell ns41:value-type="float" table:style-name="TL_20_Data" office:value="304" office:value-type="float">
            <text:p>304</text:p>
          </table:table-cell>
          <table:table-cell ns41:value-type="float" table:style-name="TL_20_Data" office:value="265" office:value-type="float">
            <text:p>265</text:p>
          </table:table-cell>
          <table:table-cell ns41:value-type="float" table:style-name="TL_20_Data" office:value="569" office:value-type="float">
            <text:p>56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1" office:value-type="float">
            <text:p>4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ouwenpold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Zandijk-buit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1" office:value-type="float">
            <text:p>6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3" office:value-type="float">
            <text:p>43</text:p>
          </table:table-cell>
          <table:table-cell table:style-name="TL_20_Data" table:number-columns-repeated="2"/>
          <table:table-cell ns41:value-type="float" table:style-name="TL_20_Data" office:value="148" office:value-type="float">
            <text:p>148</text:p>
          </table:table-cell>
          <table:table-cell ns41:value-type="float" table:style-name="TL_20_Data" office:value="129" office:value-type="float">
            <text:p>129</text:p>
          </table:table-cell>
          <table:table-cell ns41:value-type="float" table:style-name="TL_20_Data" office:value="277" office:value-type="float">
            <text:p>27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1" office:value-type="float">
            <text:p>4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ouwenpold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Schellach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63" office:value-type="float">
            <text:p>63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1" office:value-type="float">
            <text:p>4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ouwenpold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5" office:value-type="float">
            <text:p>7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60" office:value-type="float">
            <text:p>60</text:p>
          </table:table-cell>
          <table:table-cell table:style-name="TL_20_Data" table:number-columns-repeated="2"/>
          <table:table-cell ns41:value-type="float" table:style-name="TL_20_Data" office:value="182" office:value-type="float">
            <text:p>182</text:p>
          </table:table-cell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340" office:value-type="float">
            <text:p>34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1" office:value-type="float">
            <text:p>4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ouwenpolder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20" office:value-type="float">
            <text:p>220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1:value-type="float" table:style-name="TL_20_Data" office:value="154" office:value-type="float">
            <text:p>154</text:p>
          </table:table-cell>
          <table:table-cell table:style-name="TL_20_Data" table:number-columns-repeated="2"/>
          <table:table-cell ns41:value-type="float" table:style-name="TL_20_Data" office:value="486" office:value-type="float">
            <text:p>486</text:p>
          </table:table-cell>
          <table:table-cell ns41:value-type="float" table:style-name="TL_20_Data" office:value="423" office:value-type="float">
            <text:p>423</text:p>
          </table:table-cell>
          <table:table-cell ns41:value-type="float" table:style-name="TL_20_Data" office:value="909" office:value-type="float">
            <text:p>90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1" office:value-type="float">
            <text:p>4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ar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3" office:value-type="float">
            <text:p>103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65" office:value-type="float">
            <text:p>265</text:p>
          </table:table-cell>
          <table:table-cell ns41:value-type="float" table:style-name="TL_20_Data" office:value="254" office:value-type="float">
            <text:p>254</text:p>
          </table:table-cell>
          <table:table-cell ns41:value-type="float" table:style-name="TL_20_Data" office:value="519" office:value-type="float">
            <text:p>519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1" office:value-type="float">
            <text:p>4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ar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03" office:value-type="float">
            <text:p>103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65" office:value-type="float">
            <text:p>265</text:p>
          </table:table-cell>
          <table:table-cell ns41:value-type="float" table:style-name="TL_20_Data" office:value="254" office:value-type="float">
            <text:p>254</text:p>
          </table:table-cell>
          <table:table-cell ns41:value-type="float" table:style-name="TL_20_Data" office:value="519" office:value-type="float">
            <text:p>519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1" office:value-type="float">
            <text:p>4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ar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3" office:value-type="float">
            <text:p>43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42" office:value-type="float">
            <text:p>142</text:p>
          </table:table-cell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270" office:value-type="float">
            <text:p>270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2" office:value-type="float">
            <text:p>4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ar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2" office:value-type="float">
            <text:p>4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ar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43" office:value-type="float">
            <text:p>43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42" office:value-type="float">
            <text:p>142</text:p>
          </table:table-cell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270" office:value-type="float">
            <text:p>270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2" office:value-type="float">
            <text:p>4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ard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46" office:value-type="float">
            <text:p>146</text:p>
          </table:table-cell>
          <table:table-cell table:style-name="TL_20_Data" table:number-columns-repeated="4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407" office:value-type="float">
            <text:p>407</text:p>
          </table:table-cell>
          <table:table-cell ns41:value-type="float" table:style-name="TL_20_Data" office:value="382" office:value-type="float">
            <text:p>382</text:p>
          </table:table-cell>
          <table:table-cell ns41:value-type="float" table:style-name="TL_20_Data" office:value="789" office:value-type="float">
            <text:p>789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2" office:value-type="float">
            <text:p>4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terlandkerkj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0" office:value-type="float">
            <text:p>40</text:p>
          </table:table-cell>
          <table:table-cell table:style-name="TL_20_Data" table:number-columns-repeated="7"/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2" office:value-type="float">
            <text:p>4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terlandkerkj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40" office:value-type="float">
            <text:p>40</text:p>
          </table:table-cell>
          <table:table-cell table:style-name="TL_20_Data" table:number-columns-repeated="7"/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2" office:value-type="float">
            <text:p>4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terlandkerkj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office:value="46" table:style-name="TL_20_Data" table:number-columns-repeated="2" office:value-type="float">
            <text:p>46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2" office:value-type="float">
            <text:p>4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terlandkerkj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2" office:value-type="float">
            <text:p>4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terlandkerkj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" office:value-type="float">
            <text:p>21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119" office:value-type="float">
            <text:p>11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2" office:value-type="float">
            <text:p>4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terlandkerkj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" office:value-type="float">
            <text:p>2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69" office:value-type="float">
            <text:p>69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136" office:value-type="float">
            <text:p>13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2" office:value-type="float">
            <text:p>4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terlandkerkj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9" office:value-type="float">
            <text:p>7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7" office:value-type="float">
            <text:p>27</text:p>
          </table:table-cell>
          <table:table-cell table:style-name="TL_20_Data" table:number-columns-repeated="2"/>
          <table:table-cell ns41:value-type="float" table:style-name="TL_20_Data" office:value="231" office:value-type="float">
            <text:p>231</text:p>
          </table:table-cell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446" office:value-type="float">
            <text:p>44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2" office:value-type="float">
            <text:p>4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terlandkerkj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19" office:value-type="float">
            <text:p>11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7" office:value-type="float">
            <text:p>27</text:p>
          </table:table-cell>
          <table:table-cell table:style-name="TL_20_Data" table:number-columns-repeated="2"/>
          <table:table-cell ns41:value-type="float" table:style-name="TL_20_Data" office:value="317" office:value-type="float">
            <text:p>317</text:p>
          </table:table-cell>
          <table:table-cell ns41:value-type="float" table:style-name="TL_20_Data" office:value="295" office:value-type="float">
            <text:p>295</text:p>
          </table:table-cell>
          <table:table-cell ns41:value-type="float" table:style-name="TL_20_Data" office:value="612" office:value-type="float">
            <text:p>612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2" office:value-type="float">
            <text:p>4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melding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6" office:value-type="float">
            <text:p>10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75" office:value-type="float">
            <text:p>275</text:p>
          </table:table-cell>
          <table:table-cell ns41:value-type="float" table:style-name="TL_20_Data" office:value="283" office:value-type="float">
            <text:p>283</text:p>
          </table:table-cell>
          <table:table-cell ns41:value-type="float" table:style-name="TL_20_Data" office:value="558" office:value-type="float">
            <text:p>558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2" office:value-type="float">
            <text:p>4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melding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06" office:value-type="float">
            <text:p>10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75" office:value-type="float">
            <text:p>275</text:p>
          </table:table-cell>
          <table:table-cell ns41:value-type="float" table:style-name="TL_20_Data" office:value="283" office:value-type="float">
            <text:p>283</text:p>
          </table:table-cell>
          <table:table-cell ns41:value-type="float" table:style-name="TL_20_Data" office:value="558" office:value-type="float">
            <text:p>558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2" office:value-type="float">
            <text:p>4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melding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9" office:value-type="float">
            <text:p>5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55" office:value-type="float">
            <text:p>155</text:p>
          </table:table-cell>
          <table:table-cell ns41:value-type="float" table:style-name="TL_20_Data" office:value="141" office:value-type="float">
            <text:p>141</text:p>
          </table:table-cell>
          <table:table-cell ns41:value-type="float" table:style-name="TL_20_Data" office:value="296" office:value-type="float">
            <text:p>29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2" office:value-type="float">
            <text:p>4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melding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5" office:value-type="float">
            <text:p>19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float" table:style-name="TL_20_Data" office:value="571" office:value-type="float">
            <text:p>571</text:p>
          </table:table-cell>
          <table:table-cell ns41:value-type="float" table:style-name="TL_20_Data" office:value="541" office:value-type="float">
            <text:p>541</text:p>
          </table:table-cell>
          <table:table-cell ns41:value-type="float" table:style-name="TL_20_Data" office:value="1112" office:value-type="float">
            <text:p>1112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2" office:value-type="float">
            <text:p>4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melding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4"/>
          <table:table-cell ns41:value-type="float" table:style-name="TL_20_Data" office:value="58" office:value-type="float">
            <text:p>58</text:p>
          </table:table-cell>
          <table:table-cell ns41:value-type="float" table:style-name="ce41" office:value="31" office:value-type="float">
            <text:p>3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2" office:value-type="float">
            <text:p>4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melding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54" office:value-type="float">
            <text:p>25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/>
          <table:table-cell ns41:value-type="float" table:style-name="TL_20_Data" office:value="726" office:value-type="float">
            <text:p>726</text:p>
          </table:table-cell>
          <table:table-cell ns41:value-type="float" table:style-name="TL_20_Data" office:value="682" office:value-type="float">
            <text:p>682</text:p>
          </table:table-cell>
          <table:table-cell ns41:value-type="float" table:style-name="TL_20_Data" office:value="1408" office:value-type="float">
            <text:p>1408</text:p>
          </table:table-cell>
          <table:table-cell ns41:value-type="float" table:style-name="TL_20_Data" office:value="90" office:value-type="float">
            <text:p>90</text:p>
          </table:table-cell>
          <table:table-cell ns41:value-type="float" table:style-name="ce41" office:value="48" office:value-type="float">
            <text:p>4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2" office:value-type="float">
            <text:p>4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melding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60" office:value-type="float">
            <text:p>360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/>
          <table:table-cell ns41:value-type="float" table:style-name="TL_20_Data" office:value="1001" office:value-type="float">
            <text:p>1001</text:p>
          </table:table-cell>
          <table:table-cell ns41:value-type="float" table:style-name="TL_20_Data" office:value="965" office:value-type="float">
            <text:p>965</text:p>
          </table:table-cell>
          <table:table-cell ns41:value-type="float" table:style-name="TL_20_Data" office:value="1966" office:value-type="float">
            <text:p>1966</text:p>
          </table:table-cell>
          <table:table-cell ns41:value-type="float" table:style-name="TL_20_Data" office:value="96" office:value-type="float">
            <text:p>96</text:p>
          </table:table-cell>
          <table:table-cell ns41:value-type="float" table:style-name="ce41" office:value="51" office:value-type="float">
            <text:p>5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2" office:value-type="float">
            <text:p>4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dorp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9" office:value-type="float">
            <text:p>5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241" office:value-type="float">
            <text:p>24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2" office:value-type="float">
            <text:p>4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dorp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6" office:value-type="float">
            <text:p>4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97" office:value-type="float">
            <text:p>97</text:p>
          </table:table-cell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198" office:value-type="float">
            <text:p>198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2" office:value-type="float">
            <text:p>4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dorp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05" office:value-type="float">
            <text:p>105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12" office:value-type="float">
            <text:p>212</text:p>
          </table:table-cell>
          <table:table-cell ns41:value-type="float" table:style-name="TL_20_Data" office:value="227" office:value-type="float">
            <text:p>227</text:p>
          </table:table-cell>
          <table:table-cell ns41:value-type="float" table:style-name="TL_20_Data" office:value="439" office:value-type="float">
            <text:p>439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2" office:value-type="float">
            <text:p>4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dorp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7" office:value-type="float">
            <text:p>9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222" office:value-type="float">
            <text:p>222</text:p>
          </table:table-cell>
          <table:table-cell ns41:value-type="float" table:style-name="TL_20_Data" office:value="469" office:value-type="float">
            <text:p>46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2" office:value-type="float">
            <text:p>4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dorp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9" office:value-type="float">
            <text:p>119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25" office:value-type="float">
            <text:p>325</text:p>
          </table:table-cell>
          <table:table-cell ns41:value-type="float" table:style-name="TL_20_Data" office:value="296" office:value-type="float">
            <text:p>296</text:p>
          </table:table-cell>
          <table:table-cell ns41:value-type="float" table:style-name="TL_20_Data" office:value="621" office:value-type="float">
            <text:p>621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2" office:value-type="float">
            <text:p>4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dorp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8" office:value-type="float">
            <text:p>4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137" office:value-type="float">
            <text:p>137</text:p>
          </table:table-cell>
          <table:table-cell ns41:value-type="float" table:style-name="TL_20_Data" office:value="288" office:value-type="float">
            <text:p>288</text:p>
          </table:table-cell>
          <table:table-cell ns41:value-type="float" table:style-name="TL_20_Data" office:value="4" office:value-type="float">
            <text:p>4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2" office:value-type="float">
            <text:p>4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dorp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64" office:value-type="float">
            <text:p>264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723" office:value-type="float">
            <text:p>723</text:p>
          </table:table-cell>
          <table:table-cell ns41:value-type="float" table:style-name="TL_20_Data" office:value="655" office:value-type="float">
            <text:p>655</text:p>
          </table:table-cell>
          <table:table-cell ns41:value-type="float" table:style-name="TL_20_Data" office:value="1378" office:value-type="float">
            <text:p>1378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2" office:value-type="float">
            <text:p>4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dorp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69" office:value-type="float">
            <text:p>369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1:value-type="float" table:style-name="TL_20_Data" office:value="935" office:value-type="float">
            <text:p>935</text:p>
          </table:table-cell>
          <table:table-cell ns41:value-type="float" table:style-name="TL_20_Data" office:value="882" office:value-type="float">
            <text:p>882</text:p>
          </table:table-cell>
          <table:table-cell ns41:value-type="float" table:style-name="TL_20_Data" office:value="1817" office:value-type="float">
            <text:p>1817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2" office:value-type="float">
            <text:p>4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kapell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Kazerne Kon. Marechaussee</text:p>
          </table:table-cell>
          <table:table-cell table:style-name="ce23"/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3" office:value-type="float">
            <text:p>4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kapell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iaconie Arm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3" office:value-type="float">
            <text:p>4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kapell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434" office:value-type="float">
            <text:p>43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901" office:value-type="float">
            <text:p>901</text:p>
          </table:table-cell>
          <table:table-cell ns41:value-type="float" table:style-name="TL_20_Data" office:value="812" office:value-type="float">
            <text:p>812</text:p>
          </table:table-cell>
          <table:table-cell ns41:value-type="float" table:style-name="TL_20_Data" office:value="1713" office:value-type="float">
            <text:p>1713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20" office:value-type="float">
            <text:p>2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3" office:value-type="float">
            <text:p>4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kape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438" office:value-type="float">
            <text:p>43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914" office:value-type="float">
            <text:p>914</text:p>
          </table:table-cell>
          <table:table-cell ns41:value-type="float" table:style-name="TL_20_Data" office:value="818" office:value-type="float">
            <text:p>818</text:p>
          </table:table-cell>
          <table:table-cell ns41:value-type="float" table:style-name="TL_20_Data" office:value="1732" office:value-type="float">
            <text:p>1732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ce41" office:value="22" office:value-type="float">
            <text:p>2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3" office:value-type="float">
            <text:p>4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kapell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68" office:value-type="float">
            <text:p>68</text:p>
          </table:table-cell>
          <table:table-cell ns41:value-type="float" table:style-name="TL_20_Data" office:value="140" office:value-type="float">
            <text:p>14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3" office:value-type="float">
            <text:p>4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kapell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5" office:value-type="float">
            <text:p>25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68" office:value-type="float">
            <text:p>68</text:p>
          </table:table-cell>
          <table:table-cell ns41:value-type="float" table:style-name="TL_20_Data" office:value="140" office:value-type="float">
            <text:p>14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3" office:value-type="float">
            <text:p>4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kapell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63" office:value-type="float">
            <text:p>46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986" office:value-type="float">
            <text:p>986</text:p>
          </table:table-cell>
          <table:table-cell ns41:value-type="float" table:style-name="TL_20_Data" office:value="886" office:value-type="float">
            <text:p>886</text:p>
          </table:table-cell>
          <table:table-cell ns41:value-type="float" table:style-name="TL_20_Data" office:value="1872" office:value-type="float">
            <text:p>1872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ce41" office:value="22" office:value-type="float">
            <text:p>2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3" office:value-type="float">
            <text:p>4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sseker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(A. B.)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3" office:value-type="float">
            <text:p>203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470" office:value-type="float">
            <text:p>470</text:p>
          </table:table-cell>
          <table:table-cell ns41:value-type="float" table:style-name="TL_20_Data" office:value="524" office:value-type="float">
            <text:p>524</text:p>
          </table:table-cell>
          <table:table-cell ns41:value-type="float" table:style-name="TL_20_Data" office:value="994" office:value-type="float">
            <text:p>994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3" office:value-type="float">
            <text:p>4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sseker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4" office:value-type="float">
            <text:p>5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136" office:value-type="float">
            <text:p>136</text:p>
          </table:table-cell>
          <table:table-cell ns41:value-type="float" table:style-name="TL_20_Data" office:value="274" office:value-type="float">
            <text:p>274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3" office:value-type="float">
            <text:p>4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sseker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5" office:value-type="float">
            <text:p>12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288" office:value-type="float">
            <text:p>288</text:p>
          </table:table-cell>
          <table:table-cell ns41:value-type="float" table:style-name="TL_20_Data" office:value="300" office:value-type="float">
            <text:p>300</text:p>
          </table:table-cell>
          <table:table-cell ns41:value-type="float" table:style-name="TL_20_Data" office:value="588" office:value-type="float">
            <text:p>588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3" office:value-type="float">
            <text:p>4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sseker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O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3" office:value-type="float">
            <text:p>4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sseker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407" office:value-type="float">
            <text:p>407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1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1:value-type="float" table:style-name="TL_20_Data" office:value="948" office:value-type="float">
            <text:p>948</text:p>
          </table:table-cell>
          <table:table-cell ns41:value-type="float" table:style-name="TL_20_Data" office:value="1008" office:value-type="float">
            <text:p>1008</text:p>
          </table:table-cell>
          <table:table-cell ns41:value-type="float" table:style-name="TL_20_Data" office:value="1956" office:value-type="float">
            <text:p>1956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3" office:value-type="float">
            <text:p>4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sse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7" office:value-type="float">
            <text:p>5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55" office:value-type="float">
            <text:p>155</text:p>
          </table:table-cell>
          <table:table-cell ns41:value-type="float" table:style-name="TL_20_Data" office:value="163" office:value-type="float">
            <text:p>163</text:p>
          </table:table-cell>
          <table:table-cell ns41:value-type="float" table:style-name="TL_20_Data" office:value="318" office:value-type="float">
            <text:p>318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3" office:value-type="float">
            <text:p>4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sse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3" office:value-type="float">
            <text:p>4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sse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68" office:value-type="float">
            <text:p>68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3" office:value-type="float">
            <text:p>4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sse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3" office:value-type="float">
            <text:p>4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sse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3" office:value-type="float">
            <text:p>4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sse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0" office:value-type="float">
            <text:p>40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222" office:value-type="float">
            <text:p>222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3" office:value-type="float">
            <text:p>4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sse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G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office:value="68" table:style-name="TL_20_Data" table:number-columns-repeated="2" office:value-type="float">
            <text:p>68</text:p>
          </table:table-cell>
          <table:table-cell ns41:value-type="float" table:style-name="TL_20_Data" office:value="136" office:value-type="float">
            <text:p>13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3" office:value-type="float">
            <text:p>4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sse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H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7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54" office:value-type="float">
            <text:p>54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3" office:value-type="float">
            <text:p>4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sse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J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3" office:value-type="float">
            <text:p>4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sse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K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3" office:value-type="float">
            <text:p>4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sse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L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3" office:value-type="float">
            <text:p>4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sse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N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3" office:value-type="float">
            <text:p>4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sse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O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3" office:value-type="float">
            <text:p>4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sse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P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3" office:value-type="float">
            <text:p>4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sse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03" office:value-type="float">
            <text:p>203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631" office:value-type="float">
            <text:p>631</text:p>
          </table:table-cell>
          <table:table-cell ns41:value-type="float" table:style-name="TL_20_Data" office:value="599" office:value-type="float">
            <text:p>599</text:p>
          </table:table-cell>
          <table:table-cell ns41:value-type="float" table:style-name="TL_20_Data" office:value="1230" office:value-type="float">
            <text:p>1230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3" office:value-type="float">
            <text:p>4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ssekerk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610" office:value-type="float">
            <text:p>610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 table:number-columns-repeated="3"/>
          <table:table-cell ns41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1:value-type="float" table:style-name="TL_20_Data" office:value="1579" office:value-type="float">
            <text:p>1579</text:p>
          </table:table-cell>
          <table:table-cell ns41:value-type="float" table:style-name="TL_20_Data" office:value="1607" office:value-type="float">
            <text:p>1607</text:p>
          </table:table-cell>
          <table:table-cell ns41:value-type="float" table:style-name="TL_20_Data" office:value="3186" office:value-type="float">
            <text:p>3186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3" office:value-type="float">
            <text:p>4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lfaartsd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Oostker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6" office:value-type="float">
            <text:p>22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498" office:value-type="float">
            <text:p>498</text:p>
          </table:table-cell>
          <table:table-cell ns41:value-type="float" table:style-name="TL_20_Data" office:value="509" office:value-type="float">
            <text:p>509</text:p>
          </table:table-cell>
          <table:table-cell ns41:value-type="float" table:style-name="TL_20_Data" office:value="1007" office:value-type="float">
            <text:p>1007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3" office:value-type="float">
            <text:p>4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lfaartsd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Oud-Sabbi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0" office:value-type="float">
            <text:p>110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33" office:value-type="float">
            <text:p>233</text:p>
          </table:table-cell>
          <table:table-cell ns41:value-type="float" table:style-name="TL_20_Data" office:value="241" office:value-type="float">
            <text:p>241</text:p>
          </table:table-cell>
          <table:table-cell ns41:value-type="float" table:style-name="TL_20_Data" office:value="474" office:value-type="float">
            <text:p>474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3" office:value-type="float">
            <text:p>4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lfaartsd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36" office:value-type="float">
            <text:p>336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731" office:value-type="float">
            <text:p>731</text:p>
          </table:table-cell>
          <table:table-cell ns41:value-type="float" table:style-name="TL_20_Data" office:value="750" office:value-type="float">
            <text:p>750</text:p>
          </table:table-cell>
          <table:table-cell ns41:value-type="float" table:style-name="TL_20_Data" office:value="1481" office:value-type="float">
            <text:p>1481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3" office:value-type="float">
            <text:p>4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lfaartsd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Oostker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7" office:value-type="float">
            <text:p>8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22" office:value-type="float">
            <text:p>222</text:p>
          </table:table-cell>
          <table:table-cell ns41:value-type="float" table:style-name="TL_20_Data" office:value="219" office:value-type="float">
            <text:p>219</text:p>
          </table:table-cell>
          <table:table-cell ns41:value-type="float" table:style-name="TL_20_Data" office:value="441" office:value-type="float">
            <text:p>441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4" office:value-type="float">
            <text:p>4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lfaartsd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Oostkerke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2" table:style-name="TL_20_Data" table:number-columns-repeated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4" office:value-type="float">
            <text:p>4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lfaartsd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Oud-Sabbi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" office:value-type="float">
            <text:p>3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88" office:value-type="float">
            <text:p>88</text:p>
          </table:table-cell>
          <table:table-cell ns41:value-type="float" table:style-name="TL_20_Data" office:value="175" office:value-type="float">
            <text:p>175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4" office:value-type="float">
            <text:p>4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lfaartsd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Oud-Sabbing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4" office:value-type="float">
            <text:p>4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lfaartsd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18" office:value-type="float">
            <text:p>11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311" office:value-type="float">
            <text:p>311</text:p>
          </table:table-cell>
          <table:table-cell ns41:value-type="float" table:style-name="TL_20_Data" office:value="309" office:value-type="float">
            <text:p>309</text:p>
          </table:table-cell>
          <table:table-cell ns41:value-type="float" table:style-name="TL_20_Data" office:value="620" office:value-type="float">
            <text:p>620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4" office:value-type="float">
            <text:p>4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lfaartsdijk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54" office:value-type="float">
            <text:p>454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1042" office:value-type="float">
            <text:p>1042</text:p>
          </table:table-cell>
          <table:table-cell ns41:value-type="float" table:style-name="TL_20_Data" office:value="1059" office:value-type="float">
            <text:p>1059</text:p>
          </table:table-cell>
          <table:table-cell ns41:value-type="float" table:style-name="TL_20_Data" office:value="2101" office:value-type="float">
            <text:p>2101</text:p>
          </table:table-cell>
          <table:table-cell ns41:value-type="float" table:style-name="TL_20_Data" office:value="51" office:value-type="float">
            <text:p>51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4" office:value-type="float">
            <text:p>4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Yerse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8" office:value-type="float">
            <text:p>178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1:value-type="float" table:style-name="TL_20_Data" office:value="492" office:value-type="float">
            <text:p>492</text:p>
          </table:table-cell>
          <table:table-cell ns41:value-type="float" table:style-name="TL_20_Data" office:value="495" office:value-type="float">
            <text:p>495</text:p>
          </table:table-cell>
          <table:table-cell ns41:value-type="float" table:style-name="TL_20_Data" office:value="987" office:value-type="float">
            <text:p>987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4" office:value-type="float">
            <text:p>4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Yerse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1" office:value-type="float">
            <text:p>311</text:p>
          </table:table-cell>
          <table:table-cell table:style-name="TL_20_Data" table:number-columns-repeated="4"/>
          <table:table-cell ns41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1:value-type="float" table:style-name="TL_20_Data" office:value="854" office:value-type="float">
            <text:p>854</text:p>
          </table:table-cell>
          <table:table-cell ns41:value-type="float" table:style-name="TL_20_Data" office:value="835" office:value-type="float">
            <text:p>835</text:p>
          </table:table-cell>
          <table:table-cell ns41:value-type="float" table:style-name="TL_20_Data" office:value="1689" office:value-type="float">
            <text:p>1689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4" office:value-type="float">
            <text:p>4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Yerse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1" office:value-type="float">
            <text:p>221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1:value-type="float" table:style-name="TL_20_Data" office:value="595" office:value-type="float">
            <text:p>595</text:p>
          </table:table-cell>
          <table:table-cell ns41:value-type="float" table:style-name="TL_20_Data" office:value="600" office:value-type="float">
            <text:p>600</text:p>
          </table:table-cell>
          <table:table-cell ns41:value-type="float" table:style-name="TL_20_Data" office:value="1195" office:value-type="float">
            <text:p>1195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4" office:value-type="float">
            <text:p>4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Yerse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84" office:value-type="float">
            <text:p>8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4" office:value-type="float">
            <text:p>4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Yerse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" office:value-type="float">
            <text:p>35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114" office:value-type="float">
            <text:p>114</text:p>
          </table:table-cell>
          <table:table-cell ns41:value-type="float" table:style-name="TL_20_Data" office:value="238" office:value-type="float">
            <text:p>23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4" office:value-type="float">
            <text:p>4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Yerse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57" office:value-type="float">
            <text:p>757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09" office:value-type="float">
            <text:p>109</text:p>
          </table:table-cell>
          <table:table-cell table:style-name="TL_20_Data" table:number-columns-repeated="2"/>
          <table:table-cell ns41:value-type="float" table:style-name="TL_20_Data" office:value="2114" office:value-type="float">
            <text:p>2114</text:p>
          </table:table-cell>
          <table:table-cell ns41:value-type="float" table:style-name="TL_20_Data" office:value="2079" office:value-type="float">
            <text:p>2079</text:p>
          </table:table-cell>
          <table:table-cell ns41:value-type="float" table:style-name="TL_20_Data" office:value="4193" office:value-type="float">
            <text:p>4193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ce41" office:value="34" office:value-type="float">
            <text:p>3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4" office:value-type="float">
            <text:p>4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Yerse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4" office:value-type="float">
            <text:p>4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Yerse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office:value="3" table:style-name="TL_20_Data" table:number-columns-repeated="2" office:value-type="float">
            <text:p>3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4" office:value-type="float">
            <text:p>4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Yerse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83" office:value-type="float">
            <text:p>8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4" office:value-type="float">
            <text:p>4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Yerse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4" office:value-type="float">
            <text:p>4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Yerse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2" office:value-type="float">
            <text:p>22</text:p>
          </table:table-cell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140" office:value-type="float">
            <text:p>140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4" office:value-type="float">
            <text:p>4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Yersek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779" office:value-type="float">
            <text:p>779</text:p>
          </table:table-cell>
          <table:table-cell ns41:value-type="float" table:style-name="TL_20_Data" office:value="6" office:value-type="float">
            <text:p>6</text:p>
          </table:table-cell>
          <table:table-cell ns41:value-type="float" office:value="2" table:style-name="TL_20_Data" table:number-columns-repeated="2" office:value-type="float">
            <text:p>2</text:p>
          </table:table-cell>
          <table:table-cell table:style-name="TL_20_Data"/>
          <table:table-cell ns41:value-type="float" table:style-name="TL_20_Data" office:value="118" office:value-type="float">
            <text:p>118</text:p>
          </table:table-cell>
          <table:table-cell table:style-name="TL_20_Data" table:number-columns-repeated="2"/>
          <table:table-cell ns41:value-type="float" table:style-name="TL_20_Data" office:value="2188" office:value-type="float">
            <text:p>2188</text:p>
          </table:table-cell>
          <table:table-cell ns41:value-type="float" table:style-name="TL_20_Data" office:value="2145" office:value-type="float">
            <text:p>2145</text:p>
          </table:table-cell>
          <table:table-cell ns41:value-type="float" table:style-name="TL_20_Data" office:value="4333" office:value-type="float">
            <text:p>4333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ce41" office:value="35" office:value-type="float">
            <text:p>3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4" office:value-type="float">
            <text:p>4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zendij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R. K. Bijz. School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7" table:style-name="TL_20_Data" table:number-columns-repeated="2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4" office:value-type="float">
            <text:p>4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zendij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N. H. Arm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2" table:style-name="TL_20_Data" table:number-columns-repeated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4" office:value-type="float">
            <text:p>4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zendij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R. K. Arm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4" office:value-type="float">
            <text:p>4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zendij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4" office:value-type="float">
            <text:p>4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zendij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304" office:value-type="float">
            <text:p>304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36" office:value-type="float">
            <text:p>36</text:p>
          </table:table-cell>
          <table:table-cell table:style-name="TL_20_Data" table:number-columns-repeated="2"/>
          <table:table-cell ns41:value-type="float" table:style-name="TL_20_Data" office:value="570" office:value-type="float">
            <text:p>570</text:p>
          </table:table-cell>
          <table:table-cell ns41:value-type="float" table:style-name="TL_20_Data" office:value="654" office:value-type="float">
            <text:p>654</text:p>
          </table:table-cell>
          <table:table-cell ns41:value-type="float" table:style-name="TL_20_Data" office:value="1224" office:value-type="float">
            <text:p>1224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4" office:value-type="float">
            <text:p>4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zendij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08" office:value-type="float">
            <text:p>308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36" office:value-type="float">
            <text:p>36</text:p>
          </table:table-cell>
          <table:table-cell table:style-name="TL_20_Data" table:number-columns-repeated="2"/>
          <table:table-cell ns41:value-type="float" table:style-name="TL_20_Data" office:value="578" office:value-type="float">
            <text:p>578</text:p>
          </table:table-cell>
          <table:table-cell ns41:value-type="float" table:style-name="TL_20_Data" office:value="670" office:value-type="float">
            <text:p>670</text:p>
          </table:table-cell>
          <table:table-cell ns41:value-type="float" table:style-name="TL_20_Data" office:value="1248" office:value-type="float">
            <text:p>1248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4" office:value-type="float">
            <text:p>4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zendij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Oranje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5" office:value-type="float">
            <text:p>8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248" office:value-type="float">
            <text:p>248</text:p>
          </table:table-cell>
          <table:table-cell ns41:value-type="float" table:style-name="TL_20_Data" office:value="238" office:value-type="float">
            <text:p>238</text:p>
          </table:table-cell>
          <table:table-cell ns41:value-type="float" table:style-name="TL_20_Data" office:value="486" office:value-type="float">
            <text:p>48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4" office:value-type="float">
            <text:p>4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zendij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Maurits- en Gouden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9" office:value-type="float">
            <text:p>49</text:p>
          </table:table-cell>
          <table:table-cell table:style-name="TL_20_Data" table:number-columns-repeated="7"/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129" office:value-type="float">
            <text:p>129</text:p>
          </table:table-cell>
          <table:table-cell ns41:value-type="float" table:style-name="TL_20_Data" office:value="280" office:value-type="float">
            <text:p>28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4" office:value-type="float">
            <text:p>4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zendij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Maurits- en Gouden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4" office:value-type="float">
            <text:p>4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zendij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geh. Turkeije, Kleine juffrouw- en groote jonkvrouwpolder (benoorden en Ponte)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7" office:value-type="float">
            <text:p>3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07" office:value-type="float">
            <text:p>107</text:p>
          </table:table-cell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205" office:value-type="float">
            <text:p>20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4" office:value-type="float">
            <text:p>4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zendij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Zuiddiepenpolder en Linie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" office:value-type="float">
            <text:p>28</text:p>
          </table:table-cell>
          <table:table-cell table:style-name="TL_20_Data" table:number-columns-repeated="7"/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5" office:value-type="float">
            <text:p>4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zendij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Mollekot-Klarapolder en geh. Maagd van Gen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66" office:value-type="float">
            <text:p>6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5" office:value-type="float">
            <text:p>4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zendij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Groote jonkvrouwpolder bezuiden- en Thibaut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7"/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52" office:value-type="float">
            <text:p>5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5" office:value-type="float">
            <text:p>4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zendij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Gehuchten Stroopuit, Plakkebord en Goedlev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8" office:value-type="float">
            <text:p>4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259" office:value-type="float">
            <text:p>259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5" office:value-type="float">
            <text:p>4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zendij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78" office:value-type="float">
            <text:p>278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1:value-type="float" table:style-name="TL_20_Data" office:value="793" office:value-type="float">
            <text:p>793</text:p>
          </table:table-cell>
          <table:table-cell ns41:value-type="float" table:style-name="TL_20_Data" office:value="734" office:value-type="float">
            <text:p>734</text:p>
          </table:table-cell>
          <table:table-cell ns41:value-type="float" table:style-name="TL_20_Data" office:value="1527" office:value-type="float">
            <text:p>1527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5" office:value-type="float">
            <text:p>4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zendijk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86" office:value-type="float">
            <text:p>586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1:value-type="float" table:style-name="TL_20_Data" office:value="36" office:value-type="float">
            <text:p>36</text:p>
          </table:table-cell>
          <table:table-cell table:style-name="TL_20_Data" table:number-columns-repeated="2"/>
          <table:table-cell ns41:value-type="float" table:style-name="TL_20_Data" office:value="1371" office:value-type="float">
            <text:p>1371</text:p>
          </table:table-cell>
          <table:table-cell ns41:value-type="float" table:style-name="TL_20_Data" office:value="1404" office:value-type="float">
            <text:p>1404</text:p>
          </table:table-cell>
          <table:table-cell ns41:value-type="float" table:style-name="TL_20_Data" office:value="2775" office:value-type="float">
            <text:p>2775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ce41" office:value="24" office:value-type="float">
            <text:p>2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5" office:value-type="float">
            <text:p>4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aamsla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Het 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9" office:value-type="float">
            <text:p>259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1:value-type="float" table:style-name="TL_20_Data" office:value="471" office:value-type="float">
            <text:p>471</text:p>
          </table:table-cell>
          <table:table-cell ns41:value-type="float" table:style-name="TL_20_Data" office:value="511" office:value-type="float">
            <text:p>511</text:p>
          </table:table-cell>
          <table:table-cell ns41:value-type="float" table:style-name="TL_20_Data" office:value="982" office:value-type="float">
            <text:p>982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5" office:value-type="float">
            <text:p>4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aamsla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Zaamslagsche Ve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3" office:value-type="float">
            <text:p>73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173" office:value-type="float">
            <text:p>173</text:p>
          </table:table-cell>
          <table:table-cell ns41:value-type="float" table:style-name="TL_20_Data" office:value="140" office:value-type="float">
            <text:p>140</text:p>
          </table:table-cell>
          <table:table-cell ns41:value-type="float" table:style-name="TL_20_Data" office:value="313" office:value-type="float">
            <text:p>31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5" office:value-type="float">
            <text:p>4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aamsla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Reuzen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8" office:value-type="float">
            <text:p>38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68" office:value-type="float">
            <text:p>68</text:p>
          </table:table-cell>
          <table:table-cell ns41:value-type="float" table:style-name="TL_20_Data" office:value="140" office:value-type="float">
            <text:p>140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5" office:value-type="float">
            <text:p>4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aamsla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Spui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" office:value-type="float">
            <text:p>2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80" office:value-type="float">
            <text:p>80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5" office:value-type="float">
            <text:p>4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aamsla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Othen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9" office:value-type="float">
            <text:p>7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71" office:value-type="float">
            <text:p>171</text:p>
          </table:table-cell>
          <table:table-cell ns41:value-type="float" table:style-name="TL_20_Data" office:value="203" office:value-type="float">
            <text:p>203</text:p>
          </table:table-cell>
          <table:table-cell ns41:value-type="float" table:style-name="TL_20_Data" office:value="374" office:value-type="float">
            <text:p>37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5" office:value-type="float">
            <text:p>4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aamsla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470" office:value-type="float">
            <text:p>470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8" office:value-type="float">
            <text:p>28</text:p>
          </table:table-cell>
          <table:table-cell table:style-name="TL_20_Data" table:number-columns-repeated="2"/>
          <table:table-cell ns41:value-type="float" table:style-name="TL_20_Data" office:value="928" office:value-type="float">
            <text:p>928</text:p>
          </table:table-cell>
          <table:table-cell ns41:value-type="float" table:style-name="TL_20_Data" office:value="961" office:value-type="float">
            <text:p>961</text:p>
          </table:table-cell>
          <table:table-cell ns41:value-type="float" table:style-name="TL_20_Data" office:value="1889" office:value-type="float">
            <text:p>1889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5" office:value-type="float">
            <text:p>4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aamsla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Overig dee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9" office:value-type="float">
            <text:p>59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72" office:value-type="float">
            <text:p>172</text:p>
          </table:table-cell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341" office:value-type="float">
            <text:p>341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5" office:value-type="float">
            <text:p>4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aamsla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e Va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" office:value-type="float">
            <text:p>2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113" office:value-type="float">
            <text:p>11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5" office:value-type="float">
            <text:p>4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aamsla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e Grie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" office:value-type="float">
            <text:p>24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5" office:value-type="float">
            <text:p>4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aamsla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Poonhav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90" office:value-type="float">
            <text:p>9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5" office:value-type="float">
            <text:p>4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aamsla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Overig dee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0" office:value-type="float">
            <text:p>8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211" office:value-type="float">
            <text:p>211</text:p>
          </table:table-cell>
          <table:table-cell ns41:value-type="float" table:style-name="TL_20_Data" office:value="420" office:value-type="float">
            <text:p>420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5" office:value-type="float">
            <text:p>4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aamsla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Overig dee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4" office:value-type="float">
            <text:p>4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257" office:value-type="float">
            <text:p>257</text:p>
          </table:table-cell>
          <table:table-cell ns41:value-type="float" table:style-name="TL_20_Data" office:value="4" office:value-type="float">
            <text:p>4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5" office:value-type="float">
            <text:p>4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aamsla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46" office:value-type="float">
            <text:p>246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669" office:value-type="float">
            <text:p>669</text:p>
          </table:table-cell>
          <table:table-cell ns41:value-type="float" table:style-name="TL_20_Data" office:value="662" office:value-type="float">
            <text:p>662</text:p>
          </table:table-cell>
          <table:table-cell ns41:value-type="float" table:style-name="TL_20_Data" office:value="1331" office:value-type="float">
            <text:p>1331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5" office:value-type="float">
            <text:p>4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aamslag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716" office:value-type="float">
            <text:p>716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6" office:value-type="float">
            <text:p>36</text:p>
          </table:table-cell>
          <table:table-cell table:style-name="TL_20_Data" table:number-columns-repeated="2"/>
          <table:table-cell ns41:value-type="float" table:style-name="TL_20_Data" office:value="1597" office:value-type="float">
            <text:p>1597</text:p>
          </table:table-cell>
          <table:table-cell ns41:value-type="float" table:style-name="TL_20_Data" office:value="1623" office:value-type="float">
            <text:p>1623</text:p>
          </table:table-cell>
          <table:table-cell ns41:value-type="float" table:style-name="TL_20_Data" office:value="3220" office:value-type="float">
            <text:p>3220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ce41" office:value="36" office:value-type="float">
            <text:p>3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5" office:value-type="float">
            <text:p>4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ierikze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Huis van bewaring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4" office:value-type="float">
            <text:p>4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5" office:value-type="float">
            <text:p>4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ierikze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. Cornelia liefde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5" office:value-type="float">
            <text:p>4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ierikze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Herv. diaconie verpleging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5" office:value-type="float">
            <text:p>4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ierikze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51" office:value-type="float">
            <text:p>251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77" office:value-type="float">
            <text:p>77</text:p>
          </table:table-cell>
          <table:table-cell table:style-name="TL_20_Data" table:number-columns-repeated="2"/>
          <table:table-cell ns41:value-type="float" table:style-name="TL_20_Data" office:value="508" office:value-type="float">
            <text:p>508</text:p>
          </table:table-cell>
          <table:table-cell ns41:value-type="float" table:style-name="TL_20_Data" office:value="649" office:value-type="float">
            <text:p>649</text:p>
          </table:table-cell>
          <table:table-cell ns41:value-type="float" table:style-name="TL_20_Data" office:value="1157" office:value-type="float">
            <text:p>1157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24" office:value-type="float">
            <text:p>2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5" office:value-type="float">
            <text:p>4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ierikze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63" office:value-type="float">
            <text:p>363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1:value-type="float" table:style-name="TL_20_Data" office:value="114" office:value-type="float">
            <text:p>114</text:p>
          </table:table-cell>
          <table:table-cell table:style-name="TL_20_Data" table:number-columns-repeated="2"/>
          <table:table-cell ns41:value-type="float" table:style-name="TL_20_Data" office:value="756" office:value-type="float">
            <text:p>756</text:p>
          </table:table-cell>
          <table:table-cell ns41:value-type="float" table:style-name="TL_20_Data" office:value="777" office:value-type="float">
            <text:p>777</text:p>
          </table:table-cell>
          <table:table-cell ns41:value-type="float" table:style-name="TL_20_Data" office:value="1533" office:value-type="float">
            <text:p>1533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5" office:value-type="float">
            <text:p>4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ierikze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urgerwee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5" office:value-type="float">
            <text:p>4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ierikze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501" office:value-type="float">
            <text:p>501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82" office:value-type="float">
            <text:p>82</text:p>
          </table:table-cell>
          <table:table-cell table:style-name="TL_20_Data" table:number-columns-repeated="2"/>
          <table:table-cell ns41:value-type="float" table:style-name="TL_20_Data" office:value="1029" office:value-type="float">
            <text:p>1029</text:p>
          </table:table-cell>
          <table:table-cell ns41:value-type="float" table:style-name="TL_20_Data" office:value="1117" office:value-type="float">
            <text:p>1117</text:p>
          </table:table-cell>
          <table:table-cell ns41:value-type="float" table:style-name="TL_20_Data" office:value="2146" office:value-type="float">
            <text:p>2146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5" office:value-type="float">
            <text:p>4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ierikze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9" office:value-type="float">
            <text:p>359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1:value-type="float" table:style-name="TL_20_Data" office:value="110" office:value-type="float">
            <text:p>110</text:p>
          </table:table-cell>
          <table:table-cell table:style-name="TL_20_Data" table:number-columns-repeated="2"/>
          <table:table-cell ns41:value-type="float" table:style-name="TL_20_Data" office:value="722" office:value-type="float">
            <text:p>722</text:p>
          </table:table-cell>
          <table:table-cell ns41:value-type="float" table:style-name="TL_20_Data" office:value="877" office:value-type="float">
            <text:p>877</text:p>
          </table:table-cell>
          <table:table-cell ns41:value-type="float" table:style-name="TL_20_Data" office:value="1599" office:value-type="float">
            <text:p>1599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5" office:value-type="float">
            <text:p>4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ierikze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478" office:value-type="float">
            <text:p>1478</text:p>
          </table:table-cell>
          <table:table-cell ns41:value-type="float" table:style-name="TL_20_Data" office:value="48" office:value-type="float">
            <text:p>48</text:p>
          </table:table-cell>
          <table:table-cell table:style-name="TL_20_Data" table:number-columns-repeated="3"/>
          <table:table-cell ns41:value-type="float" table:style-name="TL_20_Data" office:value="383" office:value-type="float">
            <text:p>383</text:p>
          </table:table-cell>
          <table:table-cell table:style-name="TL_20_Data" table:number-columns-repeated="2"/>
          <table:table-cell ns41:value-type="float" table:style-name="TL_20_Data" office:value="3061" office:value-type="float">
            <text:p>3061</text:p>
          </table:table-cell>
          <table:table-cell ns41:value-type="float" table:style-name="TL_20_Data" office:value="3465" office:value-type="float">
            <text:p>3465</text:p>
          </table:table-cell>
          <table:table-cell ns41:value-type="float" table:style-name="TL_20_Data" office:value="6526" office:value-type="float">
            <text:p>6526</text:p>
          </table:table-cell>
          <table:table-cell ns41:value-type="float" table:style-name="TL_20_Data" office:value="74" office:value-type="float">
            <text:p>74</text:p>
          </table:table-cell>
          <table:table-cell ns41:value-type="float" table:style-name="ce41" office:value="61" office:value-type="float">
            <text:p>6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5" office:value-type="float">
            <text:p>4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ierikze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63" office:value-type="float">
            <text:p>6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6" office:value-type="float">
            <text:p>4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ierikze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" office:value-type="float">
            <text:p>22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68" office:value-type="float">
            <text:p>68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125" office:value-type="float">
            <text:p>12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6" office:value-type="float">
            <text:p>4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ierikze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office:value="7" table:style-name="TL_20_Data" table:number-columns-repeated="2" office:value-type="float">
            <text:p>7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6" office:value-type="float">
            <text:p>4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ierikze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7"/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6" office:value-type="float">
            <text:p>4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ierikze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4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6" office:value-type="float">
            <text:p>4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ierikze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4"/>
          <table:table-cell ns41:value-type="float" table:style-name="TL_20_Data" office:value="28" office:value-type="float">
            <text:p>28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6" office:value-type="float">
            <text:p>4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ierikze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46" office:value-type="float">
            <text:p>4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156" office:value-type="float">
            <text:p>156</text:p>
          </table:table-cell>
          <table:table-cell ns41:value-type="float" table:style-name="TL_20_Data" office:value="136" office:value-type="float">
            <text:p>136</text:p>
          </table:table-cell>
          <table:table-cell ns41:value-type="float" table:style-name="TL_20_Data" office:value="292" office:value-type="float">
            <text:p>292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6" office:value-type="float">
            <text:p>4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ierikze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524" office:value-type="float">
            <text:p>1524</text:p>
          </table:table-cell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ns41:value-type="float" table:style-name="TL_20_Data" office:value="386" office:value-type="float">
            <text:p>386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3217" office:value-type="float">
            <text:p>3217</text:p>
          </table:table-cell>
          <table:table-cell ns41:value-type="float" table:style-name="TL_20_Data" office:value="3601" office:value-type="float">
            <text:p>3601</text:p>
          </table:table-cell>
          <table:table-cell ns41:value-type="float" table:style-name="TL_20_Data" office:value="6818" office:value-type="float">
            <text:p>6818</text:p>
          </table:table-cell>
          <table:table-cell ns41:value-type="float" table:style-name="TL_20_Data" office:value="106" office:value-type="float">
            <text:p>106</text:p>
          </table:table-cell>
          <table:table-cell ns41:value-type="float" table:style-name="ce41" office:value="79" office:value-type="float">
            <text:p>7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6" office:value-type="float">
            <text:p>4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onnemair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2" office:value-type="float">
            <text:p>7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163" office:value-type="float">
            <text:p>163</text:p>
          </table:table-cell>
          <table:table-cell ns41:value-type="float" table:style-name="TL_20_Data" office:value="175" office:value-type="float">
            <text:p>175</text:p>
          </table:table-cell>
          <table:table-cell ns41:value-type="float" table:style-name="TL_20_Data" office:value="338" office:value-type="float">
            <text:p>338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6" office:value-type="float">
            <text:p>4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onnemair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1" office:value-type="float">
            <text:p>8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90" office:value-type="float">
            <text:p>190</text:p>
          </table:table-cell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366" office:value-type="float">
            <text:p>36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6" office:value-type="float">
            <text:p>4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onnemair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53" office:value-type="float">
            <text:p>15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float" table:style-name="TL_20_Data" office:value="353" office:value-type="float">
            <text:p>353</text:p>
          </table:table-cell>
          <table:table-cell ns41:value-type="float" table:style-name="TL_20_Data" office:value="351" office:value-type="float">
            <text:p>351</text:p>
          </table:table-cell>
          <table:table-cell ns41:value-type="float" table:style-name="TL_20_Data" office:value="704" office:value-type="float">
            <text:p>704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6" office:value-type="float">
            <text:p>4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onnemair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" office:value-type="float">
            <text:p>2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6" office:value-type="float">
            <text:p>4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onnemair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4" office:value-type="float">
            <text:p>44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107" office:value-type="float">
            <text:p>107</text:p>
          </table:table-cell>
          <table:table-cell ns41:value-type="float" table:style-name="TL_20_Data" office:value="231" office:value-type="float">
            <text:p>23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6" office:value-type="float">
            <text:p>4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onnemair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6" office:value-type="float">
            <text:p>4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onnemair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0" office:value-type="float">
            <text:p>70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83" office:value-type="float">
            <text:p>183</text:p>
          </table:table-cell>
          <table:table-cell ns41:value-type="float" table:style-name="TL_20_Data" office:value="171" office:value-type="float">
            <text:p>171</text:p>
          </table:table-cell>
          <table:table-cell ns41:value-type="float" table:style-name="TL_20_Data" office:value="354" office:value-type="float">
            <text:p>354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6" office:value-type="float">
            <text:p>4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onnemair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23" office:value-type="float">
            <text:p>223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536" office:value-type="float">
            <text:p>536</text:p>
          </table:table-cell>
          <table:table-cell ns41:value-type="float" table:style-name="TL_20_Data" office:value="522" office:value-type="float">
            <text:p>522</text:p>
          </table:table-cell>
          <table:table-cell ns41:value-type="float" table:style-name="TL_20_Data" office:value="1058" office:value-type="float">
            <text:p>1058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6" office:value-type="float">
            <text:p>4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outeland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iaconie Arm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6" office:value-type="float">
            <text:p>4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outeland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Burgerlijk Arm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6" office:value-type="float">
            <text:p>4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outeland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10" office:value-type="float">
            <text:p>110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18" office:value-type="float">
            <text:p>218</text:p>
          </table:table-cell>
          <table:table-cell ns41:value-type="float" table:style-name="TL_20_Data" office:value="199" office:value-type="float">
            <text:p>199</text:p>
          </table:table-cell>
          <table:table-cell ns41:value-type="float" table:style-name="TL_20_Data" office:value="417" office:value-type="float">
            <text:p>417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6" office:value-type="float">
            <text:p>4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outelan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12" office:value-type="float">
            <text:p>11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24" office:value-type="float">
            <text:p>224</text:p>
          </table:table-cell>
          <table:table-cell ns41:value-type="float" table:style-name="TL_20_Data" office:value="202" office:value-type="float">
            <text:p>202</text:p>
          </table:table-cell>
          <table:table-cell ns41:value-type="float" table:style-name="TL_20_Data" office:value="426" office:value-type="float">
            <text:p>42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6" office:value-type="float">
            <text:p>4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outeland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6" office:value-type="float">
            <text:p>4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22" office:value-type="float">
            <text:p>122</text:p>
          </table:table-cell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243" office:value-type="float">
            <text:p>243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6" office:value-type="float">
            <text:p>4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outelan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46" office:value-type="float">
            <text:p>4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22" office:value-type="float">
            <text:p>122</text:p>
          </table:table-cell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243" office:value-type="float">
            <text:p>243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6" office:value-type="float">
            <text:p>4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outeland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58" office:value-type="float">
            <text:p>158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346" office:value-type="float">
            <text:p>346</text:p>
          </table:table-cell>
          <table:table-cell ns41:value-type="float" table:style-name="TL_20_Data" office:value="323" office:value-type="float">
            <text:p>323</text:p>
          </table:table-cell>
          <table:table-cell ns41:value-type="float" table:style-name="TL_20_Data" office:value="669" office:value-type="float">
            <text:p>669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6" office:value-type="float">
            <text:p>4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dorp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6" office:value-type="float">
            <text:p>66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152" office:value-type="float">
            <text:p>152</text:p>
          </table:table-cell>
          <table:table-cell ns41:value-type="float" table:style-name="TL_20_Data" office:value="303" office:value-type="float">
            <text:p>30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6" office:value-type="float">
            <text:p>4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dorp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6" office:value-type="float">
            <text:p>66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152" office:value-type="float">
            <text:p>152</text:p>
          </table:table-cell>
          <table:table-cell ns41:value-type="float" table:style-name="TL_20_Data" office:value="303" office:value-type="float">
            <text:p>30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6" office:value-type="float">
            <text:p>4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dorp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1" office:value-type="float">
            <text:p>61</text:p>
          </table:table-cell>
          <table:table-cell table:style-name="TL_20_Data" table:number-columns-repeated="7"/>
          <table:table-cell ns41:value-type="float" table:style-name="TL_20_Data" office:value="172" office:value-type="float">
            <text:p>172</text:p>
          </table:table-cell>
          <table:table-cell ns41:value-type="float" table:style-name="TL_20_Data" office:value="160" office:value-type="float">
            <text:p>160</text:p>
          </table:table-cell>
          <table:table-cell ns41:value-type="float" table:style-name="TL_20_Data" office:value="332" office:value-type="float">
            <text:p>33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7" office:value-type="float">
            <text:p>4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dorp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8" office:value-type="float">
            <text:p>7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88" office:value-type="float">
            <text:p>188</text:p>
          </table:table-cell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379" office:value-type="float">
            <text:p>37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7" office:value-type="float">
            <text:p>4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dorp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39" office:value-type="float">
            <text:p>13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360" office:value-type="float">
            <text:p>360</text:p>
          </table:table-cell>
          <table:table-cell ns41:value-type="float" table:style-name="TL_20_Data" office:value="351" office:value-type="float">
            <text:p>351</text:p>
          </table:table-cell>
          <table:table-cell ns41:value-type="float" table:style-name="TL_20_Data" office:value="711" office:value-type="float">
            <text:p>71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7" office:value-type="float">
            <text:p>4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dorp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05" office:value-type="float">
            <text:p>20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511" office:value-type="float">
            <text:p>511</text:p>
          </table:table-cell>
          <table:table-cell ns41:value-type="float" table:style-name="TL_20_Data" office:value="503" office:value-type="float">
            <text:p>503</text:p>
          </table:table-cell>
          <table:table-cell ns41:value-type="float" table:style-name="TL_20_Data" office:value="1014" office:value-type="float">
            <text:p>101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7" office:value-type="float">
            <text:p>4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zand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Midden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1" office:value-type="float">
            <text:p>121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245" office:value-type="float">
            <text:p>245</text:p>
          </table:table-cell>
          <table:table-cell ns41:value-type="float" table:style-name="TL_20_Data" office:value="461" office:value-type="float">
            <text:p>461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7" office:value-type="float">
            <text:p>4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zan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21" office:value-type="float">
            <text:p>121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245" office:value-type="float">
            <text:p>245</text:p>
          </table:table-cell>
          <table:table-cell ns41:value-type="float" table:style-name="TL_20_Data" office:value="461" office:value-type="float">
            <text:p>461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7" office:value-type="float">
            <text:p>4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zand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Oost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7" office:value-type="float">
            <text:p>6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180" office:value-type="float">
            <text:p>180</text:p>
          </table:table-cell>
          <table:table-cell ns41:value-type="float" table:style-name="TL_20_Data" office:value="185" office:value-type="float">
            <text:p>185</text:p>
          </table:table-cell>
          <table:table-cell ns41:value-type="float" table:style-name="TL_20_Data" office:value="365" office:value-type="float">
            <text:p>365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7" office:value-type="float">
            <text:p>4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zand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West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8" office:value-type="float">
            <text:p>4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272" office:value-type="float">
            <text:p>27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7" office:value-type="float">
            <text:p>4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zan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15" office:value-type="float">
            <text:p>115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1:value-type="float" table:style-name="TL_20_Data" office:value="325" office:value-type="float">
            <text:p>325</text:p>
          </table:table-cell>
          <table:table-cell ns41:value-type="float" table:style-name="TL_20_Data" office:value="312" office:value-type="float">
            <text:p>312</text:p>
          </table:table-cell>
          <table:table-cell ns41:value-type="float" table:style-name="TL_20_Data" office:value="637" office:value-type="float">
            <text:p>63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7" office:value-type="float">
            <text:p>4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zand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36" office:value-type="float">
            <text:p>236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541" office:value-type="float">
            <text:p>541</text:p>
          </table:table-cell>
          <table:table-cell ns41:value-type="float" table:style-name="TL_20_Data" office:value="557" office:value-type="float">
            <text:p>557</text:p>
          </table:table-cell>
          <table:table-cell ns41:value-type="float" table:style-name="TL_20_Data" office:value="1098" office:value-type="float">
            <text:p>1098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7" office:value-type="float">
            <text:p>4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 of minder inwoners</text:p>
          </table:table-cell>
          <table:table-cell ns41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01" office:value-type="float">
            <text:p>201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3"/>
          <table:table-cell ns41:value-type="float" table:style-name="TL_20_Data" office:value="39" office:value-type="float">
            <text:p>39</text:p>
          </table:table-cell>
          <table:table-cell table:style-name="TL_20_Data" table:number-columns-repeated="2"/>
          <table:table-cell ns41:value-type="float" table:style-name="TL_20_Data" office:value="447" office:value-type="float">
            <text:p>447</text:p>
          </table:table-cell>
          <table:table-cell ns41:value-type="float" table:style-name="TL_20_Data" office:value="399" office:value-type="float">
            <text:p>399</text:p>
          </table:table-cell>
          <table:table-cell ns41:value-type="float" table:style-name="TL_20_Data" office:value="846" office:value-type="float">
            <text:p>846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7" office:value-type="float">
            <text:p>4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 of minder inwoners</text:p>
          </table:table-cell>
          <table:table-cell ns41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29" office:value-type="float">
            <text:p>229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27" office:value-type="float">
            <text:p>27</text:p>
          </table:table-cell>
          <table:table-cell table:style-name="TL_20_Data" table:number-columns-repeated="2"/>
          <table:table-cell ns41:value-type="float" table:style-name="TL_20_Data" office:value="656" office:value-type="float">
            <text:p>656</text:p>
          </table:table-cell>
          <table:table-cell ns41:value-type="float" table:style-name="TL_20_Data" office:value="585" office:value-type="float">
            <text:p>585</text:p>
          </table:table-cell>
          <table:table-cell ns41:value-type="float" table:style-name="TL_20_Data" office:value="1241" office:value-type="float">
            <text:p>1241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7" office:value-type="float">
            <text:p>4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 of minder inwoners</text:p>
          </table:table-cell>
          <table:table-cell ns41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11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7" office:value-type="float">
            <text:p>4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 of minder inwoners</text:p>
          </table:table-cell>
          <table:table-cell ns41:value-type="string" table:style-name="TL_20_RowHeader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30" office:value-type="float">
            <text:p>430</text:p>
          </table:table-cell>
          <table:table-cell ns41:value-type="float" table:style-name="TL_20_Data" office:value="28" office:value-type="float">
            <text:p>28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66" office:value-type="float">
            <text:p>66</text:p>
          </table:table-cell>
          <table:table-cell table:style-name="TL_20_Data" table:number-columns-repeated="2"/>
          <table:table-cell ns41:value-type="float" table:style-name="TL_20_Data" office:value="1103" office:value-type="float">
            <text:p>1103</text:p>
          </table:table-cell>
          <table:table-cell ns41:value-type="float" table:style-name="TL_20_Data" office:value="984" office:value-type="float">
            <text:p>984</text:p>
          </table:table-cell>
          <table:table-cell ns41:value-type="float" table:style-name="TL_20_Data" office:value="2087" office:value-type="float">
            <text:p>2087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ce41" office:value="24" office:value-type="float">
            <text:p>2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7" office:value-type="float">
            <text:p>4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1-1000 inwoners</text:p>
          </table:table-cell>
          <table:table-cell ns41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648" office:value-type="float">
            <text:p>2648</text:p>
          </table:table-cell>
          <table:table-cell ns41:value-type="float" table:style-name="TL_20_Data" office:value="95" office:value-type="float">
            <text:p>9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82" office:value-type="float">
            <text:p>382</text:p>
          </table:table-cell>
          <table:table-cell table:style-name="TL_20_Data" table:number-columns-repeated="2"/>
          <table:table-cell ns41:value-type="float" table:style-name="TL_20_Data" office:value="5723" office:value-type="float">
            <text:p>5723</text:p>
          </table:table-cell>
          <table:table-cell ns41:value-type="float" table:style-name="TL_20_Data" office:value="5695" office:value-type="float">
            <text:p>5695</text:p>
          </table:table-cell>
          <table:table-cell ns41:value-type="float" table:style-name="TL_20_Data" office:value="11418" office:value-type="float">
            <text:p>11418</text:p>
          </table:table-cell>
          <table:table-cell ns41:value-type="float" table:style-name="TL_20_Data" office:value="178" office:value-type="float">
            <text:p>178</text:p>
          </table:table-cell>
          <table:table-cell ns41:value-type="float" table:style-name="ce41" office:value="142" office:value-type="float">
            <text:p>14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7" office:value-type="float">
            <text:p>4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1-1000 inwoners</text:p>
          </table:table-cell>
          <table:table-cell ns41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380" office:value-type="float">
            <text:p>2380</text:p>
          </table:table-cell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167" office:value-type="float">
            <text:p>167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float" table:style-name="TL_20_Data" office:value="6326" office:value-type="float">
            <text:p>6326</text:p>
          </table:table-cell>
          <table:table-cell ns41:value-type="float" table:style-name="TL_20_Data" office:value="5983" office:value-type="float">
            <text:p>5983</text:p>
          </table:table-cell>
          <table:table-cell ns41:value-type="float" table:style-name="TL_20_Data" office:value="12309" office:value-type="float">
            <text:p>12309</text:p>
          </table:table-cell>
          <table:table-cell ns41:value-type="float" table:style-name="TL_20_Data" office:value="162" office:value-type="float">
            <text:p>162</text:p>
          </table:table-cell>
          <table:table-cell ns41:value-type="float" table:style-name="ce41" office:value="121" office:value-type="float">
            <text:p>1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7" office:value-type="float">
            <text:p>4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1-1000 inwoners</text:p>
          </table:table-cell>
          <table:table-cell ns41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09" office:value-type="float">
            <text:p>109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90" office:value-type="float">
            <text:p>290</text:p>
          </table:table-cell>
          <table:table-cell ns41:value-type="float" table:style-name="TL_20_Data" office:value="276" office:value-type="float">
            <text:p>276</text:p>
          </table:table-cell>
          <table:table-cell ns41:value-type="float" table:style-name="TL_20_Data" office:value="566" office:value-type="float">
            <text:p>566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7" office:value-type="float">
            <text:p>4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1-1000 inwoners</text:p>
          </table:table-cell>
          <table:table-cell ns41:value-type="string" table:style-name="TL_20_RowHeader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137" office:value-type="float">
            <text:p>5137</text:p>
          </table:table-cell>
          <table:table-cell ns41:value-type="float" table:style-name="TL_20_Data" office:value="178" office:value-type="float">
            <text:p>178</text:p>
          </table:table-cell>
          <table:table-cell ns41:value-type="float" office:value="4" table:style-name="TL_20_Data" table:number-columns-repeated="2" office:value-type="float">
            <text:p>4</text:p>
          </table:table-cell>
          <table:table-cell table:style-name="TL_20_Data"/>
          <table:table-cell ns41:value-type="float" table:style-name="TL_20_Data" office:value="551" office:value-type="float">
            <text:p>551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float" table:style-name="TL_20_Data" office:value="12339" office:value-type="float">
            <text:p>12339</text:p>
          </table:table-cell>
          <table:table-cell ns41:value-type="float" table:style-name="TL_20_Data" office:value="11954" office:value-type="float">
            <text:p>11954</text:p>
          </table:table-cell>
          <table:table-cell ns41:value-type="float" table:style-name="TL_20_Data" office:value="24293" office:value-type="float">
            <text:p>24293</text:p>
          </table:table-cell>
          <table:table-cell ns41:value-type="float" table:style-name="TL_20_Data" office:value="352" office:value-type="float">
            <text:p>352</text:p>
          </table:table-cell>
          <table:table-cell ns41:value-type="float" table:style-name="ce41" office:value="275" office:value-type="float">
            <text:p>27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7" office:value-type="float">
            <text:p>4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1-2000 inwoners</text:p>
          </table:table-cell>
          <table:table-cell ns41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6651" office:value-type="float">
            <text:p>6651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/>
          <table:table-cell ns41:value-type="float" table:style-name="TL_20_Data" office:value="789" office:value-type="float">
            <text:p>789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5209" office:value-type="float">
            <text:p>15209</text:p>
          </table:table-cell>
          <table:table-cell ns41:value-type="float" table:style-name="TL_20_Data" office:value="15218" office:value-type="float">
            <text:p>15218</text:p>
          </table:table-cell>
          <table:table-cell ns41:value-type="float" table:style-name="TL_20_Data" office:value="30427" office:value-type="float">
            <text:p>30427</text:p>
          </table:table-cell>
          <table:table-cell ns41:value-type="float" table:style-name="TL_20_Data" office:value="575" office:value-type="float">
            <text:p>575</text:p>
          </table:table-cell>
          <table:table-cell ns41:value-type="float" table:style-name="ce41" office:value="388" office:value-type="float">
            <text:p>38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7" office:value-type="float">
            <text:p>4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1-2000 inwoners</text:p>
          </table:table-cell>
          <table:table-cell ns41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551" office:value-type="float">
            <text:p>4551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38" office:value-type="float">
            <text:p>38</text:p>
          </table:table-cell>
          <table:table-cell table:style-name="TL_20_Data"/>
          <table:table-cell ns41:value-type="float" table:style-name="TL_20_Data" office:value="352" office:value-type="float">
            <text:p>352</text:p>
          </table:table-cell>
          <table:table-cell ns41:value-type="float" table:style-name="TL_20_Data" office:value="34" office:value-type="float">
            <text:p>34</text:p>
          </table:table-cell>
          <table:table-cell table:style-name="TL_20_Data"/>
          <table:table-cell ns41:value-type="float" table:style-name="TL_20_Data" office:value="12718" office:value-type="float">
            <text:p>12718</text:p>
          </table:table-cell>
          <table:table-cell ns41:value-type="float" table:style-name="TL_20_Data" office:value="11942" office:value-type="float">
            <text:p>11942</text:p>
          </table:table-cell>
          <table:table-cell ns41:value-type="float" table:style-name="TL_20_Data" office:value="24660" office:value-type="float">
            <text:p>24660</text:p>
          </table:table-cell>
          <table:table-cell ns41:value-type="float" table:style-name="TL_20_Data" office:value="415" office:value-type="float">
            <text:p>415</text:p>
          </table:table-cell>
          <table:table-cell ns41:value-type="float" table:style-name="ce41" office:value="292" office:value-type="float">
            <text:p>29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7" office:value-type="float">
            <text:p>4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1-2000 inwoners</text:p>
          </table:table-cell>
          <table:table-cell ns41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11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7" office:value-type="float">
            <text:p>4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1-2000 inwoners</text:p>
          </table:table-cell>
          <table:table-cell ns41:value-type="string" table:style-name="ce12" office:value-type="string">
            <office:annotation draw:style-name="gr1" svg:height="125.26pt" draw:caption-point-y="7.8pt" svg:width="127.42pt" svg:x="263.88pt" draw:caption-point-x="-12.08pt" svg:y="15245.23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7" office:value-type="float">
            <text:p>4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1-2000 inwoners</text:p>
          </table:table-cell>
          <table:table-cell ns41:value-type="string" table:style-name="TL_20_RowHeader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1202" office:value-type="float">
            <text:p>11202</text:p>
          </table:table-cell>
          <table:table-cell ns41:value-type="float" table:style-name="TL_20_Data" office:value="310" office:value-type="float">
            <text:p>310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60" office:value-type="float">
            <text:p>60</text:p>
          </table:table-cell>
          <table:table-cell table:style-name="TL_20_Data"/>
          <table:table-cell ns41:value-type="float" table:style-name="TL_20_Data" office:value="1141" office:value-type="float">
            <text:p>1141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7928" office:value-type="float">
            <text:p>27928</text:p>
          </table:table-cell>
          <table:table-cell ns41:value-type="float" table:style-name="TL_20_Data" office:value="27160" office:value-type="float">
            <text:p>27160</text:p>
          </table:table-cell>
          <table:table-cell ns41:value-type="float" table:style-name="TL_20_Data" office:value="55088" office:value-type="float">
            <text:p>55088</text:p>
          </table:table-cell>
          <table:table-cell ns41:value-type="float" table:style-name="TL_20_Data" office:value="990" office:value-type="float">
            <text:p>990</text:p>
          </table:table-cell>
          <table:table-cell ns41:value-type="float" table:style-name="ce41" office:value="680" office:value-type="float">
            <text:p>68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7" office:value-type="float">
            <text:p>4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1-5000 inwoners</text:p>
          </table:table-cell>
          <table:table-cell ns41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9791" office:value-type="float">
            <text:p>9791</text:p>
          </table:table-cell>
          <table:table-cell ns41:value-type="float" table:style-name="TL_20_Data" office:value="199" office:value-type="float">
            <text:p>199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61" office:value-type="float">
            <text:p>61</text:p>
          </table:table-cell>
          <table:table-cell table:style-name="TL_20_Data"/>
          <table:table-cell ns41:value-type="float" table:style-name="TL_20_Data" office:value="948" office:value-type="float">
            <text:p>948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22790" office:value-type="float">
            <text:p>22790</text:p>
          </table:table-cell>
          <table:table-cell ns41:value-type="float" table:style-name="TL_20_Data" office:value="23935" office:value-type="float">
            <text:p>23935</text:p>
          </table:table-cell>
          <table:table-cell ns41:value-type="float" table:style-name="TL_20_Data" office:value="46725" office:value-type="float">
            <text:p>46725</text:p>
          </table:table-cell>
          <table:table-cell ns41:value-type="float" table:style-name="TL_20_Data" office:value="619" office:value-type="float">
            <text:p>619</text:p>
          </table:table-cell>
          <table:table-cell ns41:value-type="float" table:style-name="ce41" office:value="463" office:value-type="float">
            <text:p>46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8" office:value-type="float">
            <text:p>4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1-5000 inwoners</text:p>
          </table:table-cell>
          <table:table-cell ns41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327" office:value-type="float">
            <text:p>4327</text:p>
          </table:table-cell>
          <table:table-cell ns41:value-type="float" table:style-name="TL_20_Data" office:value="120" office:value-type="float">
            <text:p>120</text:p>
          </table:table-cell>
          <table:table-cell table:style-name="TL_20_Data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14" office:value-type="float">
            <text:p>114</text:p>
          </table:table-cell>
          <table:table-cell ns41:value-type="float" table:style-name="TL_20_Data" office:value="261" office:value-type="float">
            <text:p>261</text:p>
          </table:table-cell>
          <table:table-cell table:style-name="TL_20_Data"/>
          <table:table-cell ns41:value-type="float" table:style-name="TL_20_Data" office:value="11995" office:value-type="float">
            <text:p>11995</text:p>
          </table:table-cell>
          <table:table-cell ns41:value-type="float" table:style-name="TL_20_Data" office:value="11425" office:value-type="float">
            <text:p>11425</text:p>
          </table:table-cell>
          <table:table-cell ns41:value-type="float" table:style-name="TL_20_Data" office:value="23420" office:value-type="float">
            <text:p>23420</text:p>
          </table:table-cell>
          <table:table-cell ns41:value-type="float" table:style-name="TL_20_Data" office:value="1061" office:value-type="float">
            <text:p>1061</text:p>
          </table:table-cell>
          <table:table-cell ns41:value-type="float" table:style-name="ce41" office:value="490" office:value-type="float">
            <text:p>49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8" office:value-type="float">
            <text:p>4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1-5000 inwoners</text:p>
          </table:table-cell>
          <table:table-cell ns41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11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8" office:value-type="float">
            <text:p>4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1-5000 inwoners</text:p>
          </table:table-cell>
          <table:table-cell ns41:value-type="string" table:style-name="ce12" office:value-type="string">
            <office:annotation draw:style-name="gr1" svg:height="125.26pt" draw:caption-point-y="7.8pt" svg:width="127.42pt" svg:x="263.88pt" draw:caption-point-x="-12.08pt" svg:y="15308.9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8" office:value-type="float">
            <text:p>4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1-5000 inwoners</text:p>
          </table:table-cell>
          <table:table-cell ns41:value-type="string" table:style-name="TL_20_RowHeader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4118" office:value-type="float">
            <text:p>14118</text:p>
          </table:table-cell>
          <table:table-cell ns41:value-type="float" table:style-name="TL_20_Data" office:value="319" office:value-type="float">
            <text:p>319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062" office:value-type="float">
            <text:p>1062</text:p>
          </table:table-cell>
          <table:table-cell ns41:value-type="float" table:style-name="TL_20_Data" office:value="265" office:value-type="float">
            <text:p>265</text:p>
          </table:table-cell>
          <table:table-cell table:style-name="TL_20_Data"/>
          <table:table-cell ns41:value-type="float" table:style-name="TL_20_Data" office:value="34786" office:value-type="float">
            <text:p>34786</text:p>
          </table:table-cell>
          <table:table-cell ns41:value-type="float" table:style-name="TL_20_Data" office:value="35361" office:value-type="float">
            <text:p>35361</text:p>
          </table:table-cell>
          <table:table-cell ns41:value-type="float" table:style-name="TL_20_Data" office:value="70147" office:value-type="float">
            <text:p>70147</text:p>
          </table:table-cell>
          <table:table-cell ns41:value-type="float" table:style-name="TL_20_Data" office:value="1680" office:value-type="float">
            <text:p>1680</text:p>
          </table:table-cell>
          <table:table-cell ns41:value-type="float" table:style-name="ce41" office:value="953" office:value-type="float">
            <text:p>95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8" office:value-type="float">
            <text:p>4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1-10000 inwoners</text:p>
          </table:table-cell>
          <table:table-cell ns41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247" office:value-type="float">
            <text:p>4247</text:p>
          </table:table-cell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41" office:value-type="float">
            <text:p>41</text:p>
          </table:table-cell>
          <table:table-cell table:style-name="TL_20_Data"/>
          <table:table-cell ns41:value-type="float" table:style-name="TL_20_Data" office:value="733" office:value-type="float">
            <text:p>733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9490" office:value-type="float">
            <text:p>9490</text:p>
          </table:table-cell>
          <table:table-cell ns41:value-type="float" table:style-name="TL_20_Data" office:value="10677" office:value-type="float">
            <text:p>10677</text:p>
          </table:table-cell>
          <table:table-cell ns41:value-type="float" table:style-name="TL_20_Data" office:value="20167" office:value-type="float">
            <text:p>20167</text:p>
          </table:table-cell>
          <table:table-cell ns41:value-type="float" table:style-name="TL_20_Data" office:value="377" office:value-type="float">
            <text:p>377</text:p>
          </table:table-cell>
          <table:table-cell ns41:value-type="float" table:style-name="ce41" office:value="264" office:value-type="float">
            <text:p>26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8" office:value-type="float">
            <text:p>4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1-10000 inwoners</text:p>
          </table:table-cell>
          <table:table-cell ns41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295" office:value-type="float">
            <text:p>1295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ns41:value-type="float" table:style-name="TL_20_Data" office:value="3369" office:value-type="float">
            <text:p>3369</text:p>
          </table:table-cell>
          <table:table-cell ns41:value-type="float" table:style-name="TL_20_Data" office:value="3413" office:value-type="float">
            <text:p>3413</text:p>
          </table:table-cell>
          <table:table-cell ns41:value-type="float" table:style-name="TL_20_Data" office:value="6782" office:value-type="float">
            <text:p>6782</text:p>
          </table:table-cell>
          <table:table-cell ns41:value-type="float" table:style-name="TL_20_Data" office:value="170" office:value-type="float">
            <text:p>170</text:p>
          </table:table-cell>
          <table:table-cell ns41:value-type="float" table:style-name="ce41" office:value="96" office:value-type="float">
            <text:p>9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8" office:value-type="float">
            <text:p>4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1-10000 inwoners</text:p>
          </table:table-cell>
          <table:table-cell ns41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11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8" office:value-type="float">
            <text:p>4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1-10000 inwoners</text:p>
          </table:table-cell>
          <table:table-cell ns41:value-type="string" table:style-name="ce12" office:value-type="string">
            <office:annotation draw:style-name="gr1" svg:height="125.26pt" draw:caption-point-y="7.8pt" svg:width="127.42pt" svg:x="263.88pt" draw:caption-point-x="-12.08pt" svg:y="15372.7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8" office:value-type="float">
            <text:p>4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1-10000 inwoners</text:p>
          </table:table-cell>
          <table:table-cell ns41:value-type="string" table:style-name="TL_20_RowHeader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542" office:value-type="float">
            <text:p>5542</text:p>
          </table:table-cell>
          <table:table-cell ns41:value-type="float" table:style-name="TL_20_Data" office:value="122" office:value-type="float">
            <text:p>12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57" office:value-type="float">
            <text:p>57</text:p>
          </table:table-cell>
          <table:table-cell table:style-name="TL_20_Data"/>
          <table:table-cell ns41:value-type="float" table:style-name="TL_20_Data" office:value="817" office:value-type="float">
            <text:p>817</text:p>
          </table:table-cell>
          <table:table-cell ns41:value-type="float" table:style-name="TL_20_Data" office:value="23" office:value-type="float">
            <text:p>23</text:p>
          </table:table-cell>
          <table:table-cell table:style-name="TL_20_Data"/>
          <table:table-cell ns41:value-type="float" table:style-name="TL_20_Data" office:value="12860" office:value-type="float">
            <text:p>12860</text:p>
          </table:table-cell>
          <table:table-cell ns41:value-type="float" table:style-name="TL_20_Data" office:value="14090" office:value-type="float">
            <text:p>14090</text:p>
          </table:table-cell>
          <table:table-cell ns41:value-type="float" table:style-name="TL_20_Data" office:value="26950" office:value-type="float">
            <text:p>26950</text:p>
          </table:table-cell>
          <table:table-cell ns41:value-type="float" table:style-name="TL_20_Data" office:value="547" office:value-type="float">
            <text:p>547</text:p>
          </table:table-cell>
          <table:table-cell ns41:value-type="float" table:style-name="ce41" office:value="360" office:value-type="float">
            <text:p>36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8" office:value-type="float">
            <text:p>4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1-20000 inwoners</text:p>
          </table:table-cell>
          <table:table-cell ns41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816" office:value-type="float">
            <text:p>4816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671" office:value-type="float">
            <text:p>671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ns41:value-type="float" table:style-name="TL_20_Data" office:value="15225" office:value-type="float">
            <text:p>15225</text:p>
          </table:table-cell>
          <table:table-cell ns41:value-type="float" table:style-name="TL_20_Data" office:value="17097" office:value-type="float">
            <text:p>17097</text:p>
          </table:table-cell>
          <table:table-cell ns41:value-type="float" table:style-name="TL_20_Data" office:value="32322" office:value-type="float">
            <text:p>32322</text:p>
          </table:table-cell>
          <table:table-cell ns41:value-type="float" table:style-name="TL_20_Data" office:value="597" office:value-type="float">
            <text:p>597</text:p>
          </table:table-cell>
          <table:table-cell ns41:value-type="float" table:style-name="ce41" office:value="386" office:value-type="float">
            <text:p>38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8" office:value-type="float">
            <text:p>4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1-20000 inwoners</text:p>
          </table:table-cell>
          <table:table-cell ns41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987" office:value-type="float">
            <text:p>987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35" office:value-type="float">
            <text:p>35</text:p>
          </table:table-cell>
          <table:table-cell table:style-name="TL_20_Data"/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2680" office:value-type="float">
            <text:p>2680</text:p>
          </table:table-cell>
          <table:table-cell ns41:value-type="float" table:style-name="TL_20_Data" office:value="2717" office:value-type="float">
            <text:p>2717</text:p>
          </table:table-cell>
          <table:table-cell ns41:value-type="float" table:style-name="TL_20_Data" office:value="5397" office:value-type="float">
            <text:p>5397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ce41" office:value="37" office:value-type="float">
            <text:p>3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8" office:value-type="float">
            <text:p>4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1-20000 inwoners</text:p>
          </table:table-cell>
          <table:table-cell ns41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11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8" office:value-type="float">
            <text:p>4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1-20000 inwoners</text:p>
          </table:table-cell>
          <table:table-cell ns41:value-type="string" table:style-name="ce12" office:value-type="string">
            <office:annotation draw:style-name="gr1" svg:height="125.26pt" draw:caption-point-y="7.8pt" svg:width="127.42pt" svg:x="263.88pt" draw:caption-point-x="-12.08pt" svg:y="15436.4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8" office:value-type="float">
            <text:p>4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1-20000 inwoners</text:p>
          </table:table-cell>
          <table:table-cell ns41:value-type="string" table:style-name="TL_20_RowHeader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803" office:value-type="float">
            <text:p>5803</text:p>
          </table:table-cell>
          <table:table-cell ns41:value-type="float" table:style-name="TL_20_Data" office:value="140" office:value-type="float">
            <text:p>140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36" office:value-type="float">
            <text:p>36</text:p>
          </table:table-cell>
          <table:table-cell table:style-name="TL_20_Data"/>
          <table:table-cell ns41:value-type="float" table:style-name="TL_20_Data" office:value="727" office:value-type="float">
            <text:p>727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ns41:value-type="float" table:style-name="TL_20_Data" office:value="17913" office:value-type="float">
            <text:p>17913</text:p>
          </table:table-cell>
          <table:table-cell ns41:value-type="float" table:style-name="TL_20_Data" office:value="19817" office:value-type="float">
            <text:p>19817</text:p>
          </table:table-cell>
          <table:table-cell ns41:value-type="float" table:style-name="TL_20_Data" office:value="37730" office:value-type="float">
            <text:p>37730</text:p>
          </table:table-cell>
          <table:table-cell ns41:value-type="float" table:style-name="TL_20_Data" office:value="638" office:value-type="float">
            <text:p>638</text:p>
          </table:table-cell>
          <table:table-cell ns41:value-type="float" table:style-name="ce41" office:value="423" office:value-type="float">
            <text:p>42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8" office:value-type="float">
            <text:p>4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heele Provincie</text:p>
          </table:table-cell>
          <table:table-cell ns41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8354" office:value-type="float">
            <text:p>28354</text:p>
          </table:table-cell>
          <table:table-cell ns41:value-type="float" table:style-name="TL_20_Data" office:value="718" office:value-type="float">
            <text:p>718</text:p>
          </table:table-cell>
          <table:table-cell ns41:value-type="float" table:style-name="TL_20_Data" office:value="119" office:value-type="float">
            <text:p>119</text:p>
          </table:table-cell>
          <table:table-cell ns41:value-type="float" table:style-name="TL_20_Data" office:value="125" office:value-type="float">
            <text:p>125</text:p>
          </table:table-cell>
          <table:table-cell table:style-name="TL_20_Data"/>
          <table:table-cell ns41:value-type="float" table:style-name="TL_20_Data" office:value="3562" office:value-type="float">
            <text:p>3562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68884" office:value-type="float">
            <text:p>68884</text:p>
          </table:table-cell>
          <table:table-cell ns41:value-type="float" table:style-name="TL_20_Data" office:value="73021" office:value-type="float">
            <text:p>73021</text:p>
          </table:table-cell>
          <table:table-cell ns41:value-type="float" table:style-name="TL_20_Data" office:value="141905" office:value-type="float">
            <text:p>141905</text:p>
          </table:table-cell>
          <table:table-cell ns41:value-type="float" table:style-name="TL_20_Data" office:value="2368" office:value-type="float">
            <text:p>2368</text:p>
          </table:table-cell>
          <table:table-cell ns41:value-type="float" table:style-name="ce41" office:value="1649" office:value-type="float">
            <text:p>164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8" office:value-type="float">
            <text:p>4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heele Provincie</text:p>
          </table:table-cell>
          <table:table-cell ns41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3769" office:value-type="float">
            <text:p>13769</text:p>
          </table:table-cell>
          <table:table-cell ns41:value-type="float" table:style-name="TL_20_Data" office:value="369" office:value-type="float">
            <text:p>369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800" office:value-type="float">
            <text:p>800</text:p>
          </table:table-cell>
          <table:table-cell ns41:value-type="float" table:style-name="TL_20_Data" office:value="323" office:value-type="float">
            <text:p>323</text:p>
          </table:table-cell>
          <table:table-cell table:style-name="TL_20_Data"/>
          <table:table-cell ns41:value-type="float" table:style-name="TL_20_Data" office:value="37744" office:value-type="float">
            <text:p>37744</text:p>
          </table:table-cell>
          <table:table-cell ns41:value-type="float" table:style-name="TL_20_Data" office:value="36065" office:value-type="float">
            <text:p>36065</text:p>
          </table:table-cell>
          <table:table-cell ns41:value-type="float" table:style-name="TL_20_Data" office:value="73809" office:value-type="float">
            <text:p>73809</text:p>
          </table:table-cell>
          <table:table-cell ns41:value-type="float" table:style-name="TL_20_Data" office:value="1870" office:value-type="float">
            <text:p>1870</text:p>
          </table:table-cell>
          <table:table-cell ns41:value-type="float" table:style-name="ce41" office:value="1054" office:value-type="float">
            <text:p>105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8" office:value-type="float">
            <text:p>4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heele Provincie</text:p>
          </table:table-cell>
          <table:table-cell ns41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09" office:value-type="float">
            <text:p>109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90" office:value-type="float">
            <text:p>290</text:p>
          </table:table-cell>
          <table:table-cell ns41:value-type="float" table:style-name="TL_20_Data" office:value="276" office:value-type="float">
            <text:p>276</text:p>
          </table:table-cell>
          <table:table-cell ns41:value-type="float" table:style-name="TL_20_Data" office:value="566" office:value-type="float">
            <text:p>566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8" office:value-type="float">
            <text:p>4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heele Provincie</text:p>
          </table:table-cell>
          <table:table-cell ns41:value-type="string" table:style-name="ce12" office:value-type="string">
            <office:annotation draw:style-name="gr1" svg:height="125.26pt" draw:caption-point-y="7.77pt" svg:width="127.42pt" svg:x="263.88pt" draw:caption-point-x="-12.08pt" svg:y="15500.2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8" office:value-type="float">
            <text:p>4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7</text:p>
          </table:table-cell>
          <table:table-cell table:number-columns-repeated="1000"/>
        </table:table-row>
        <table:table-row table:style-name="ro1">
          <table:table-cell ns41:value-type="string" table:style-name="ce7" office:value-type="string">
            <text:p>Geheele Provincie</text:p>
          </table:table-cell>
          <table:table-cell ns41:value-type="string" table:style-name="ce13" office:value-type="string">
            <text:p>Algemeen totaal</text:p>
          </table:table-cell>
          <table:table-cell table:style-name="ce13"/>
          <table:table-cell table:style-name="ce19"/>
          <table:table-cell table:style-name="ce24"/>
          <table:table-cell/>
          <table:table-cell ns41:value-type="float" table:style-name="ce29" office:value="42232" office:value-type="float">
            <text:p>42232</text:p>
          </table:table-cell>
          <table:table-cell ns41:value-type="float" table:style-name="ce33" office:value="1097" office:value-type="float">
            <text:p>1097</text:p>
          </table:table-cell>
          <table:table-cell ns41:value-type="float" table:style-name="ce33" office:value="155" office:value-type="float">
            <text:p>155</text:p>
          </table:table-cell>
          <table:table-cell ns41:value-type="float" table:style-name="ce33" office:value="237" office:value-type="float">
            <text:p>237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4364" office:value-type="float">
            <text:p>4364</text:p>
          </table:table-cell>
          <table:table-cell ns41:value-type="float" table:style-name="ce33" office:value="376" office:value-type="float">
            <text:p>376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106929" office:value-type="float">
            <text:p>106929</text:p>
          </table:table-cell>
          <table:table-cell ns41:value-type="float" table:style-name="ce33" office:value="109366" office:value-type="float">
            <text:p>109366</text:p>
          </table:table-cell>
          <table:table-cell ns41:value-type="float" table:style-name="ce33" office:value="216295" office:value-type="float">
            <text:p>216295</text:p>
          </table:table-cell>
          <table:table-cell ns41:value-type="float" table:style-name="ce33" office:value="4250" office:value-type="float">
            <text:p>4250</text:p>
          </table:table-cell>
          <table:table-cell ns41:value-type="float" table:style-name="ce42" office:value="2715" office:value-type="float">
            <text:p>2715</text:p>
          </table:table-cell>
          <table:table-cell ns41:value-type="string" table:style-name="ce47" office:value-type="string">
            <text:p>VT_1899</text:p>
          </table:table-cell>
          <table:table-cell ns41:value-type="string" table:style-name="ce51" office:value-type="string">
            <text:p>05_D1</text:p>
          </table:table-cell>
          <table:table-cell ns41:value-type="float" table:style-name="ce51" office:value="48" office:value-type="float">
            <text:p>48</text:p>
          </table:table-cell>
          <table:table-cell ns41:value-type="string" table:style-name="ce51" office:value-type="string">
            <text:p>ZE</text:p>
          </table:table-cell>
          <table:table-cell ns41:value-type="string" table:style-name="ce57" office:value-type="string">
            <text:p>03_0027</text:p>
          </table:table-cell>
          <table:table-cell table:number-columns-repeated="1000"/>
        </table:table-row>
        <table:table-row table:style-name="ro4" table:number-rows-repeated="104736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Lucida Sans Unicode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family-complex="Arial" style:font-name="Arial" fo:font-family="Arial" style:font-name-complex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 style:data-style-name="N2" text:time-value="21:37:19.04527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Zeeland" style:page-layout-name="Mpm3" style:display-name="PageStyle_Zeeland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Yamit</meta:initial-creator>
    <meta:creation-date>2005-10-28T13:37:35</meta:creation-date>
    <dc:date>2015-03-30T21:37:38.248419000</dc:date>
    <meta:editing-duration>PT3M21S</meta:editing-duration>
    <meta:editing-cycles>4</meta:editing-cycles>
    <meta:document-statistic meta:object-count="0" meta:cell-count="18658" meta:table-count="1"/>
    <meta:generator>ODFPY/1.3.5</meta:generator>
  </office:meta>
</office:document-meta>
</file>